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TC Regular" svg:font-family="'Noto Sans CJK TC Regular'" style:font-family-generic="system" style:font-pitch="variable"/>
    <style:font-face style:name="Noto Sans Mono CJK HK" svg:font-family="'Noto Sans Mono CJK HK'" style:font-family-generic="modern" style:font-pitch="fixed"/>
    <style:font-face style:name="OpenSymbol" svg:font-family="OpenSymbol" style:font-charset="x-symbol"/>
  </office:font-face-decls>
  <office:automatic-styles>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11.333cm" style:rel-column-width="43691*"/>
    </style:style>
    <style:style style:name="Table6.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6*"/>
    </style:style>
    <style:style style:name="Table5.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5.667cm" style:rel-column-width="21844*"/>
    </style:style>
    <style:style style:name="Table4.B" style:family="table-column">
      <style:table-column-properties style:column-width="5.667cm" style:rel-column-width="21845*"/>
    </style:style>
    <style:style style:name="Table4.C" style:family="table-column">
      <style:table-column-properties style:column-width="5.667cm" style:rel-column-width="21846*"/>
    </style:style>
    <style:style style:name="Table4.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5.667cm" style:rel-column-width="21844*"/>
    </style:style>
    <style:style style:name="Table7.B" style:family="table-column">
      <style:table-column-properties style:column-width="5.667cm" style:rel-column-width="21845*"/>
    </style:style>
    <style:style style:name="Table7.C" style:family="table-column">
      <style:table-column-properties style:column-width="5.667cm" style:rel-column-width="21846*"/>
    </style:style>
    <style:style style:name="Table7.A1" style:family="table-cell">
      <style:table-cell-properties fo:padding="0cm" fo:border="none" style:writing-mode="page"/>
    </style:style>
    <style:style style:name="Table1" style:family="table">
      <style:table-properties style:width="17.013cm" fo:margin-left="0cm" table:align="left"/>
    </style:style>
    <style:style style:name="Table1.A" style:family="table-column">
      <style:table-column-properties style:column-width="6.509cm"/>
    </style:style>
    <style:style style:name="Table1.B" style:family="table-column">
      <style:table-column-properties style:column-width="4.115cm"/>
    </style:style>
    <style:style style:name="Table1.C" style:family="table-column">
      <style:table-column-properties style:column-width="6.389cm"/>
    </style:style>
    <style:style style:name="Table1.A1" style:family="table-cell">
      <style:table-cell-properties fo:padding="0cm" fo:border="none" style:writing-mode="page"/>
    </style:style>
    <style:style style:name="Table8" style:family="table">
      <style:table-properties style:width="17.013cm" fo:margin-left="0cm" table:align="left"/>
    </style:style>
    <style:style style:name="Table8.A" style:family="table-column">
      <style:table-column-properties style:column-width="6.509cm"/>
    </style:style>
    <style:style style:name="Table8.B" style:family="table-column">
      <style:table-column-properties style:column-width="4.115cm"/>
    </style:style>
    <style:style style:name="Table8.C" style:family="table-column">
      <style:table-column-properties style:column-width="6.389cm"/>
    </style:style>
    <style:style style:name="Table8.A1" style:family="table-cell">
      <style:table-cell-properties fo:padding="0cm" fo:border="none" style:writing-mode="page"/>
    </style:style>
    <style:style style:name="Table9" style:family="table">
      <style:table-properties style:width="17.013cm" fo:margin-left="0cm" table:align="left"/>
    </style:style>
    <style:style style:name="Table9.A" style:family="table-column">
      <style:table-column-properties style:column-width="6.509cm"/>
    </style:style>
    <style:style style:name="Table9.B" style:family="table-column">
      <style:table-column-properties style:column-width="4.115cm"/>
    </style:style>
    <style:style style:name="Table9.C" style:family="table-column">
      <style:table-column-properties style:column-width="6.389cm"/>
    </style:style>
    <style:style style:name="Table9.A1" style:family="table-cell">
      <style:table-cell-properties fo:padding="0cm" fo:border="none" style:writing-mode="page"/>
    </style:style>
    <style:style style:name="Table3" style:family="table">
      <style:table-properties style:width="17.013cm" fo:margin-left="0cm" table:align="left" style:may-break-between-rows="false"/>
    </style:style>
    <style:style style:name="Table3.A" style:family="table-column">
      <style:table-column-properties style:column-width="6.694cm"/>
    </style:style>
    <style:style style:name="Table3.B" style:family="table-column">
      <style:table-column-properties style:column-width="10.319cm"/>
    </style:style>
    <style:style style:name="Table3.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list-style-name=""/>
    <style:style style:name="P7" style:family="paragraph" style:parent-style-name="Heading_20_2">
      <style:paragraph-properties fo:break-before="page"/>
    </style:style>
    <style:style style:name="P8" style:family="paragraph" style:parent-style-name="List_20_1" style:list-style-name="List_20_1"/>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variable-decls>
        <text:variable-decl office:value-type="string" text:name="x.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ject" text:name="tr.project"/>
        <text:user-field-decl office:value-type="string" office:string-value="Schedule" text:name="tr.schedule"/>
        <text:user-field-decl office:value-type="string" office:string-value="Manager" text:name="tr.manager"/>
        <text:user-field-decl office:value-type="string" office:string-value="BCWS" text:name="tr.bcws"/>
        <text:user-field-decl office:value-type="string" office:string-value="BCWP" text:name="tr.bcwp"/>
        <text:user-field-decl office:value-type="string" office:string-value="ACWP" text:name="tr.acwp"/>
        <text:user-field-decl office:value-type="string" office:string-value="SPI" text:name="tr.spi"/>
        <text:user-field-decl office:value-type="string" office:string-value="CPI" text:name="tr.cpi"/>
        <text:user-field-decl office:value-type="string" office:string-value="Name" text:name="project.name"/>
        <text:user-field-decl office:value-type="string" office:string-value="Name" text:name="schedule.name"/>
        <text:user-field-decl office:value-type="string" office:string-value="Manager" text:name="project.manager"/>
        <text:user-field-decl office:value-type="string" office:string-value="BCWS Cost" text:name="project.bcwscost"/>
        <text:user-field-decl office:value-type="string" office:string-value="BCWP Cost" text:name="project.bcwpcost"/>
        <text:user-field-decl office:value-type="string" office:string-value="ACWP Cost" text:name="project.acwpcost"/>
        <text:user-field-decl office:value-type="string" office:string-value="SPI Cost" text:name="project.spicost"/>
        <text:user-field-decl office:value-type="string" office:string-value="CPI Cost" text:name="project.cpicost"/>
        <text:user-field-decl office:value-type="string" office:string-value="BCWS Effort" text:name="project.bcwseffort"/>
        <text:user-field-decl office:value-type="string" office:string-value="BCWP Effort" text:name="project.bcwpeffort"/>
        <text:user-field-decl office:value-type="string" office:string-value="ACWP Effort" text:name="project.acwpeffort"/>
        <text:user-field-decl office:value-type="string" office:string-value="SPI Effort" text:name="project.spieffort"/>
        <text:user-field-decl office:value-type="string" office:string-value="CPI Effort" text:name="project.cpieffort"/>
        <text:user-field-decl office:value-type="string" office:string-value="project; values=bcws effort, bcwp effort, acwp effort;" text:name="chartBudgetEffort"/>
        <text:user-field-decl office:value-type="string" office:string-value="project; values=bcws cost, bcwp cost, acwp cost;" text:name="chartBudgetCost"/>
        <text:user-field-decl office:value-type="string" office:string-value="project; values=spi effort, cpi effort;" text:name="chartPerformanceEffort"/>
        <text:user-field-decl office:value-type="string" office:string-value="project; values=spi cost, cpi cost;" text:name="chartPerformanceCost"/>
        <text:user-field-decl office:value-type="string" office:string-value="projects" text:name="tableProjects"/>
        <text:user-field-decl office:value-type="string" office:string-value="Name" text:name="tableProjects.name"/>
        <text:user-field-decl office:value-type="string" office:string-value="Type" text:name="tableProjects.Type"/>
        <text:user-field-decl office:value-type="string" office:string-value="Priority" text:name="tableProjects.priority"/>
        <text:user-field-decl office:value-type="string" office:string-value="Responsible" text:name="tableProjects.responsible"/>
        <text:user-field-decl office:value-type="string" office:string-value="Allocation" text:name="tableProjects.allocation"/>
        <text:user-field-decl office:value-type="string" office:string-value="Estimate Type" text:name="tableProjects.estimatetype"/>
        <text:user-field-decl office:value-type="string" office:string-value="Calendar" text:name="tableProjects.calendar"/>
        <text:user-field-decl office:value-type="string" office:string-value="Estimate" text:name="tableProjects.estimate"/>
        <text:user-field-decl office:value-type="string" office:string-value="Optimistic" text:name="tableProjects.optimistic"/>
        <text:user-field-decl office:value-type="string" office:string-value="Optimistic (%)" text:name="tableProjects.optimisticratio"/>
        <text:user-field-decl office:value-type="string" office:string-value="Pessimistic" text:name="tableProjects.pessimistic"/>
        <text:user-field-decl office:value-type="string" office:string-value="Pessimistic (%)" text:name="tableProjects.pessimisticratio"/>
        <text:user-field-decl office:value-type="string" office:string-value="Risk" text:name="tableProjects.Risk"/>
        <text:user-field-decl office:value-type="string" office:string-value="Constraint" text:name="tableProjects.constraint"/>
        <text:user-field-decl office:value-type="string" office:string-value="Constraint Start" text:name="tableProjects.constraintstart"/>
        <text:user-field-decl office:value-type="string" office:string-value="Constraint End" text:name="tableProjects.constraintend"/>
        <text:user-field-decl office:value-type="string" office:string-value="Running Account" text:name="tableProjects.runningaccount"/>
        <text:user-field-decl office:value-type="string" office:string-value="Startup Account" text:name="tableProjects.startupaccount"/>
        <text:user-field-decl office:value-type="string" office:string-value="Startup Cost" text:name="tableProjects.startupcost"/>
        <text:user-field-decl office:value-type="string" office:string-value="Shutdown Account" text:name="tableProjects.shutdownaccount"/>
        <text:user-field-decl office:value-type="string" office:string-value="Shutdown Cost" text:name="tableProjects.shutdowncost"/>
        <text:user-field-decl office:value-type="string" office:string-value="Description" text:name="tableProjects.description"/>
        <text:user-field-decl office:value-type="string" office:string-value="Expected" text:name="tableProjects.expected"/>
        <text:user-field-decl office:value-type="string" office:string-value="Variance (Est)" text:name="tableProjects.varianceest"/>
        <text:user-field-decl office:value-type="string" office:string-value="Start Time" text:name="tableProjects.starttime"/>
        <text:user-field-decl office:value-type="string" office:string-value="End Time" text:name="tableProjects.endtime"/>
        <text:user-field-decl office:value-type="string" office:string-value="Early Start" text:name="tableProjects.earlystart"/>
        <text:user-field-decl office:value-type="string" office:string-value="Early Finish" text:name="tableProjects.earlyfinish"/>
        <text:user-field-decl office:value-type="string" office:string-value="Late Start" text:name="tableProjects.latestart"/>
        <text:user-field-decl office:value-type="string" office:string-value="Late Finish" text:name="tableProjects.latefinish"/>
        <text:user-field-decl office:value-type="string" office:string-value="Positive Float" text:name="tableProjects.positivefloat"/>
        <text:user-field-decl office:value-type="string" office:string-value="Free Float" text:name="tableProjects.freefloat"/>
        <text:user-field-decl office:value-type="string" office:string-value="Negative Float" text:name="tableProjects.negativefloat"/>
        <text:user-field-decl office:value-type="string" office:string-value="Start Float" text:name="tableProjects.startfloat"/>
        <text:user-field-decl office:value-type="string" office:string-value="Finish Float" text:name="tableProjects.finishfloat"/>
        <text:user-field-decl office:value-type="string" office:string-value="Assignments" text:name="tableProjects.Assignments"/>
        <text:user-field-decl office:value-type="string" office:string-value="Duration" text:name="tableProjects.duration"/>
        <text:user-field-decl office:value-type="string" office:string-value="Variance (Dur)" text:name="tableProjects.variancedur"/>
        <text:user-field-decl office:value-type="string" office:string-value="Optimistic (Dur)" text:name="tableProjects.optimisticdur"/>
        <text:user-field-decl office:value-type="string" office:string-value="Pessimistic (Dur)" text:name="tableProjects.pessimisticdur"/>
        <text:user-field-decl office:value-type="string" office:string-value="Status" text:name="tableProjects.status"/>
        <text:user-field-decl office:value-type="string" office:string-value="Planned Effort" text:name="tableProjects.plannedeffort"/>
        <text:user-field-decl office:value-type="string" office:string-value="Actual Effort" text:name="tableProjects.actualeffort"/>
        <text:user-field-decl office:value-type="string" office:string-value="Remaining Effort" text:name="tableProjects.remainingeffort"/>
        <text:user-field-decl office:value-type="string" office:string-value="Planned Cost" text:name="tableProjects.plannedcost"/>
        <text:user-field-decl office:value-type="string" office:string-value="Actual Cost" text:name="tableProjects.actualcost"/>
        <text:user-field-decl office:value-type="string" office:string-value="Actual Start" text:name="tableProjects.actualstart"/>
        <text:user-field-decl office:value-type="string" office:string-value="Started" text:name="tableProjects.started"/>
        <text:user-field-decl office:value-type="string" office:string-value="Actual Finish" text:name="tableProjects.actualfinish"/>
        <text:user-field-decl office:value-type="string" office:string-value="Finished" text:name="tableProjects.finished"/>
        <text:user-field-decl office:value-type="string" office:string-value="Status Note" text:name="tableProjects.statusnote"/>
        <text:user-field-decl office:value-type="string" office:string-value="Scheduling Status" text:name="tableProjects.schedulingstatus"/>
        <text:user-field-decl office:value-type="string" office:string-value="Not Scheduled" text:name="tableProjects.notscheduled"/>
        <text:user-field-decl office:value-type="string" office:string-value="Assignment Missing" text:name="tableProjects.assignmentmissing"/>
        <text:user-field-decl office:value-type="string" office:string-value="Resource Overbooked" text:name="tableProjects.resourceoverbooked"/>
        <text:user-field-decl office:value-type="string" office:string-value="Resource Unavailable" text:name="tableProjects.resourceunavailable"/>
        <text:user-field-decl office:value-type="string" office:string-value="Constraints Error" text:name="tableProjects.constraintserror"/>
        <text:user-field-decl office:value-type="string" office:string-value="Effort Not Met" text:name="tableProjects.effortnotmet"/>
        <text:user-field-decl office:value-type="string" office:string-value="Scheduling Error" text:name="tableProjects.schedulingerror"/>
        <text:user-field-decl office:value-type="string" office:string-value="WBS Code" text:name="tableProjects.wbscode"/>
        <text:user-field-decl office:value-type="string" office:string-value="Level" text:name="tableProjects.level"/>
        <text:user-field-decl office:value-type="string" office:string-value="BCWS" text:name="tableProjects.bcws"/>
        <text:user-field-decl office:value-type="string" office:string-value="BCWP" text:name="tableProjects.bcwp"/>
        <text:user-field-decl office:value-type="string" office:string-value="ACWP" text:name="tableProjects.acwp"/>
        <text:user-field-decl office:value-type="string" office:string-value="SPI" text:name="tableProjects.spi"/>
        <text:user-field-decl office:value-type="string" office:string-value="Critical" text:name="tableProjects.critical"/>
        <text:user-field-decl office:value-type="string" office:string-value="Critical Path" text:name="tableProjects.criticalpath"/>
        <text:user-field-decl office:value-type="string" office:string-value="Owner" text:name="tableProjects.owner"/>
        <text:user-field-decl office:value-type="string" office:string-value="Time" text:name="tableProjects.time"/>
        <text:user-field-decl office:value-type="string" office:string-value="schedules" text:name="tableSchedules"/>
        <text:user-field-decl office:value-type="string" office:string-value="State" text:name="schedule.state"/>
        <text:user-field-decl office:value-type="string" office:string-value="Direction" text:name="schedule.direction"/>
        <text:user-field-decl office:value-type="string" office:string-value="Overbooking" text:name="schedule.overbooking"/>
        <text:user-field-decl office:value-type="string" office:string-value="Distribution" text:name="schedule.distribution"/>
        <text:user-field-decl office:value-type="string" office:string-value="Planned Start" text:name="schedule.plannedstart"/>
        <text:user-field-decl office:value-type="string" office:string-value="Planned Finish" text:name="schedule.plannedfinish"/>
        <text:user-field-decl office:value-type="string" office:string-value="Scheduler" text:name="schedule.scheduler"/>
        <text:user-field-decl office:value-type="string" office:string-value="Granularity" text:name="schedule.granularity"/>
        <text:user-field-decl office:value-type="string" office:string-value="Mode" text:name="schedule.mode"/>
        <text:user-field-decl office:value-type="string" office:string-value="tasks" text:name="tableTasks"/>
        <text:user-field-decl office:value-type="string" office:string-value="Name" text:name="tableTasks.name"/>
        <text:user-field-decl office:value-type="string" office:string-value="Type" text:name="tableTasks.Type"/>
        <text:user-field-decl office:value-type="string" office:string-value="Priority" text:name="tableTasks.priority"/>
        <text:user-field-decl office:value-type="string" office:string-value="Responsible" text:name="tableTasks.responsible"/>
        <text:user-field-decl office:value-type="string" office:string-value="Allocation" text:name="tableTasks.allocation"/>
        <text:user-field-decl office:value-type="string" office:string-value="Estimate Type" text:name="tableTasks.estimatetype"/>
        <text:user-field-decl office:value-type="string" office:string-value="Calendar" text:name="tableTasks.calendar"/>
        <text:user-field-decl office:value-type="string" office:string-value="Estimate" text:name="tableTasks.estimate"/>
        <text:user-field-decl office:value-type="string" office:string-value="Optimistic" text:name="tableTasks.optimistic"/>
        <text:user-field-decl office:value-type="string" office:string-value="Optimistic (%)" text:name="tableTasks.optimisticratio"/>
        <text:user-field-decl office:value-type="string" office:string-value="Pessimistic" text:name="tableTasks.pessimistic"/>
        <text:user-field-decl office:value-type="string" office:string-value="Pessimistic (%)" text:name="tableTasks.pessimisticratio"/>
        <text:user-field-decl office:value-type="string" office:string-value="Risk" text:name="tableTasks.risk"/>
        <text:user-field-decl office:value-type="string" office:string-value="Constraint" text:name="tableTasks.constraint"/>
        <text:user-field-decl office:value-type="string" office:string-value="Constraint Start" text:name="tableTasks.constraintstart"/>
        <text:user-field-decl office:value-type="string" office:string-value="Constraint End" text:name="tableTasks.constraintend"/>
        <text:user-field-decl office:value-type="string" office:string-value="Running Account" text:name="tableTasks.runningaccount"/>
        <text:user-field-decl office:value-type="string" office:string-value="Startup Account" text:name="tableTasks.startupaccount"/>
        <text:user-field-decl office:value-type="string" office:string-value="Startup Cost" text:name="tableTasks.startupcost"/>
        <text:user-field-decl office:value-type="string" office:string-value="Shutdown Account" text:name="tableTasks.shutdownaccount"/>
        <text:user-field-decl office:value-type="string" office:string-value="Shutdown Cost" text:name="tableTasks.shutdowncost"/>
        <text:user-field-decl office:value-type="string" office:string-value="Description" text:name="tableTasks.description"/>
        <text:user-field-decl office:value-type="string" office:string-value="Expected" text:name="tableTasks.expected"/>
        <text:user-field-decl office:value-type="string" office:string-value="Variance (Est)" text:name="tableTasks.varianceest"/>
        <text:user-field-decl office:value-type="string" office:string-value="Start Time" text:name="tableTasks.starttime"/>
        <text:user-field-decl office:value-type="string" office:string-value="End Time" text:name="tableTasks.endtime"/>
        <text:user-field-decl office:value-type="string" office:string-value="Early Start" text:name="tableTasks.earlystart"/>
        <text:user-field-decl office:value-type="string" office:string-value="Early Finish" text:name="tableTasks.earlyfinish"/>
        <text:user-field-decl office:value-type="string" office:string-value="Late Start" text:name="tableTasks.latestart"/>
        <text:user-field-decl office:value-type="string" office:string-value="Late Finish" text:name="tableTasks.latefinish"/>
        <text:user-field-decl office:value-type="string" office:string-value="Positive Float" text:name="tableTasks.positivefloat"/>
        <text:user-field-decl office:value-type="string" office:string-value="Free Float" text:name="tableTasks.freefloat"/>
        <text:user-field-decl office:value-type="string" office:string-value="Negative Float" text:name="tableTasks.negativefloat"/>
        <text:user-field-decl office:value-type="string" office:string-value="Start Float" text:name="tableTasks.startfloat"/>
        <text:user-field-decl office:value-type="string" office:string-value="Finish Float" text:name="tableTasks.finishfloat"/>
        <text:user-field-decl office:value-type="string" office:string-value="Assignments" text:name="tableTasks.Assignments"/>
        <text:user-field-decl office:value-type="string" office:string-value="Duration" text:name="tableTasks.duration"/>
        <text:user-field-decl office:value-type="string" office:string-value="Variance (Dur)" text:name="tableTasks.variancedur"/>
        <text:user-field-decl office:value-type="string" office:string-value="Optimistic (Dur)" text:name="tableTasks.optimisticdur"/>
        <text:user-field-decl office:value-type="string" office:string-value="Pessimistic (Dur)" text:name="tableTasks.pessimisticdur"/>
        <text:user-field-decl office:value-type="string" office:string-value="Status" text:name="tableTasks.status"/>
        <text:user-field-decl office:value-type="string" office:string-value="Planned Effort" text:name="tableTasks.plannedeffort"/>
        <text:user-field-decl office:value-type="string" office:string-value="Actual Effort" text:name="tableTasks.actualeffort"/>
        <text:user-field-decl office:value-type="string" office:string-value="Remaining Effort" text:name="tableTasks.remainingeffort"/>
        <text:user-field-decl office:value-type="string" office:string-value="Planned Cost" text:name="tableTasks.plannedcost"/>
        <text:user-field-decl office:value-type="string" office:string-value="Actual Cost" text:name="tableTasks.actualcost"/>
        <text:user-field-decl office:value-type="string" office:string-value="Actual Start" text:name="tableTasks.actualstart"/>
        <text:user-field-decl office:value-type="string" office:string-value="Started" text:name="tableTasks.started"/>
        <text:user-field-decl office:value-type="string" office:string-value="Actual Finish" text:name="tableTasks.actualfinish"/>
        <text:user-field-decl office:value-type="string" office:string-value="Finished" text:name="tableTasks.finished"/>
        <text:user-field-decl office:value-type="string" office:string-value="Status Note" text:name="tableTasks.statusnote"/>
        <text:user-field-decl office:value-type="string" office:string-value="Scheduling Status" text:name="tableTasks.schedulingstatus"/>
        <text:user-field-decl office:value-type="string" office:string-value="Not Scheduled" text:name="tableTasks.notscheduled"/>
        <text:user-field-decl office:value-type="string" office:string-value="Assignment Missing" text:name="tableTasks.assignmentmissing"/>
        <text:user-field-decl office:value-type="string" office:string-value="Resource Overbooked" text:name="tableTasks.resourceoverbooked"/>
        <text:user-field-decl office:value-type="string" office:string-value="Resource Unavailable" text:name="tableTasks.resourceunavailable"/>
        <text:user-field-decl office:value-type="string" office:string-value="Constraints Error" text:name="tableTasks.constraintserror"/>
        <text:user-field-decl office:value-type="string" office:string-value="Effort Not Met" text:name="tableTasks.effortnotmet"/>
        <text:user-field-decl office:value-type="string" office:string-value="Scheduling Error" text:name="tableTasks.schedulingerror"/>
        <text:user-field-decl office:value-type="string" office:string-value="WBS Code" text:name="tableTasks.wbscode"/>
        <text:user-field-decl office:value-type="string" office:string-value="Level" text:name="tableTasks.level"/>
        <text:user-field-decl office:value-type="string" office:string-value="BCWS" text:name="tableTasks.bcws"/>
        <text:user-field-decl office:value-type="string" office:string-value="BCWP" text:name="tableTasks.bcwp"/>
        <text:user-field-decl office:value-type="string" office:string-value="ACWP" text:name="tableTasks.acwp"/>
        <text:user-field-decl office:value-type="string" office:string-value="SPI" text:name="tableTasks.spi"/>
        <text:user-field-decl office:value-type="string" office:string-value="Critical" text:name="tableTasks.critical"/>
        <text:user-field-decl office:value-type="string" office:string-value="Critical Path" text:name="tableTasks.criticalpath"/>
        <text:user-field-decl office:value-type="string" office:string-value="Owner" text:name="tableTasks.owner"/>
        <text:user-field-decl office:value-type="string" office:string-value="Time" text:name="tableTasks.time"/>
        <text:user-field-decl office:value-type="string" office:string-value="taskstatus" text:name="tableTaskStatus"/>
        <text:user-field-decl office:value-type="string" office:string-value="Name" text:name="tableTaskStatus.name"/>
        <text:user-field-decl office:value-type="string" office:string-value="Type" text:name="tableTaskStatus.Type"/>
        <text:user-field-decl office:value-type="string" office:string-value="Priority" text:name="tableTaskStatus.priority"/>
        <text:user-field-decl office:value-type="string" office:string-value="Responsible" text:name="tableTaskStatus.responsible"/>
        <text:user-field-decl office:value-type="string" office:string-value="Allocation" text:name="tableTaskStatus.allocation"/>
        <text:user-field-decl office:value-type="string" office:string-value="Estimate Type" text:name="tableTaskStatus.estimatetype"/>
        <text:user-field-decl office:value-type="string" office:string-value="Calendar" text:name="tableTaskStatus.calendar"/>
        <text:user-field-decl office:value-type="string" office:string-value="Estimate" text:name="tableTaskStatus.estimate"/>
        <text:user-field-decl office:value-type="string" office:string-value="Risk" text:name="tableTaskStatus.Risk"/>
        <text:user-field-decl office:value-type="string" office:string-value="Constraint" text:name="tableTaskStatus.constraint"/>
        <text:user-field-decl office:value-type="string" office:string-value="Constraint Start" text:name="tableTaskStatus.constraintstart"/>
        <text:user-field-decl office:value-type="string" office:string-value="Constraint End" text:name="tableTaskStatus.constraintend"/>
        <text:user-field-decl office:value-type="string" office:string-value="Running Account" text:name="tableTaskStatus.runningaccount"/>
        <text:user-field-decl office:value-type="string" office:string-value="Startup Account" text:name="tableTaskStatus.startupaccount"/>
        <text:user-field-decl office:value-type="string" office:string-value="Startup Cost" text:name="tableTaskStatus.startupcost"/>
        <text:user-field-decl office:value-type="string" office:string-value="Shutdown Account" text:name="tableTaskStatus.shutdownaccount"/>
        <text:user-field-decl office:value-type="string" office:string-value="Shutdown Cost" text:name="tableTaskStatus.shutdowncost"/>
        <text:user-field-decl office:value-type="string" office:string-value="Description" text:name="tableTaskStatus.description"/>
        <text:user-field-decl office:value-type="string" office:string-value="Expected" text:name="tableTaskStatus.expected"/>
        <text:user-field-decl office:value-type="string" office:string-value="Variance (Est)" text:name="tableTaskStatus.varianceest"/>
        <text:user-field-decl office:value-type="string" office:string-value="Start Time" text:name="tableTaskStatus.starttime"/>
        <text:user-field-decl office:value-type="string" office:string-value="End Time" text:name="tableTaskStatus.endtime"/>
        <text:user-field-decl office:value-type="string" office:string-value="Early Start" text:name="tableTaskStatus.earlystart"/>
        <text:user-field-decl office:value-type="string" office:string-value="Early Finish" text:name="tableTaskStatus.earlyfinish"/>
        <text:user-field-decl office:value-type="string" office:string-value="Late Start" text:name="tableTaskStatus.latestart"/>
        <text:user-field-decl office:value-type="string" office:string-value="Late Finish" text:name="tableTaskStatus.latefinish"/>
        <text:user-field-decl office:value-type="string" office:string-value="Positive Float" text:name="tableTaskStatus.positivefloat"/>
        <text:user-field-decl office:value-type="string" office:string-value="Free Float" text:name="tableTaskStatus.freefloat"/>
        <text:user-field-decl office:value-type="string" office:string-value="Negative Float" text:name="tableTaskStatus.negativefloat"/>
        <text:user-field-decl office:value-type="string" office:string-value="Start Float" text:name="tableTaskStatus.startfloat"/>
        <text:user-field-decl office:value-type="string" office:string-value="Finish Float" text:name="tableTaskStatus.finishfloat"/>
        <text:user-field-decl office:value-type="string" office:string-value="Assignments" text:name="tableTaskStatus.Assignments"/>
        <text:user-field-decl office:value-type="string" office:string-value="Duration" text:name="tableTaskStatus.duration"/>
        <text:user-field-decl office:value-type="string" office:string-value="Variance (Dur)" text:name="tableTaskStatus.variancedur"/>
        <text:user-field-decl office:value-type="string" office:string-value="Optimistic" text:name="tableTaskStatus.optimistic"/>
        <text:user-field-decl office:value-type="string" office:string-value="Optimistic (%)" text:name="tableTaskStatus.optimisticratio"/>
        <text:user-field-decl office:value-type="string" office:string-value="Optimistic (Dur)" text:name="tableTaskStatus.optimisticdur"/>
        <text:user-field-decl office:value-type="string" office:string-value="Pessimistic (%)" text:name="tableTaskStatus.pessimisticratio"/>
        <text:user-field-decl office:value-type="string" office:string-value="Pessimistic" text:name="tableTaskStatus.pessimistic"/>
        <text:user-field-decl office:value-type="string" office:string-value="Pessimistic (Dur)" text:name="tableTaskStatus.pessimisticdur"/>
        <text:user-field-decl office:value-type="string" office:string-value="Status" text:name="tableTaskStatus.status"/>
        <text:user-field-decl office:value-type="string" office:string-value="Planned Effort" text:name="tableTaskStatus.plannedeffort"/>
        <text:user-field-decl office:value-type="string" office:string-value="Actual Effort" text:name="tableTaskStatus.actualeffort"/>
        <text:user-field-decl office:value-type="string" office:string-value="Remaining Effort" text:name="tableTaskStatus.remainingeffort"/>
        <text:user-field-decl office:value-type="string" office:string-value="Planned Cost" text:name="tableTaskStatus.plannedcost"/>
        <text:user-field-decl office:value-type="string" office:string-value="Actual Cost" text:name="tableTaskStatus.actualcost"/>
        <text:user-field-decl office:value-type="string" office:string-value="Actual Start" text:name="tableTaskStatus.actualstart"/>
        <text:user-field-decl office:value-type="string" office:string-value="Started" text:name="tableTaskStatus.started"/>
        <text:user-field-decl office:value-type="string" office:string-value="Actual Finish" text:name="tableTaskStatus.actualfinish"/>
        <text:user-field-decl office:value-type="string" office:string-value="Finished" text:name="tableTaskStatus.finished"/>
        <text:user-field-decl office:value-type="string" office:string-value="Status Note" text:name="tableTaskStatus.statusnote"/>
        <text:user-field-decl office:value-type="string" office:string-value="Scheduling Status" text:name="tableTaskStatus.schedulingstatus"/>
        <text:user-field-decl office:value-type="string" office:string-value="Not Scheduled" text:name="tableTaskStatus.notscheduled"/>
        <text:user-field-decl office:value-type="string" office:string-value="Assignment Missing" text:name="tableTaskStatus.assignmentmissing"/>
        <text:user-field-decl office:value-type="string" office:string-value="Resource Overbooked" text:name="tableTaskStatus.resourceoverbooked"/>
        <text:user-field-decl office:value-type="string" office:string-value="Resource Unavailable" text:name="tableTaskStatus.resourceunavailable"/>
        <text:user-field-decl office:value-type="string" office:string-value="Constraints Error" text:name="tableTaskStatus.constraintserror"/>
        <text:user-field-decl office:value-type="string" office:string-value="Effort Not Met" text:name="tableTaskStatus.effortnotmet"/>
        <text:user-field-decl office:value-type="string" office:string-value="Scheduling Error" text:name="tableTaskStatus.schedulingerror"/>
        <text:user-field-decl office:value-type="string" office:string-value="WBS Code" text:name="tableTaskStatus.wbscode"/>
        <text:user-field-decl office:value-type="string" office:string-value="Level" text:name="tableTaskStatus.level"/>
        <text:user-field-decl office:value-type="string" office:string-value="BCWS" text:name="tableTaskStatus.bcws"/>
        <text:user-field-decl office:value-type="string" office:string-value="BCWP" text:name="tableTaskStatus.bcwp"/>
        <text:user-field-decl office:value-type="string" office:string-value="ACWP" text:name="tableTaskStatus.acwp"/>
        <text:user-field-decl office:value-type="string" office:string-value="SPI" text:name="tableTaskStatus.spi"/>
        <text:user-field-decl office:value-type="string" office:string-value="Critical" text:name="tableTaskStatus.critical"/>
        <text:user-field-decl office:value-type="string" office:string-value="Critical Path" text:name="tableTaskStatus.criticalpath"/>
        <text:user-field-decl office:value-type="string" office:string-value="Owner" text:name="tableTaskStatus.owner"/>
        <text:user-field-decl office:value-type="string" office:string-value="Time" text:name="tableTaskStatus.time"/>
        <text:user-field-decl office:value-type="string" office:string-value="% Completed" text:name="tableTasks.completion"/>
        <text:user-field-decl office:value-type="string" office:string-value="Direction" text:name="tableSchedules.direction"/>
        <text:user-field-decl office:value-type="string" office:string-value="Distribution" text:name="tableSchedules.distribution"/>
        <text:user-field-decl office:value-type="string" office:string-value="Granularity" text:name="tableSchedules.granularity"/>
        <text:user-field-decl office:value-type="string" office:string-value="Mode" text:name="tableSchedules.mode"/>
        <text:user-field-decl office:value-type="string" office:string-value="Overbooking" text:name="tableSchedules.overbooking"/>
        <text:user-field-decl office:value-type="string" office:string-value="Planned Finish" text:name="tableSchedules.plannedfinish"/>
        <text:user-field-decl office:value-type="string" office:string-value="Planned Start" text:name="tableSchedules.plannedstart"/>
        <text:user-field-decl office:value-type="string" office:string-value="Scheduler" text:name="tableSchedules.scheduler"/>
        <text:user-field-decl office:value-type="string" office:string-value="State" text:name="tableSchedules.state"/>
        <text:user-field-decl office:value-type="string" office:string-value="Name" text:name="tableSchedules.name"/>
        <text:user-field-decl office:value-type="string" office:string-value="% Completed" text:name="tableTaskStatus.completion"/>
        <text:user-field-decl office:value-type="string" office:string-value="" text:name="tableProjects.completion"/>
      </text:user-field-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4789_2890046422" text:style-name="Index_20_Link" text:visited-style-name="Index_20_Link">Description<text:tab/>1</text:a></text:p>
          <text:p text:style-name="P4"><text:a xlink:type="simple" xlink:href="#__RefHeading___Toc4791_2890046422" text:style-name="Index_20_Link" text:visited-style-name="Index_20_Link">Single Data Field<text:tab/>1</text:a></text:p>
          <text:p text:style-name="P4"><text:a xlink:type="simple" xlink:href="#__RefHeading___Toc4793_2890046422" text:style-name="Index_20_Link" text:visited-style-name="Index_20_Link">Table Data<text:tab/>2</text:a></text:p>
          <text:p text:style-name="P4"><text:a xlink:type="simple" xlink:href="#__RefHeading___Toc4795_2890046422" text:style-name="Index_20_Link" text:visited-style-name="Index_20_Link">Chart Data<text:tab/>2</text:a></text:p>
          <text:p text:style-name="P3"><text:a xlink:type="simple" xlink:href="#__RefHeading___Toc4797_2890046422" text:style-name="Index_20_Link" text:visited-style-name="Index_20_Link">Translated Labels<text:tab/>4</text:a></text:p>
          <text:p text:style-name="P3"><text:a xlink:type="simple" xlink:href="#__RefHeading___Toc4799_2890046422" text:style-name="Index_20_Link" text:visited-style-name="Index_20_Link">Project Values<text:tab/>4</text:a></text:p>
          <text:p text:style-name="P3"><text:a xlink:type="simple" xlink:href="#__RefHeading___Toc2097_792295495" text:style-name="Index_20_Link" text:visited-style-name="Index_20_Link">Schedule Values<text:tab/>5</text:a></text:p>
          <text:p text:style-name="P3"><text:a xlink:type="simple" xlink:href="#__RefHeading___Toc4801_2890046422" text:style-name="Index_20_Link" text:visited-style-name="Index_20_Link">Tables<text:tab/>6</text:a></text:p>
          <text:p text:style-name="P4"><text:a xlink:type="simple" xlink:href="#__RefHeading___Toc4803_2890046422" text:style-name="Index_20_Link" text:visited-style-name="Index_20_Link">Schedules Table<text:tab/>6</text:a></text:p>
          <text:p text:style-name="P4"><text:a xlink:type="simple" xlink:href="#__RefHeading___Toc4805_2890046422" text:style-name="Index_20_Link" text:visited-style-name="Index_20_Link">Task Status Table<text:tab/>7</text:a></text:p>
          <text:p text:style-name="P4"><text:a xlink:type="simple" xlink:href="#__RefHeading___Toc4807_2890046422" text:style-name="Index_20_Link" text:visited-style-name="Index_20_Link">Tasks Table<text:tab/>9</text:a></text:p>
          <text:p text:style-name="P3"><text:a xlink:type="simple" xlink:href="#__RefHeading___Toc4809_2890046422" text:style-name="Index_20_Link" text:visited-style-name="Index_20_Link">Project Table<text:tab/>11</text:a></text:p>
          <text:p text:style-name="P3"><text:a xlink:type="simple" xlink:href="#__RefHeading___Toc4811_2890046422" text:style-name="Index_20_Link" text:visited-style-name="Index_20_Link">Chart<text:tab/>13</text:a></text:p>
          <text:p text:style-name="P4"><text:a xlink:type="simple" xlink:href="#__RefHeading___Toc4813_2890046422" text:style-name="Index_20_Link" text:visited-style-name="Index_20_Link">Chart Variables<text:tab/>14</text:a></text:p>
          <text:p text:style-name="P3"><text:a xlink:type="simple" xlink:href="#__RefHeading___Toc4815_2890046422" text:style-name="Index_20_Link" text:visited-style-name="Index_20_Link">Gantt<text:tab/>14</text:a></text:p>
        </text:index-body>
      </text:table-of-content>
      <text:h text:style-name="Heading_20_1" text:outline-level="1"><text:bookmark-start text:name="__RefHeading___Toc4789_2890046422"/>Description<text:bookmark-end text:name="__RefHeading___Toc4789_2890046422"/></text:h>
      <text:p text:style-name="Standard"/>
      <text:p text:style-name="Standard">Open Document Text report templates are regular ODT files that can be designed using any ODT word processor like Calligra Words or LibreOffice Writer which supports user fields. The technique used is to use user field variables to hold references to the information that shall be fetched from the project. The variables are called User Fields in Writer and can be found under Insert → Field → More Fields → Variables → User Fields. In Words they are called Custom Variables and can be found under Text Editing docker → Variable → Custom.</text:p>
      <text:p text:style-name="Standard"/>
      <text:p text:style-name="Standard">The variables are used to enable the generator to extract data from the project.</text:p>
      <text:p text:style-name="Standard"/>
      <text:p text:style-name="Standard">A variable can be a reference to a single data field, a reference to table data or a reference to chart data.</text:p>
      <text:p text:style-name="Standard"/>
      <text:p text:style-name="Standard">The easiest way to create a new report template is to copy variables from this document and pasting them into your report template.</text:p>
      <text:h text:style-name="Heading_20_2" text:outline-level="2"><text:bookmark-start text:name="__RefHeading___Toc4791_2890046422"/>Single Data Field<text:bookmark-end text:name="__RefHeading___Toc4791_2890046422"/></text:h>
      <text:p text:style-name="Standard"/>
      <text:p text:style-name="Standard">A single data field variable has the following format:</text:p>
      <text:p text:style-name="Standard"/>
      <text:p text:style-name="Standard"><text:span text:style-name="T2">data group name</text:span>.<text:span text:style-name="T2">property</text:span> = <text:span text:style-name="T2">property identifier</text:span></text:p>
      <text:p text:style-name="Standard"/>
      <text:p text:style-name="Standard">where:</text:p>
      <text:p text:style-name="Standard"/>
      <text:list xml:id="list30376996" text:style-name="L1">
        <text:list-item>
          <text:p text:style-name="P9"><text:soft-page-break/><text:span text:style-name="T2">data group name</text:span> can be <text:span text:style-name="T1">tr</text:span>, <text:span text:style-name="T1">project</text:span> or <text:span text:style-name="T1">schedule</text:span> (see below).</text:p>
        </text:list-item>
        <text:list-item>
          <text:p text:style-name="P9"><text:span text:style-name="T2">property</text:span> makes the user field name unique.</text:p>
        </text:list-item>
        <text:list-item>
          <text:p text:style-name="P9"><text:span text:style-name="T2">property identity</text:span> identifies the property in the data group.</text:p>
        </text:list-item>
      </text:list>
      <text:p text:style-name="Standard"/>
      <text:h text:style-name="Heading_20_2" text:outline-level="2"><text:bookmark-start text:name="__RefHeading___Toc4793_2890046422"/>Table Data<text:bookmark-end text:name="__RefHeading___Toc4793_2890046422"/></text:h>
      <text:p text:style-name="Standard"/>
      <text:p text:style-name="Standard">A table in a report template consists of a variable to specify the data table to use.</text:p>
      <text:p text:style-name="Standard"/>
      <text:p text:style-name="Standard">The variable name must start with table (e.g. tableTasks) and the variable value must be the name of the data table (e.g. Tasks).</text:p>
      <text:p text:style-name="Standard"/>
      <text:p text:style-name="Standard">Immediately after the variable, a table must be inserted and columns filled with user field variables that specify which properties to fetch from the table specified above. These variables must have names that start with the name of the table variable above.</text:p>
      <text:p text:style-name="Standard"/>
      <text:p text:style-name="Standard">These variables have the following format:</text:p>
      <text:p text:style-name="Standard"/>
      <text:p text:style-name="Standard"><text:span text:style-name="T2">tableX</text:span>.<text:span text:style-name="T2">property</text:span> = <text:span text:style-name="T2">property identifier</text:span></text:p>
      <text:p text:style-name="Standard"/>
      <text:p text:style-name="Standard">where:</text:p>
      <text:list xml:id="list1533402685" text:style-name="L2">
        <text:list-item>
          <text:p text:style-name="P10"><text:span text:style-name="T2">tableX</text:span><text:span text:style-name="T4"> identifies the table (X can be TaskStatus, Tasks, Projects, Schedules)</text:span></text:p>
        </text:list-item>
        <text:list-item>
          <text:p text:style-name="P10"><text:span text:style-name="T2">property</text:span> makes the user field name unique</text:p>
        </text:list-item>
        <text:list-item>
          <text:p text:style-name="P10"><text:span text:style-name="T2">property</text:span> identifier identifies the property in the data group.</text:p>
        </text:list-item>
      </text:list>
      <text:p text:style-name="Standard"/>
      <text:h text:style-name="Heading_20_2" text:outline-level="2"><text:bookmark-start text:name="__RefHeading___Toc4795_2890046422"/>Chart Data<text:bookmark-end text:name="__RefHeading___Toc4795_2890046422"/></text:h>
      <text:p text:style-name="Standard"/>
      <text:p text:style-name="Standard">A chart in a report template consists of a variable to specify the data to use in the chart.</text:p>
      <text:p text:style-name="Standard"/>
      <text:p text:style-name="Standard">The variable name must start with chart (e.g. chartBudgetCost) and the variable value specifies the data group and values to populate the chart.</text:p>
      <text:p text:style-name="Standard"/>
      <text:p text:style-name="Standard">The variable has the following format (note the semicolons):</text:p>
      <text:p text:style-name="Standard"/>
      <text:p text:style-name="Standard"><text:span text:style-name="T2">name</text:span> = data group; values=comma separated list of data properties;</text:p>
      <text:p text:style-name="Standard"/>
      <text:p text:style-name="Standard">where:</text:p>
      <text:list xml:id="list1573947623" text:style-name="L3">
        <text:list-item>
          <text:p text:style-name="P11"><text:span text:style-name="T2">name</text:span> must start with chart (e.g. chartBudgetCost)</text:p>
        </text:list-item>
        <text:list-item>
          <text:p text:style-name="P11"><text:span text:style-name="T2">data group</text:span> defines where to fetch data. Presently only <text:span text:style-name="T1">project</text:span><text:span text:style-name="T3"> is supported</text:span><text:span text:style-name="T1">.</text:span></text:p>
        </text:list-item>
        <text:list-item>
          <text:p text:style-name="P11"><text:span text:style-name="T2">values <text:s/>is a </text:span>comma separated list of data properties that identifies the properties in the <text:span text:style-name="T2">data group</text:span>.</text:p>
        </text:list-item>
      </text:list>
      <text:h text:style-name="P5" text:outline-level="1"><text:bookmark-start text:name="__RefHeading___Toc4797_2890046422"/>Translated Labels<text:bookmark-end text:name="__RefHeading___Toc4797_2890046422"/></text:h>
      <text:p text:style-name="Standard">Translated labels enable you to produce general report templates that can be used in different languages.</text:p>
      <text:p text:style-name="Standard"/>
      <table:table table:name="Table6" table:style-name="Table6">
        <table:table-column table:style-name="Table6.A"/>
        <table:table-column table:style-name="Table6.B"/>
        <table:table-header-rows>
          <table:table-row table:style-name="TableLine94273111773136">
            <table:table-cell table:style-name="Table6.A1" office:value-type="string">
              <text:p text:style-name="P2">Variable Name</text:p>
            </table:table-cell>
            <table:table-cell table:style-name="Table6.A1" office:value-type="string">
              <text:p text:style-name="P2">Variable</text:p>
            </table:table-cell>
          </table:table-row>
        </table:table-header-rows>
        <table:table-row table:style-name="TableLine94273112088896">
          <table:table-cell table:style-name="Table6.A1" office:value-type="string">
            <text:p text:style-name="Standard">tr.project</text:p>
          </table:table-cell>
          <table:table-cell table:style-name="Table6.A1" office:value-type="string">
            <text:p text:style-name="Standard"><text:user-field-get text:name="tr.project">Project</text:user-field-get></text:p>
          </table:table-cell>
        </table:table-row>
        <table:table-row table:style-name="TableLine94273112089520">
          <table:table-cell table:style-name="Table6.A1" office:value-type="string">
            <text:p text:style-name="Standard">tr.manager</text:p>
          </table:table-cell>
          <table:table-cell table:style-name="Table6.A1" office:value-type="string">
            <text:p text:style-name="Standard"><text:user-field-get text:name="tr.manager">Manager</text:user-field-get></text:p>
          </table:table-cell>
        </table:table-row>
        <table:table-row table:style-name="TableLine94273112090192">
          <table:table-cell table:style-name="Table6.A1" office:value-type="string">
            <text:p text:style-name="Standard">tr.schedule</text:p>
          </table:table-cell>
          <table:table-cell table:style-name="Table6.A1" office:value-type="string">
            <text:p text:style-name="Standard"><text:user-field-get text:name="tr.schedule">Schedule</text:user-field-get></text:p>
          </table:table-cell>
        </table:table-row>
        <table:table-row table:style-name="TableLine94273112090976">
          <table:table-cell table:style-name="Table6.A1" office:value-type="string">
            <text:p text:style-name="Standard">tr.bcws</text:p>
          </table:table-cell>
          <table:table-cell table:style-name="Table6.A1" office:value-type="string">
            <text:p text:style-name="Standard"><text:user-field-get text:name="tr.bcws">BCWS</text:user-field-get></text:p>
          </table:table-cell>
        </table:table-row>
        <table:table-row table:style-name="TableLine94273112091760">
          <table:table-cell table:style-name="Table6.A1" office:value-type="string">
            <text:p text:style-name="Standard">tr.bcwp</text:p>
          </table:table-cell>
          <table:table-cell table:style-name="Table6.A1" office:value-type="string">
            <text:p text:style-name="Standard"><text:user-field-get text:name="tr.bcwp">BCWP</text:user-field-get></text:p>
          </table:table-cell>
        </table:table-row>
        <table:table-row table:style-name="TableLine94273112092544">
          <table:table-cell table:style-name="Table6.A1" office:value-type="string">
            <text:p text:style-name="Standard">tr.acwp</text:p>
          </table:table-cell>
          <table:table-cell table:style-name="Table6.A1" office:value-type="string">
            <text:p text:style-name="Standard"><text:user-field-get text:name="tr.acwp">ACWP</text:user-field-get></text:p>
          </table:table-cell>
        </table:table-row>
        <table:table-row table:style-name="TableLine94273112093328">
          <table:table-cell table:style-name="Table6.A1" office:value-type="string">
            <text:p text:style-name="Standard">tr.spi</text:p>
          </table:table-cell>
          <table:table-cell table:style-name="Table6.A1" office:value-type="string">
            <text:p text:style-name="Standard"><text:user-field-get text:name="tr.spi">SPI</text:user-field-get></text:p>
          </table:table-cell>
        </table:table-row>
        <table:table-row table:style-name="TableLine94273112094112">
          <table:table-cell table:style-name="Table6.A1" office:value-type="string">
            <text:p text:style-name="Standard">tr.cpi</text:p>
          </table:table-cell>
          <table:table-cell table:style-name="Table6.A1" office:value-type="string">
            <text:p text:style-name="Standard"><text:user-field-get text:name="tr.cpi">CPI</text:user-field-get></text:p>
          </table:table-cell>
        </table:table-row>
      </table:table>
      <text:p text:style-name="Standard"/>
      <text:h text:style-name="Heading_20_1" text:outline-level="1"><text:bookmark-start text:name="__RefHeading___Toc4799_2890046422"/>Project Values<text:bookmark-end text:name="__RefHeading___Toc4799_2890046422"/></text:h>
      <text:p text:style-name="Standard"/>
      <text:p text:style-name="Standard">Project values shows values from the main project.</text:p>
      <text:p text:style-name="Standard"/>
      <table:table table:name="Table5" table:style-name="Table5">
        <table:table-column table:style-name="Table5.A"/>
        <table:table-column table:style-name="Table5.B" table:number-columns-repeated="2"/>
        <table:table-header-rows>
          <table:table-row table:style-name="TableLine94273112096496">
            <table:table-cell table:style-name="Table5.A1" office:value-type="string">
              <text:p text:style-name="P2">Variable Name</text:p>
            </table:table-cell>
            <table:table-cell table:style-name="Table5.A1" office:value-type="string">
              <text:p text:style-name="P2">Variable</text:p>
            </table:table-cell>
            <table:table-cell table:style-name="Table5.A1" office:value-type="string">
              <text:p text:style-name="P2">Description</text:p>
            </table:table-cell>
          </table:table-row>
        </table:table-header-rows>
        <table:table-row table:style-name="TableLine94273112140592">
          <table:table-cell table:style-name="Table5.A1" office:value-type="string">
            <text:p text:style-name="Standard">project.name</text:p>
          </table:table-cell>
          <table:table-cell table:style-name="Table5.A1" office:value-type="string">
            <text:p text:style-name="Standard"><text:user-field-get text:name="project.name">Name</text:user-field-get></text:p>
          </table:table-cell>
          <table:table-cell table:style-name="Table5.A1" office:value-type="string">
            <text:p text:style-name="Standard">The name of the project</text:p>
          </table:table-cell>
        </table:table-row>
        <table:table-row table:style-name="TableLine94273112141376">
          <table:table-cell table:style-name="Table5.A1" office:value-type="string">
            <text:p text:style-name="Standard">project.manager</text:p>
          </table:table-cell>
          <table:table-cell table:style-name="Table5.A1" office:value-type="string">
            <text:p text:style-name="Standard"><text:user-field-get text:name="project.manager">Manager</text:user-field-get></text:p>
          </table:table-cell>
          <table:table-cell table:style-name="Table5.A1" office:value-type="string">
            <text:p text:style-name="Standard">The name of the project manager</text:p>
          </table:table-cell>
        </table:table-row>
        <table:table-row table:style-name="TableLine94273112142160">
          <table:table-cell table:style-name="Table5.A1" office:value-type="string">
            <text:p text:style-name="Standard">project.bcwscost</text:p>
          </table:table-cell>
          <table:table-cell table:style-name="Table5.A1" office:value-type="string">
            <text:p text:style-name="Standard"><text:user-field-get text:name="project.bcwscost">BCWS Cost</text:user-field-get></text:p>
          </table:table-cell>
          <table:table-cell table:style-name="Table5.A1" office:value-type="string">
            <text:p text:style-name="Standard">Cost based Budgeted Cost of Work Scheduled</text:p>
          </table:table-cell>
        </table:table-row>
        <table:table-row table:style-name="TableLine94273112143024">
          <table:table-cell table:style-name="Table5.A1" office:value-type="string">
            <text:p text:style-name="Standard">project.bcwpcost</text:p>
          </table:table-cell>
          <table:table-cell table:style-name="Table5.A1" office:value-type="string">
            <text:p text:style-name="Standard"><text:user-field-get text:name="project.bcwpcost">BCWP Cost</text:user-field-get></text:p>
          </table:table-cell>
          <table:table-cell table:style-name="Table5.A1" office:value-type="string">
            <text:p text:style-name="Standard">Cost based Budgeted Cost of Work Performed</text:p>
          </table:table-cell>
        </table:table-row>
        <table:table-row table:style-name="TableLine94273112144048">
          <table:table-cell table:style-name="Table5.A1" office:value-type="string">
            <text:p text:style-name="Standard">project.acwpcost</text:p>
          </table:table-cell>
          <table:table-cell table:style-name="Table5.A1" office:value-type="string">
            <text:p text:style-name="Standard"><text:user-field-get text:name="project.acwpcost">ACWP Cost</text:user-field-get></text:p>
          </table:table-cell>
          <table:table-cell table:style-name="Table5.A1" office:value-type="string">
            <text:p text:style-name="Standard">Cost based Actual Cost of Work Performed</text:p>
          </table:table-cell>
        </table:table-row>
        <table:table-row table:style-name="TableLine94273112145216">
          <table:table-cell table:style-name="Table5.A1" office:value-type="string">
            <text:p text:style-name="Standard">project.spicost</text:p>
          </table:table-cell>
          <table:table-cell table:style-name="Table5.A1" office:value-type="string">
            <text:p text:style-name="Standard"><text:user-field-get text:name="project.spicost">SPI Cost</text:user-field-get></text:p>
          </table:table-cell>
          <table:table-cell table:style-name="Table5.A1" office:value-type="string">
            <text:p text:style-name="Standard">Cost based Schedule Performance Index</text:p>
          </table:table-cell>
        </table:table-row>
        <table:table-row table:style-name="TableLine94273112146160">
          <table:table-cell table:style-name="Table5.A1" office:value-type="string">
            <text:p text:style-name="Standard">project.cpicost</text:p>
          </table:table-cell>
          <table:table-cell table:style-name="Table5.A1" office:value-type="string">
            <text:p text:style-name="Standard"><text:user-field-get text:name="project.cpicost">CPI Cost</text:user-field-get></text:p>
          </table:table-cell>
          <table:table-cell table:style-name="Table5.A1" office:value-type="string">
            <text:p text:style-name="Standard">Cost based Cost Performance Index</text:p>
          </table:table-cell>
        </table:table-row>
        <table:table-row table:style-name="TableLine94273112147104">
          <table:table-cell table:style-name="Table5.A1" office:value-type="string">
            <text:p text:style-name="Standard">project.bcwseffort</text:p>
          </table:table-cell>
          <table:table-cell table:style-name="Table5.A1" office:value-type="string">
            <text:p text:style-name="Standard"><text:user-field-get text:name="project.bcwseffort">BCWS Effort</text:user-field-get></text:p>
          </table:table-cell>
          <table:table-cell table:style-name="Table5.A1" office:value-type="string">
            <text:p text:style-name="Standard">Effort based Budgeted Cost of Work Scheduled</text:p>
          </table:table-cell>
        </table:table-row>
        <table:table-row table:style-name="TableLine94273112147968">
          <table:table-cell table:style-name="Table5.A1" office:value-type="string">
            <text:p text:style-name="Standard">project.bcwpeffort</text:p>
          </table:table-cell>
          <table:table-cell table:style-name="Table5.A1" office:value-type="string">
            <text:p text:style-name="Standard"><text:user-field-get text:name="project.bcwpeffort">BCWP Effort</text:user-field-get></text:p>
          </table:table-cell>
          <table:table-cell table:style-name="Table5.A1" office:value-type="string">
            <text:p text:style-name="Standard">Effort based Budgeted Cost of Work Performed</text:p>
          </table:table-cell>
        </table:table-row>
        <table:table-row table:style-name="TableLine94273112148912">
          <table:table-cell table:style-name="Table5.A1" office:value-type="string">
            <text:p text:style-name="Standard">project.acwp effort</text:p>
          </table:table-cell>
          <table:table-cell table:style-name="Table5.A1" office:value-type="string">
            <text:p text:style-name="Standard"><text:user-field-get text:name="project.acwpeffort">ACWP Effort</text:user-field-get></text:p>
          </table:table-cell>
          <table:table-cell table:style-name="Table5.A1" office:value-type="string">
            <text:p text:style-name="Standard">Effort based Actual Cost of Work Performed</text:p>
          </table:table-cell>
        </table:table-row>
        <table:table-row table:style-name="TableLine94273112149856">
          <table:table-cell table:style-name="Table5.A1" office:value-type="string">
            <text:p text:style-name="Standard">project.spi effort</text:p>
          </table:table-cell>
          <table:table-cell table:style-name="Table5.A1" office:value-type="string">
            <text:p text:style-name="Standard"><text:user-field-get text:name="project.spieffort">SPI Effort</text:user-field-get></text:p>
          </table:table-cell>
          <table:table-cell table:style-name="Table5.A1" office:value-type="string">
            <text:p text:style-name="Standard">Effort based Schedule Performance Index</text:p>
          </table:table-cell>
        </table:table-row>
        <table:table-row table:style-name="TableLine94273112150800">
          <table:table-cell table:style-name="Table5.A1" office:value-type="string">
            <text:p text:style-name="Standard">project.cpi effort</text:p>
          </table:table-cell>
          <table:table-cell table:style-name="Table5.A1" office:value-type="string">
            <text:p text:style-name="Standard"><text:user-field-get text:name="project.cpieffort">CPI Effort</text:user-field-get></text:p>
          </table:table-cell>
          <table:table-cell table:style-name="Table5.A1" office:value-type="string">
            <text:p text:style-name="Standard">Effort based Cost Performance Index</text:p>
          </table:table-cell>
        </table:table-row>
      </table:table>
      <text:p text:style-name="Standard"/>
      <text:h text:style-name="P5" text:outline-level="1"><text:bookmark-start text:name="__RefHeading___Toc2097_792295495"/>Schedule Values<text:bookmark-end text:name="__RefHeading___Toc2097_792295495"/></text:h>
      <text:p text:style-name="Standard"/>
      <text:p text:style-name="Standard">Schedule values shows values from the current schedule.</text:p>
      <text:p text:style-name="Standard"/>
      <table:table table:name="Table4" table:style-name="Table4">
        <table:table-column table:style-name="Table4.A"/>
        <table:table-column table:style-name="Table4.B"/>
        <table:table-column table:style-name="Table4.C"/>
        <table:table-header-rows>
          <table:table-row table:style-name="TableLine94273112154032">
            <table:table-cell table:style-name="Table4.A1" office:value-type="string">
              <text:p text:style-name="P2">Variable Name</text:p>
            </table:table-cell>
            <table:table-cell table:style-name="Table4.A1" office:value-type="string">
              <text:p text:style-name="P2">Variable </text:p>
            </table:table-cell>
            <table:table-cell table:style-name="Table4.A1" office:value-type="string">
              <text:p text:style-name="P2">Description</text:p>
            </table:table-cell>
          </table:table-row>
        </table:table-header-rows>
        <table:table-row table:style-name="TableLine94273112189680">
          <table:table-cell table:style-name="Table4.A1" office:value-type="string">
            <text:p text:style-name="Standard">schedule.name</text:p>
          </table:table-cell>
          <table:table-cell table:style-name="Table4.A1" office:value-type="string">
            <text:p text:style-name="Standard"><text:user-field-get text:name="schedule.name">Name</text:user-field-get></text:p>
          </table:table-cell>
          <table:table-cell table:style-name="Table4.A1" office:value-type="string">
            <text:p text:style-name="Standard">The name of the schedule</text:p>
          </table:table-cell>
        </table:table-row>
        <table:table-row table:style-name="TableLine94273112190464">
          <table:table-cell table:style-name="Table4.A1" office:value-type="string">
            <text:p text:style-name="Standard">schedule.state</text:p>
          </table:table-cell>
          <table:table-cell table:style-name="Table4.A1" office:value-type="string">
            <text:p text:style-name="Standard"><text:user-field-get text:name="schedule.state">State</text:user-field-get></text:p>
          </table:table-cell>
          <table:table-cell table:style-name="Table4.A1" office:value-type="string">
            <text:p text:style-name="Standard">Scheduling state</text:p>
          </table:table-cell>
        </table:table-row>
        <table:table-row table:style-name="TableLine94273112191248">
          <table:table-cell table:style-name="Table4.A1" office:value-type="string">
            <text:p text:style-name="Table_20_Contents">schedule.direction</text:p>
          </table:table-cell>
          <table:table-cell table:style-name="Table4.A1" office:value-type="string">
            <text:p text:style-name="Standard"><text:user-field-get text:name="schedule.direction">Direction</text:user-field-get></text:p>
          </table:table-cell>
          <table:table-cell table:style-name="Table4.A1" office:value-type="string">
            <text:p text:style-name="Standard">Scheduling direction</text:p>
          </table:table-cell>
        </table:table-row>
        <table:table-row table:style-name="TableLine94273112192112">
          <table:table-cell table:style-name="Table4.A1" office:value-type="string">
            <text:p text:style-name="Standard">schedule.overbooking</text:p>
          </table:table-cell>
          <table:table-cell table:style-name="Table4.A1" office:value-type="string">
            <text:p text:style-name="Standard"><text:user-field-get text:name="schedule.overbooking">Overbooking</text:user-field-get></text:p>
          </table:table-cell>
          <table:table-cell table:style-name="Table4.A1" office:value-type="string">
            <text:p text:style-name="Standard">Overbooking</text:p>
          </table:table-cell>
        </table:table-row>
        <table:table-row table:style-name="TableLine94273112193136">
          <table:table-cell table:style-name="Table4.A1" office:value-type="string">
            <text:p text:style-name="Standard">schedule.distribution</text:p>
          </table:table-cell>
          <table:table-cell table:style-name="Table4.A1" office:value-type="string">
            <text:p text:style-name="Standard"><text:user-field-get text:name="schedule.distribution">Distribution</text:user-field-get></text:p>
          </table:table-cell>
          <table:table-cell table:style-name="Table4.A1" office:value-type="string">
            <text:p text:style-name="Standard">Distribution</text:p>
          </table:table-cell>
        </table:table-row>
        <table:table-row table:style-name="TableLine94273112194032">
          <table:table-cell table:style-name="Table4.A1" office:value-type="string">
            <text:p text:style-name="Standard">schedule.plannedstart</text:p>
          </table:table-cell>
          <table:table-cell table:style-name="Table4.A1" office:value-type="string">
            <text:p text:style-name="Standard"><text:user-field-get text:name="schedule.plannedstart">Planned Start</text:user-field-get></text:p>
          </table:table-cell>
          <table:table-cell table:style-name="Table4.A1" office:value-type="string">
            <text:p text:style-name="Standard">Planned start</text:p>
          </table:table-cell>
        </table:table-row>
        <table:table-row table:style-name="TableLine94273112194976">
          <table:table-cell table:style-name="Table4.A1" office:value-type="string">
            <text:p text:style-name="Standard">schedule.plannedfinish</text:p>
          </table:table-cell>
          <table:table-cell table:style-name="Table4.A1" office:value-type="string">
            <text:p text:style-name="Standard"><text:user-field-get text:name="schedule.plannedfinish">Planned Finish</text:user-field-get></text:p>
          </table:table-cell>
          <table:table-cell table:style-name="Table4.A1" office:value-type="string">
            <text:p text:style-name="Standard">Planned finish</text:p>
          </table:table-cell>
        </table:table-row>
        <table:table-row table:style-name="TableLine94273112195920">
          <table:table-cell table:style-name="Table4.A1" office:value-type="string">
            <text:p text:style-name="Standard">schedule.scheduler</text:p>
          </table:table-cell>
          <table:table-cell table:style-name="Table4.A1" office:value-type="string">
            <text:p text:style-name="Standard"><text:user-field-get text:name="schedule.scheduler">Scheduler</text:user-field-get></text:p>
          </table:table-cell>
          <table:table-cell table:style-name="Table4.A1" office:value-type="string">
            <text:p text:style-name="Standard">Scheduler</text:p>
          </table:table-cell>
        </table:table-row>
        <table:table-row table:style-name="TableLine94273112196784">
          <table:table-cell table:style-name="Table4.A1" office:value-type="string">
            <text:p text:style-name="Standard">schedule.granularity</text:p>
          </table:table-cell>
          <table:table-cell table:style-name="Table4.A1" office:value-type="string">
            <text:p text:style-name="Standard"><text:user-field-get text:name="schedule.granularity">Granularity</text:user-field-get></text:p>
          </table:table-cell>
          <table:table-cell table:style-name="Table4.A1" office:value-type="string">
            <text:p text:style-name="Standard">Granularity</text:p>
          </table:table-cell>
        </table:table-row>
        <table:table-row table:style-name="TableLine94273112197728">
          <table:table-cell table:style-name="Table4.A1" office:value-type="string">
            <text:p text:style-name="Standard">schedule.mode</text:p>
          </table:table-cell>
          <table:table-cell table:style-name="Table4.A1" office:value-type="string">
            <text:p text:style-name="Standard"><text:user-field-get text:name="schedule.mode">Mode</text:user-field-get></text:p>
          </table:table-cell>
          <table:table-cell table:style-name="Table4.A1" office:value-type="string">
            <text:p text:style-name="Standard">Scheduling mode (Auto or Manual)</text:p>
          </table:table-cell>
        </table:table-row>
      </table:table>
      <text:p text:style-name="Standard"/>
      <text:p text:style-name="Standard"/>
      <text:h text:style-name="P5" text:outline-level="1"><text:bookmark-start text:name="__RefHeading___Toc4801_2890046422"/>Tables<text:bookmark-end text:name="__RefHeading___Toc4801_2890046422"/></text:h>
      <text:p text:style-name="Standard"/>
      <text:p text:style-name="Standard">Supported table types:</text:p>
      <text:p text:style-name="Standard"/>
      <text:p text:style-name="Standard"><text:s text:c="4"/>tasks</text:p>
      <text:p text:style-name="Standard"/>
      <text:p text:style-name="Standard"><text:s text:c="4"/>taskstatus</text:p>
      <text:p text:style-name="Standard"/>
      <text:p text:style-name="Standard"><text:s text:c="4"/>schedules</text:p>
      <text:p text:style-name="Standard"/>
      <text:p text:style-name="Standard"><text:s text:c="4"/>projects</text:p>
      <text:p text:style-name="Standard"/>
      <text:p text:style-name="Standard">To create a table, place a variable just before a table in your template file. The variable name identifies the table and must start with table, e.g. tableTaskStatus.</text:p>
      <text:p text:style-name="Standard"/>
      <text:p text:style-name="Standard">The value of the variable is used to point to the data to be fetched and must be one of the supported tables listed above, e.g. taskstatus.</text:p>
      <text:p text:style-name="Standard"/>
      <text:p text:style-name="Standard">You then put variables inside the table cells with name and value from the tables below.</text:p>
      <text:p text:style-name="Standard"/>
      <text:h text:style-name="Heading_20_2" text:outline-level="2"><text:bookmark-start text:name="__RefHeading___Toc4803_2890046422"/>Schedules Table<text:bookmark-end text:name="__RefHeading___Toc4803_2890046422"/></text:h>
      <text:p text:style-name="Standard">Table variable: <text:user-field-get text:name="tableSchedules">schedules</text:user-field-get></text:p>
      <text:p text:style-name="Standard"/>
      <table:table table:name="Table7" table:style-name="Table7">
        <table:table-column table:style-name="Table7.A"/>
        <table:table-column table:style-name="Table7.B"/>
        <table:table-column table:style-name="Table7.C"/>
        <table:table-header-rows>
          <table:table-row table:style-name="TableLine94273112201488">
            <table:table-cell table:style-name="Table7.A1" office:value-type="string">
              <text:p text:style-name="P2">Variable Name</text:p>
            </table:table-cell>
            <table:table-cell table:style-name="Table7.A1" office:value-type="string">
              <text:p text:style-name="P2">Variable </text:p>
            </table:table-cell>
            <table:table-cell table:style-name="Table7.A1" office:value-type="string">
              <text:p text:style-name="P2">Description</text:p>
            </table:table-cell>
          </table:table-row>
        </table:table-header-rows>
        <table:table-row table:style-name="TableLine94273112248448">
          <table:table-cell table:style-name="Table7.A1" office:value-type="string">
            <text:p text:style-name="Standard">tableSchedules.name</text:p>
          </table:table-cell>
          <table:table-cell table:style-name="Table7.A1" office:value-type="string">
            <text:p text:style-name="Standard"><text:user-field-get text:name="tableSchedules.name">Name</text:user-field-get></text:p>
          </table:table-cell>
          <table:table-cell table:style-name="Table7.A1" office:value-type="string">
            <text:p text:style-name="Standard">The name of the schedule</text:p>
          </table:table-cell>
        </table:table-row>
        <table:table-row table:style-name="TableLine94273112249232">
          <table:table-cell table:style-name="Table7.A1" office:value-type="string">
            <text:p text:style-name="Standard">tableSchedules.state</text:p>
          </table:table-cell>
          <table:table-cell table:style-name="Table7.A1" office:value-type="string">
            <text:p text:style-name="Standard"><text:user-field-get text:name="tableSchedules.state">State</text:user-field-get></text:p>
          </table:table-cell>
          <table:table-cell table:style-name="Table7.A1" office:value-type="string">
            <text:p text:style-name="Standard">Scheduling state</text:p>
          </table:table-cell>
        </table:table-row>
        <table:table-row table:style-name="TableLine94273112250016">
          <table:table-cell table:style-name="Table7.A1" office:value-type="string">
            <text:p text:style-name="Table_20_Contents">tableSchedules.direction</text:p>
          </table:table-cell>
          <table:table-cell table:style-name="Table7.A1" office:value-type="string">
            <text:p text:style-name="Standard"><text:user-field-get text:name="tableSchedules.direction">Direction</text:user-field-get></text:p>
          </table:table-cell>
          <table:table-cell table:style-name="Table7.A1" office:value-type="string">
            <text:p text:style-name="Standard">Scheduling direction</text:p>
          </table:table-cell>
        </table:table-row>
        <table:table-row table:style-name="TableLine94273112250880">
          <table:table-cell table:style-name="Table7.A1" office:value-type="string">
            <text:p text:style-name="Standard">tableSchedules.overbooking</text:p>
          </table:table-cell>
          <table:table-cell table:style-name="Table7.A1" office:value-type="string">
            <text:p text:style-name="Standard"><text:user-field-get text:name="tableSchedules.overbooking">Overbooking</text:user-field-get></text:p>
          </table:table-cell>
          <table:table-cell table:style-name="Table7.A1" office:value-type="string">
            <text:p text:style-name="Standard">Overbooking</text:p>
          </table:table-cell>
        </table:table-row>
        <table:table-row table:style-name="TableLine94273112251904">
          <table:table-cell table:style-name="Table7.A1" office:value-type="string">
            <text:p text:style-name="Standard">tableSchedules.distribution</text:p>
          </table:table-cell>
          <table:table-cell table:style-name="Table7.A1" office:value-type="string">
            <text:p text:style-name="Standard"><text:user-field-get text:name="tableSchedules.distribution">Distribution</text:user-field-get></text:p>
          </table:table-cell>
          <table:table-cell table:style-name="Table7.A1" office:value-type="string">
            <text:p text:style-name="Standard">Distribution</text:p>
          </table:table-cell>
        </table:table-row>
        <table:table-row table:style-name="TableLine94273112252800">
          <table:table-cell table:style-name="Table7.A1" office:value-type="string">
            <text:p text:style-name="Standard">tableSchedules.plannedstart</text:p>
          </table:table-cell>
          <table:table-cell table:style-name="Table7.A1" office:value-type="string">
            <text:p text:style-name="Standard"><text:user-field-get text:name="tableSchedules.plannedstart">Planned Start</text:user-field-get></text:p>
          </table:table-cell>
          <table:table-cell table:style-name="Table7.A1" office:value-type="string">
            <text:p text:style-name="Standard">Planned start</text:p>
          </table:table-cell>
        </table:table-row>
        <table:table-row table:style-name="TableLine94273112253744">
          <table:table-cell table:style-name="Table7.A1" office:value-type="string">
            <text:p text:style-name="Standard">tableSchedules.plannedfinish</text:p>
          </table:table-cell>
          <table:table-cell table:style-name="Table7.A1" office:value-type="string">
            <text:p text:style-name="Standard"><text:user-field-get text:name="tableSchedules.plannedfinish">Planned Finish</text:user-field-get></text:p>
          </table:table-cell>
          <table:table-cell table:style-name="Table7.A1" office:value-type="string">
            <text:p text:style-name="Standard">Planned finish</text:p>
          </table:table-cell>
        </table:table-row>
        <table:table-row table:style-name="TableLine94273112254688">
          <table:table-cell table:style-name="Table7.A1" office:value-type="string">
            <text:p text:style-name="Standard">tableSchedules.scheduler</text:p>
          </table:table-cell>
          <table:table-cell table:style-name="Table7.A1" office:value-type="string">
            <text:p text:style-name="Standard"><text:user-field-get text:name="tableSchedules.scheduler">Scheduler</text:user-field-get></text:p>
          </table:table-cell>
          <table:table-cell table:style-name="Table7.A1" office:value-type="string">
            <text:p text:style-name="Standard">Scheduler</text:p>
          </table:table-cell>
        </table:table-row>
        <table:table-row table:style-name="TableLine94273112255552">
          <table:table-cell table:style-name="Table7.A1" office:value-type="string">
            <text:p text:style-name="Standard">tableSchedules.granularity</text:p>
          </table:table-cell>
          <table:table-cell table:style-name="Table7.A1" office:value-type="string">
            <text:p text:style-name="Standard"><text:user-field-get text:name="tableSchedules.granularity">Granularity</text:user-field-get></text:p>
          </table:table-cell>
          <table:table-cell table:style-name="Table7.A1" office:value-type="string">
            <text:p text:style-name="Standard">Granularity</text:p>
          </table:table-cell>
        </table:table-row>
        <table:table-row table:style-name="TableLine94273112256496">
          <table:table-cell table:style-name="Table7.A1" office:value-type="string">
            <text:p text:style-name="Standard">tableSchedules.mode</text:p>
          </table:table-cell>
          <table:table-cell table:style-name="Table7.A1" office:value-type="string">
            <text:p text:style-name="Standard"><text:user-field-get text:name="tableSchedules.mode">Mode</text:user-field-get></text:p>
          </table:table-cell>
          <table:table-cell table:style-name="Table7.A1" office:value-type="string">
            <text:p text:style-name="Standard">Scheduling mode (Auto or Manual)</text:p>
          </table:table-cell>
        </table:table-row>
      </table:table>
      <text:p text:style-name="Standard"/>
      <text:h text:style-name="P7" text:outline-level="2"><text:bookmark-start text:name="__RefHeading___Toc4805_2890046422"/>Task Status Table<text:bookmark-end text:name="__RefHeading___Toc4805_2890046422"/></text:h>
      <text:p text:style-name="Text_20_body">Table variable: <text:user-field-get text:name="tableTaskStatus">taskstatus</text:user-field-get></text:p>
      <table:table table:name="Table1" table:style-name="Table1">
        <table:table-column table:style-name="Table1.A"/>
        <table:table-column table:style-name="Table1.B"/>
        <table:table-column table:style-name="Table1.C"/>
        <table:table-header-rows>
          <table:table-row table:style-name="TableLine94273111980224">
            <table:table-cell table:style-name="Table1.A1" office:value-type="string">
              <text:p text:style-name="P2">Variable Name</text:p>
            </table:table-cell>
            <table:table-cell table:style-name="Table1.A1" office:value-type="string">
              <text:p text:style-name="P2">Variable</text:p>
            </table:table-cell>
            <table:table-cell table:style-name="Table1.A1" office:value-type="string">
              <text:p text:style-name="P2">Description</text:p>
            </table:table-cell>
          </table:table-row>
        </table:table-header-rows>
        <table:table-row table:style-name="TableLine94273112493312">
          <table:table-cell table:style-name="Table1.A1" office:value-type="string">
            <text:p text:style-name="Standard">﻿tableTaskStatus.name</text:p>
          </table:table-cell>
          <table:table-cell table:style-name="Table1.A1" office:value-type="string">
            <text:p text:style-name="Table_20_Contents"><text:user-field-get text:name="tableTaskStatus.name">Name</text:user-field-get></text:p>
          </table:table-cell>
          <table:table-cell table:style-name="Table1.A1" office:value-type="string">
            <text:p text:style-name="Standard">The name of the task</text:p>
          </table:table-cell>
        </table:table-row>
        <table:table-row table:style-name="TableLine94273112494096">
          <table:table-cell table:style-name="Table1.A1" office:value-type="string">
            <text:p text:style-name="Standard">﻿tableTaskStatus.wbscode</text:p>
          </table:table-cell>
          <table:table-cell table:style-name="Table1.A1" office:value-type="string">
            <text:p text:style-name="Table_20_Contents"><text:user-field-get text:name="tableTaskStatus.wbscode">WBS Code</text:user-field-get></text:p>
          </table:table-cell>
          <table:table-cell table:style-name="Table1.A1" office:value-type="string">
            <text:p text:style-name="Standard">WBS Code</text:p>
          </table:table-cell>
        </table:table-row>
        <table:table-row table:style-name="TableLine94273112494880">
          <table:table-cell table:style-name="Table1.A1" office:value-type="string">
            <text:p text:style-name="Standard">﻿tableTaskStatus.type</text:p>
          </table:table-cell>
          <table:table-cell table:style-name="Table1.A1" office:value-type="string">
            <text:p text:style-name="Table_20_Contents"><text:user-field-get text:name="tableTaskStatus.Type">Type</text:user-field-get></text:p>
          </table:table-cell>
          <table:table-cell table:style-name="Table1.A1" office:value-type="string">
            <text:p text:style-name="Standard">Type of task</text:p>
          </table:table-cell>
        </table:table-row>
        <table:table-row table:style-name="TableLine94273112495744">
          <table:table-cell table:style-name="Table1.A1" office:value-type="string">
            <text:p text:style-name="Standard">﻿tableTaskStatus.responsible</text:p>
          </table:table-cell>
          <table:table-cell table:style-name="Table1.A1" office:value-type="string">
            <text:p text:style-name="Table_20_Contents"><text:user-field-get text:name="tableTaskStatus.responsible">Responsible</text:user-field-get></text:p>
          </table:table-cell>
          <table:table-cell table:style-name="Table1.A1" office:value-type="string">
            <text:p text:style-name="Standard"/>
          </table:table-cell>
        </table:table-row>
        <table:table-row table:style-name="TableLine94273112496768">
          <table:table-cell table:style-name="Table1.A1" office:value-type="string">
            <text:p text:style-name="Standard">﻿tableTaskStatus.allocation</text:p>
          </table:table-cell>
          <table:table-cell table:style-name="Table1.A1" office:value-type="string">
            <text:p text:style-name="Table_20_Contents"><text:user-field-get text:name="tableTaskStatus.allocation">Allocation</text:user-field-get></text:p>
          </table:table-cell>
          <table:table-cell table:style-name="Table1.A1" office:value-type="string">
            <text:p text:style-name="Standard">Resource requests</text:p>
          </table:table-cell>
        </table:table-row>
        <table:table-row table:style-name="TableLine94273112497664">
          <table:table-cell table:style-name="Table1.A1" office:value-type="string">
            <text:p text:style-name="Standard">﻿tableTaskStatus.estimatetype</text:p>
          </table:table-cell>
          <table:table-cell table:style-name="Table1.A1" office:value-type="string">
            <text:p text:style-name="Table_20_Contents"><text:user-field-get text:name="tableTaskStatus.estimatetype">Estimate Type</text:user-field-get></text:p>
          </table:table-cell>
          <table:table-cell table:style-name="Table1.A1" office:value-type="string">
            <text:p text:style-name="Standard"/>
          </table:table-cell>
        </table:table-row>
        <table:table-row table:style-name="TableLine94273112498608">
          <table:table-cell table:style-name="Table1.A1" office:value-type="string">
            <text:p text:style-name="Standard">﻿tableTaskStatus.calendar</text:p>
          </table:table-cell>
          <table:table-cell table:style-name="Table1.A1" office:value-type="string">
            <text:p text:style-name="Table_20_Contents"><text:user-field-get text:name="tableTaskStatus.calendar">Calendar</text:user-field-get></text:p>
          </table:table-cell>
          <table:table-cell table:style-name="Table1.A1" office:value-type="string">
            <text:p text:style-name="Standard"/>
          </table:table-cell>
        </table:table-row>
        <table:table-row table:style-name="TableLine94273112499552">
          <table:table-cell table:style-name="Table1.A1" office:value-type="string">
            <text:p text:style-name="Standard">﻿tableTaskStatus.estimate</text:p>
          </table:table-cell>
          <table:table-cell table:style-name="Table1.A1" office:value-type="string">
            <text:p text:style-name="Table_20_Contents"><text:user-field-get text:name="tableTaskStatus.estimate">Estimate</text:user-field-get></text:p>
          </table:table-cell>
          <table:table-cell table:style-name="Table1.A1" office:value-type="string">
            <text:p text:style-name="Standard">Most likely estimate</text:p>
          </table:table-cell>
        </table:table-row>
        <table:table-row table:style-name="TableLine94273112500416">
          <table:table-cell table:style-name="Table1.A1" office:value-type="string">
            <text:p text:style-name="Table_20_Contents">﻿tableTaskStatus.optimistcratio</text:p>
          </table:table-cell>
          <table:table-cell table:style-name="Table1.A1" office:value-type="string">
            <text:p text:style-name="Table_20_Contents"><text:user-field-get text:name="tableTaskStatus.optimisticratio">Optimistic (%)</text:user-field-get></text:p>
          </table:table-cell>
          <table:table-cell table:style-name="Table1.A1" office:value-type="string">
            <text:p text:style-name="Standard">Optimistic ratio</text:p>
          </table:table-cell>
        </table:table-row>
        <table:table-row table:style-name="TableLine94273112501360">
          <table:table-cell table:style-name="Table1.A1" office:value-type="string">
            <text:p text:style-name="Table_20_Contents">﻿tableTaskStatus.pessimisticratio</text:p>
          </table:table-cell>
          <table:table-cell table:style-name="Table1.A1" office:value-type="string">
            <text:p text:style-name="Table_20_Contents"><text:user-field-get text:name="tableTaskStatus.pessimisticratio">Pessimistic (%)</text:user-field-get></text:p>
          </table:table-cell>
          <table:table-cell table:style-name="Table1.A1" office:value-type="string">
            <text:p text:style-name="Standard">Pessimistic ratio</text:p>
          </table:table-cell>
        </table:table-row>
        <table:table-row table:style-name="TableLine94273112502304">
          <table:table-cell table:style-name="Table1.A1" office:value-type="string">
            <text:p text:style-name="Standard">﻿tableTaskStatus.risk</text:p>
          </table:table-cell>
          <table:table-cell table:style-name="Table1.A1" office:value-type="string">
            <text:p text:style-name="Table_20_Contents"><text:user-field-get text:name="tableTaskStatus.Risk">Risk</text:user-field-get></text:p>
          </table:table-cell>
          <table:table-cell table:style-name="Table1.A1" office:value-type="string">
            <text:p text:style-name="Standard">Estimate uncertainty</text:p>
          </table:table-cell>
        </table:table-row>
        <table:table-row table:style-name="TableLine94273112503248">
          <table:table-cell table:style-name="Table1.A1" office:value-type="string">
            <text:p text:style-name="Standard">﻿tableTaskStatus.constraint</text:p>
          </table:table-cell>
          <table:table-cell table:style-name="Table1.A1" office:value-type="string">
            <text:p text:style-name="Table_20_Contents"><text:user-field-get text:name="tableTaskStatus.constraint">Constraint</text:user-field-get></text:p>
          </table:table-cell>
          <table:table-cell table:style-name="Table1.A1" office:value-type="string">
            <text:p text:style-name="Standard">Type of time constraint</text:p>
          </table:table-cell>
        </table:table-row>
        <table:table-row table:style-name="TableLine94273112504192">
          <table:table-cell table:style-name="Table1.A1" office:value-type="string">
            <text:p text:style-name="Standard">﻿tableTaskStatus.constraintstart</text:p>
          </table:table-cell>
          <table:table-cell table:style-name="Table1.A1" office:value-type="string">
            <text:p text:style-name="Table_20_Contents"><text:user-field-get text:name="tableTaskStatus.constraintstart">Constraint Start</text:user-field-get></text:p>
          </table:table-cell>
          <table:table-cell table:style-name="Table1.A1" office:value-type="string">
            <text:p text:style-name="Standard">Constraint start time</text:p>
          </table:table-cell>
        </table:table-row>
        <table:table-row table:style-name="TableLine94273112505136">
          <table:table-cell table:style-name="Table1.A1" office:value-type="string">
            <text:p text:style-name="Standard">﻿tableTaskStatus.constraintend</text:p>
          </table:table-cell>
          <table:table-cell table:style-name="Table1.A1" office:value-type="string">
            <text:p text:style-name="Table_20_Contents"><text:user-field-get text:name="tableTaskStatus.constraintend">Constraint End</text:user-field-get></text:p>
          </table:table-cell>
          <table:table-cell table:style-name="Table1.A1" office:value-type="string">
            <text:p text:style-name="Standard">Constraint finish time</text:p>
          </table:table-cell>
        </table:table-row>
        <table:table-row table:style-name="TableLine94273112506080">
          <table:table-cell table:style-name="Table1.A1" office:value-type="string">
            <text:p text:style-name="Standard">﻿tableTaskStatus.runningaccount</text:p>
          </table:table-cell>
          <table:table-cell table:style-name="Table1.A1" office:value-type="string">
            <text:p text:style-name="Table_20_Contents"><text:user-field-get text:name="tableTaskStatus.runningaccount">Running Account</text:user-field-get></text:p>
          </table:table-cell>
          <table:table-cell table:style-name="Table1.A1" office:value-type="string">
            <text:p text:style-name="Standard">Account for running costs</text:p>
          </table:table-cell>
        </table:table-row>
        <table:table-row table:style-name="TableLine94273112507024">
          <table:table-cell table:style-name="Table1.A1" office:value-type="string">
            <text:p text:style-name="Standard">﻿tableTaskStatus.startupaccount</text:p>
          </table:table-cell>
          <table:table-cell table:style-name="Table1.A1" office:value-type="string">
            <text:p text:style-name="Table_20_Contents"><text:user-field-get text:name="tableTaskStatus.startupaccount">Startup Account</text:user-field-get></text:p>
          </table:table-cell>
          <table:table-cell table:style-name="Table1.A1" office:value-type="string">
            <text:p text:style-name="Standard">Account for startup cost</text:p>
          </table:table-cell>
        </table:table-row>
        <table:table-row table:style-name="TableLine94273112507968">
          <table:table-cell table:style-name="Table1.A1" office:value-type="string">
            <text:p text:style-name="Standard">﻿tableTaskStatus.startupcost</text:p>
          </table:table-cell>
          <table:table-cell table:style-name="Table1.A1" office:value-type="string">
            <text:p text:style-name="Standard"/>
          </table:table-cell>
          <table:table-cell table:style-name="Table1.A1" office:value-type="string">
            <text:p text:style-name="Standard">The cost incurred at startup of the task</text:p>
          </table:table-cell>
        </table:table-row>
        <table:table-row table:style-name="TableLine94273112508912">
          <table:table-cell table:style-name="Table1.A1" office:value-type="string">
            <text:p text:style-name="Standard">﻿tableTaskStatus.shutdownaccount</text:p>
          </table:table-cell>
          <table:table-cell table:style-name="Table1.A1" office:value-type="string">
            <text:p text:style-name="Table_20_Contents"><text:user-field-get text:name="tableTaskStatus.shutdownaccount">Shutdown Account</text:user-field-get></text:p>
          </table:table-cell>
          <table:table-cell table:style-name="Table1.A1" office:value-type="string">
            <text:p text:style-name="Standard">Account for shutdown cost</text:p>
          </table:table-cell>
        </table:table-row>
        <table:table-row table:style-name="TableLine94273112509856">
          <table:table-cell table:style-name="Table1.A1" office:value-type="string">
            <text:p text:style-name="Standard">﻿tableTaskStatus.shutdowncost</text:p>
          </table:table-cell>
          <table:table-cell table:style-name="Table1.A1" office:value-type="string">
            <text:p text:style-name="Table_20_Contents"><text:user-field-get text:name="tableTaskStatus.shutdowncost">Shutdown Cost</text:user-field-get></text:p>
          </table:table-cell>
          <table:table-cell table:style-name="Table1.A1" office:value-type="string">
            <text:p text:style-name="Standard">The cost incurred at shutdown of the task</text:p>
          </table:table-cell>
        </table:table-row>
        <table:table-row table:style-name="TableLine94273112510800">
          <table:table-cell table:style-name="Table1.A1" office:value-type="string">
            <text:p text:style-name="Standard">﻿tableTaskStatus.description</text:p>
          </table:table-cell>
          <table:table-cell table:style-name="Table1.A1" office:value-type="string">
            <text:p text:style-name="Table_20_Contents"><text:user-field-get text:name="tableTaskStatus.description">Description</text:user-field-get></text:p>
          </table:table-cell>
          <table:table-cell table:style-name="Table1.A1" office:value-type="string">
            <text:p text:style-name="Standard">Task description</text:p>
          </table:table-cell>
        </table:table-row>
        <table:table-row table:style-name="TableLine94273112511744">
          <table:table-cell table:style-name="Table1.A1" office:value-type="string">
            <text:p text:style-name="Standard">﻿tableTaskStatus.expected</text:p>
          </table:table-cell>
          <table:table-cell table:style-name="Table1.A1" office:value-type="string">
            <text:p text:style-name="Table_20_Contents"><text:user-field-get text:name="tableTaskStatus.expected">Expected</text:user-field-get></text:p>
          </table:table-cell>
          <table:table-cell table:style-name="Table1.A1" office:value-type="string">
            <text:p text:style-name="Standard">Calculated most likely estimate</text:p>
          </table:table-cell>
        </table:table-row>
        <table:table-row table:style-name="TableLine94273112030592">
          <table:table-cell table:style-name="Table1.A1" office:value-type="string">
            <text:p text:style-name="Standard">﻿tableTaskStatus.optimistic</text:p>
          </table:table-cell>
          <table:table-cell table:style-name="Table1.A1" office:value-type="string">
            <text:p text:style-name="Table_20_Contents"><text:user-field-get text:name="tableTaskStatus.optimistic">Optimistic</text:user-field-get></text:p>
          </table:table-cell>
          <table:table-cell table:style-name="Table1.A1" office:value-type="string">
            <text:p text:style-name="Standard">Calculated optimistic estimate</text:p>
          </table:table-cell>
        </table:table-row>
        <table:table-row table:style-name="TableLine94273112028192">
          <table:table-cell table:style-name="Table1.A1" office:value-type="string">
            <text:p text:style-name="Standard">﻿tableTaskStatus.pessimistic</text:p>
          </table:table-cell>
          <table:table-cell table:style-name="Table1.A1" office:value-type="string">
            <text:p text:style-name="Table_20_Contents"><text:user-field-get text:name="tableTaskStatus.pessimistic">Pessimistic</text:user-field-get></text:p>
          </table:table-cell>
          <table:table-cell table:style-name="Table1.A1" office:value-type="string">
            <text:p text:style-name="Standard">Calculated pessimistic estimate</text:p>
          </table:table-cell>
        </table:table-row>
        <table:table-row table:style-name="TableLine94273112017040">
          <table:table-cell table:style-name="Table1.A1" office:value-type="string">
            <text:p text:style-name="Standard">﻿tableTaskStatus.starttime</text:p>
          </table:table-cell>
          <table:table-cell table:style-name="Table1.A1" office:value-type="string">
            <text:p text:style-name="Table_20_Contents"><text:user-field-get text:name="tableTaskStatus.starttime">Start Time</text:user-field-get></text:p>
          </table:table-cell>
          <table:table-cell table:style-name="Table1.A1" office:value-type="string">
            <text:p text:style-name="Standard">Scheduled start time</text:p>
          </table:table-cell>
        </table:table-row>
        <table:table-row table:style-name="TableLine94273112056992">
          <table:table-cell table:style-name="Table1.A1" office:value-type="string">
            <text:p text:style-name="Standard">﻿tableTaskStatus.endtime</text:p>
          </table:table-cell>
          <table:table-cell table:style-name="Table1.A1" office:value-type="string">
            <text:p text:style-name="Table_20_Contents"><text:user-field-get text:name="tableTaskStatus.endtime">End Time</text:user-field-get></text:p>
          </table:table-cell>
          <table:table-cell table:style-name="Table1.A1" office:value-type="string">
            <text:p text:style-name="Standard">Scheduled finish time</text:p>
          </table:table-cell>
        </table:table-row>
        <table:table-row table:style-name="TableLine94273112037232">
          <table:table-cell table:style-name="Table1.A1" office:value-type="string">
            <text:p text:style-name="Standard">﻿tableTaskStatus.duration</text:p>
          </table:table-cell>
          <table:table-cell table:style-name="Table1.A1" office:value-type="string">
            <text:p text:style-name="Table_20_Contents"><text:user-field-get text:name="tableTaskStatus.duration">Duration</text:user-field-get></text:p>
          </table:table-cell>
          <table:table-cell table:style-name="Table1.A1" office:value-type="string">
            <text:p text:style-name="Standard">Scheduled duration</text:p>
          </table:table-cell>
        </table:table-row>
        <table:table-row table:style-name="TableLine94273112034624">
          <table:table-cell table:style-name="Table1.A1" office:value-type="string">
            <text:p text:style-name="Standard">﻿tableTaskStatus.earlystart</text:p>
          </table:table-cell>
          <table:table-cell table:style-name="Table1.A1" office:value-type="string">
            <text:p text:style-name="Table_20_Contents"><text:user-field-get text:name="tableTaskStatus.earlystart">Early Start</text:user-field-get></text:p>
          </table:table-cell>
          <table:table-cell table:style-name="Table1.A1" office:value-type="string">
            <text:p text:style-name="Standard">Earliest possible start</text:p>
          </table:table-cell>
        </table:table-row>
        <table:table-row table:style-name="TableLine94273111954288">
          <table:table-cell table:style-name="Table1.A1" office:value-type="string">
            <text:p text:style-name="Standard">﻿tableTaskStatus.earlyfinish</text:p>
          </table:table-cell>
          <table:table-cell table:style-name="Table1.A1" office:value-type="string">
            <text:p text:style-name="Table_20_Contents"><text:user-field-get text:name="tableTaskStatus.earlyfinish">Early Finish</text:user-field-get></text:p>
          </table:table-cell>
          <table:table-cell table:style-name="Table1.A1" office:value-type="string">
            <text:p text:style-name="Standard">Earliest possible finish</text:p>
          </table:table-cell>
        </table:table-row>
        <table:table-row table:style-name="TableLine94273110920768">
          <table:table-cell table:style-name="Table1.A1" office:value-type="string">
            <text:p text:style-name="Standard">﻿tableTaskStatus.latestart</text:p>
          </table:table-cell>
          <table:table-cell table:style-name="Table1.A1" office:value-type="string">
            <text:p text:style-name="Table_20_Contents"><text:user-field-get text:name="tableTaskStatus.latestart">Late Start</text:user-field-get></text:p>
          </table:table-cell>
          <table:table-cell table:style-name="Table1.A1" office:value-type="string">
            <text:p text:style-name="Standard">Latest possible start</text:p>
          </table:table-cell>
        </table:table-row>
        <table:table-row table:style-name="TableLine94273112008736">
          <table:table-cell table:style-name="Table1.A1" office:value-type="string">
            <text:p text:style-name="Standard">﻿tableTaskStatus.latefinish</text:p>
          </table:table-cell>
          <table:table-cell table:style-name="Table1.A1" office:value-type="string">
            <text:p text:style-name="Table_20_Contents"><text:user-field-get text:name="tableTaskStatus.latefinish">Late Finish</text:user-field-get></text:p>
          </table:table-cell>
          <table:table-cell table:style-name="Table1.A1" office:value-type="string">
            <text:p text:style-name="Standard">Latest possible finish</text:p>
          </table:table-cell>
        </table:table-row>
        <table:table-row table:style-name="TableLine94273111948672">
          <table:table-cell table:style-name="Table1.A1" office:value-type="string">
            <text:p text:style-name="Standard">﻿tableTaskStatus.positivefloat</text:p>
          </table:table-cell>
          <table:table-cell table:style-name="Table1.A1" office:value-type="string">
            <text:p text:style-name="Table_20_Contents"><text:user-field-get text:name="tableTaskStatus.positivefloat">Positive Float</text:user-field-get></text:p>
          </table:table-cell>
          <table:table-cell table:style-name="Table1.A1" office:value-type="string">
            <text:p text:style-name="Standard"/>
          </table:table-cell>
        </table:table-row>
        <table:table-row table:style-name="TableLine94273112067072">
          <table:table-cell table:style-name="Table1.A1" office:value-type="string">
            <text:p text:style-name="Standard">﻿tableTaskStatus.freefloat</text:p>
          </table:table-cell>
          <table:table-cell table:style-name="Table1.A1" office:value-type="string">
            <text:p text:style-name="Table_20_Contents"><text:user-field-get text:name="tableTaskStatus.freefloat">Free Float</text:user-field-get></text:p>
          </table:table-cell>
          <table:table-cell table:style-name="Table1.A1" office:value-type="string">
            <text:p text:style-name="Standard"/>
          </table:table-cell>
        </table:table-row>
        <table:table-row table:style-name="TableLine94273112513776">
          <table:table-cell table:style-name="Table1.A1" office:value-type="string">
            <text:p text:style-name="Standard">﻿tableTaskStatus.negativefloat</text:p>
          </table:table-cell>
          <table:table-cell table:style-name="Table1.A1" office:value-type="string">
            <text:p text:style-name="Table_20_Contents"><text:user-field-get text:name="tableTaskStatus.negativefloat">Negative Float</text:user-field-get></text:p>
          </table:table-cell>
          <table:table-cell table:style-name="Table1.A1" office:value-type="string">
            <text:p text:style-name="Standard"/>
          </table:table-cell>
        </table:table-row>
        <table:table-row table:style-name="TableLine94273112514720">
          <table:table-cell table:style-name="Table1.A1" office:value-type="string">
            <text:p text:style-name="Standard">﻿tableTaskStatus.startfloat</text:p>
          </table:table-cell>
          <table:table-cell table:style-name="Table1.A1" office:value-type="string">
            <text:p text:style-name="Table_20_Contents"><text:user-field-get text:name="tableTaskStatus.startfloat">Start Float</text:user-field-get></text:p>
          </table:table-cell>
          <table:table-cell table:style-name="Table1.A1" office:value-type="string">
            <text:p text:style-name="Standard"/>
          </table:table-cell>
        </table:table-row>
        <table:table-row table:style-name="TableLine94273112515664">
          <table:table-cell table:style-name="Table1.A1" office:value-type="string">
            <text:p text:style-name="Standard">﻿tableTaskStatus.finishfloat</text:p>
          </table:table-cell>
          <table:table-cell table:style-name="Table1.A1" office:value-type="string">
            <text:p text:style-name="Table_20_Contents"><text:user-field-get text:name="tableTaskStatus.finishfloat">Finish Float</text:user-field-get></text:p>
          </table:table-cell>
          <table:table-cell table:style-name="Table1.A1" office:value-type="string">
            <text:p text:style-name="Standard"/>
          </table:table-cell>
        </table:table-row>
        <table:table-row table:style-name="TableLine94273112516608">
          <table:table-cell table:style-name="Table1.A1" office:value-type="string">
            <text:p text:style-name="Standard">﻿tableTaskStatus.assignments</text:p>
          </table:table-cell>
          <table:table-cell table:style-name="Table1.A1" office:value-type="string">
            <text:p text:style-name="Table_20_Contents"><text:user-field-get text:name="tableTaskStatus.Assignments">Assignments</text:user-field-get></text:p>
          </table:table-cell>
          <table:table-cell table:style-name="Table1.A1" office:value-type="string">
            <text:p text:style-name="Standard">Scheduled resource assignments</text:p>
          </table:table-cell>
        </table:table-row>
        <table:table-row table:style-name="TableLine94273112517552">
          <table:table-cell table:style-name="Table1.A1" office:value-type="string">
            <text:p text:style-name="Standard">﻿tableTaskStatus.varianceest</text:p>
          </table:table-cell>
          <table:table-cell table:style-name="Table1.A1" office:value-type="string">
            <text:p text:style-name="Table_20_Contents"><text:user-field-get text:name="tableTaskStatus.varianceest">Variance (Est)</text:user-field-get></text:p>
          </table:table-cell>
          <table:table-cell table:style-name="Table1.A1" office:value-type="string">
            <text:p text:style-name="Standard">Calculated estimate variance</text:p>
          </table:table-cell>
        </table:table-row>
        <table:table-row table:style-name="TableLine94273112518496">
          <table:table-cell table:style-name="Table1.A1" office:value-type="string">
            <text:p text:style-name="Standard">﻿tableTaskStatus.variancedur</text:p>
          </table:table-cell>
          <table:table-cell table:style-name="Table1.A1" office:value-type="string">
            <text:p text:style-name="Table_20_Contents"><text:user-field-get text:name="tableTaskStatus.variancedur">Variance (Dur)</text:user-field-get></text:p>
          </table:table-cell>
          <table:table-cell table:style-name="Table1.A1" office:value-type="string">
            <text:p text:style-name="Standard">Calculated duration variance</text:p>
          </table:table-cell>
        </table:table-row>
        <text:soft-page-break/>
        <table:table-row table:style-name="TableLine94273112519440">
          <table:table-cell table:style-name="Table1.A1" office:value-type="string">
            <text:p text:style-name="Standard">﻿tableTaskStatus.optimisticdur</text:p>
          </table:table-cell>
          <table:table-cell table:style-name="Table1.A1" office:value-type="string">
            <text:p text:style-name="Table_20_Contents"><text:user-field-get text:name="tableTaskStatus.optimisticdur">Optimistic (Dur)</text:user-field-get></text:p>
          </table:table-cell>
          <table:table-cell table:style-name="Table1.A1" office:value-type="string">
            <text:p text:style-name="Standard">Calculated optimistic duration</text:p>
          </table:table-cell>
        </table:table-row>
        <table:table-row table:style-name="TableLine94273112520384">
          <table:table-cell table:style-name="Table1.A1" office:value-type="string">
            <text:p text:style-name="Standard">﻿tableTaskStatus.pessimisticdur</text:p>
          </table:table-cell>
          <table:table-cell table:style-name="Table1.A1" office:value-type="string">
            <text:p text:style-name="Table_20_Contents"><text:user-field-get text:name="tableTaskStatus.pessimisticdur">Pessimistic (Dur)</text:user-field-get></text:p>
          </table:table-cell>
          <table:table-cell table:style-name="Table1.A1" office:value-type="string">
            <text:p text:style-name="Standard">Calculated pessimistic duration</text:p>
          </table:table-cell>
        </table:table-row>
        <table:table-row table:style-name="TableLine94273112521328">
          <table:table-cell table:style-name="Table1.A1" office:value-type="string">
            <text:p text:style-name="Standard">﻿tableTaskStatus.status</text:p>
          </table:table-cell>
          <table:table-cell table:style-name="Table1.A1" office:value-type="string">
            <text:p text:style-name="Table_20_Contents"><text:user-field-get text:name="tableTaskStatus.status">Status</text:user-field-get></text:p>
          </table:table-cell>
          <table:table-cell table:style-name="Table1.A1" office:value-type="string">
            <text:p text:style-name="Standard">Task status as shown in Task Status View</text:p>
          </table:table-cell>
        </table:table-row>
        <table:table-row table:style-name="TableLine94273112522272">
          <table:table-cell table:style-name="Table1.A1" office:value-type="string">
            <text:p text:style-name="Standard">﻿tableTaskStatus.completion</text:p>
          </table:table-cell>
          <table:table-cell table:style-name="Table1.A1" office:value-type="string">
            <text:p text:style-name="Table_20_Contents"><text:user-field-get text:name="tableTaskStatus.completion">% Completed</text:user-field-get></text:p>
          </table:table-cell>
          <table:table-cell table:style-name="Table1.A1" office:value-type="string">
            <text:p text:style-name="Standard">Task completion</text:p>
          </table:table-cell>
        </table:table-row>
        <table:table-row table:style-name="TableLine94273112525280">
          <table:table-cell table:style-name="Table1.A1" office:value-type="string">
            <text:p text:style-name="Standard">﻿tableTaskStatus.plannedeffort</text:p>
          </table:table-cell>
          <table:table-cell table:style-name="Table1.A1" office:value-type="string">
            <text:p text:style-name="Table_20_Contents"><text:user-field-get text:name="tableTaskStatus.plannedeffort">Planned Effort</text:user-field-get></text:p>
          </table:table-cell>
          <table:table-cell table:style-name="Table1.A1" office:value-type="string">
            <text:p text:style-name="Standard">Planned effort</text:p>
          </table:table-cell>
        </table:table-row>
        <table:table-row table:style-name="TableLine94273112526224">
          <table:table-cell table:style-name="Table1.A1" office:value-type="string">
            <text:p text:style-name="Standard">﻿tableTaskStatus.actualeffort</text:p>
          </table:table-cell>
          <table:table-cell table:style-name="Table1.A1" office:value-type="string">
            <text:p text:style-name="Table_20_Contents"><text:user-field-get text:name="tableTaskStatus.actualeffort">Actual Effort</text:user-field-get></text:p>
          </table:table-cell>
          <table:table-cell table:style-name="Table1.A1" office:value-type="string">
            <text:p text:style-name="Standard">Actual effort</text:p>
          </table:table-cell>
        </table:table-row>
        <table:table-row table:style-name="TableLine94273112527168">
          <table:table-cell table:style-name="Table1.A1" office:value-type="string">
            <text:p text:style-name="Standard">﻿tableTaskStatus.remainingeffort</text:p>
          </table:table-cell>
          <table:table-cell table:style-name="Table1.A1" office:value-type="string">
            <text:p text:style-name="Table_20_Contents"><text:user-field-get text:name="tableTaskStatus.remainingeffort">Remaining Effort</text:user-field-get></text:p>
          </table:table-cell>
          <table:table-cell table:style-name="Table1.A1" office:value-type="string">
            <text:p text:style-name="Standard">Remaining effort</text:p>
          </table:table-cell>
        </table:table-row>
        <table:table-row table:style-name="TableLine94273112528112">
          <table:table-cell table:style-name="Table1.A1" office:value-type="string">
            <text:p text:style-name="Standard">﻿tableTaskStatus.plannedcost</text:p>
          </table:table-cell>
          <table:table-cell table:style-name="Table1.A1" office:value-type="string">
            <text:p text:style-name="Table_20_Contents"><text:user-field-get text:name="tableTaskStatus.plannedcost">Planned Cost</text:user-field-get></text:p>
          </table:table-cell>
          <table:table-cell table:style-name="Table1.A1" office:value-type="string">
            <text:p text:style-name="Standard">Planned cost</text:p>
          </table:table-cell>
        </table:table-row>
        <table:table-row table:style-name="TableLine94273112529056">
          <table:table-cell table:style-name="Table1.A1" office:value-type="string">
            <text:p text:style-name="Standard">tableTaskStatus.actualcost</text:p>
          </table:table-cell>
          <table:table-cell table:style-name="Table1.A1" office:value-type="string">
            <text:p text:style-name="Table_20_Contents"><text:user-field-get text:name="tableTaskStatus.actualcost">Actual Cost</text:user-field-get></text:p>
          </table:table-cell>
          <table:table-cell table:style-name="Table1.A1" office:value-type="string">
            <text:p text:style-name="Standard">Actual cost</text:p>
          </table:table-cell>
        </table:table-row>
        <table:table-row table:style-name="TableLine94273112530000">
          <table:table-cell table:style-name="Table1.A1" office:value-type="string">
            <text:p text:style-name="Standard">tableTaskStatus.actualstart</text:p>
          </table:table-cell>
          <table:table-cell table:style-name="Table1.A1" office:value-type="string">
            <text:p text:style-name="Table_20_Contents"><text:user-field-get text:name="tableTaskStatus.actualstart">Actual Start</text:user-field-get></text:p>
          </table:table-cell>
          <table:table-cell table:style-name="Table1.A1" office:value-type="string">
            <text:p text:style-name="Standard">Actual start</text:p>
          </table:table-cell>
        </table:table-row>
        <table:table-row table:style-name="TableLine94273112530944">
          <table:table-cell table:style-name="Table1.A1" office:value-type="string">
            <text:p text:style-name="Standard">tableTaskStatus.started</text:p>
          </table:table-cell>
          <table:table-cell table:style-name="Table1.A1" office:value-type="string">
            <text:p text:style-name="Table_20_Contents"><text:user-field-get text:name="tableTaskStatus.started">Started</text:user-field-get></text:p>
          </table:table-cell>
          <table:table-cell table:style-name="Table1.A1" office:value-type="string">
            <text:p text:style-name="Standard"/>
          </table:table-cell>
        </table:table-row>
        <table:table-row table:style-name="TableLine94273112531888">
          <table:table-cell table:style-name="Table1.A1" office:value-type="string">
            <text:p text:style-name="Standard">tableTaskStatus.actualfinish</text:p>
          </table:table-cell>
          <table:table-cell table:style-name="Table1.A1" office:value-type="string">
            <text:p text:style-name="Table_20_Contents"><text:user-field-get text:name="tableTaskStatus.actualfinish">Actual Finish</text:user-field-get></text:p>
          </table:table-cell>
          <table:table-cell table:style-name="Table1.A1" office:value-type="string">
            <text:p text:style-name="Standard">Actual finish</text:p>
          </table:table-cell>
        </table:table-row>
        <table:table-row table:style-name="TableLine94273112532832">
          <table:table-cell table:style-name="Table1.A1" office:value-type="string">
            <text:p text:style-name="Standard">tableTaskStatus.finished</text:p>
          </table:table-cell>
          <table:table-cell table:style-name="Table1.A1" office:value-type="string">
            <text:p text:style-name="Table_20_Contents"><text:user-field-get text:name="tableTaskStatus.finished">Finished</text:user-field-get></text:p>
          </table:table-cell>
          <table:table-cell table:style-name="Table1.A1" office:value-type="string">
            <text:p text:style-name="Standard"/>
          </table:table-cell>
        </table:table-row>
        <table:table-row table:style-name="TableLine94273112533776">
          <table:table-cell table:style-name="Table1.A1" office:value-type="string">
            <text:p text:style-name="Table_20_Contents">tableTaskStatus.schedulingstatus</text:p>
          </table:table-cell>
          <table:table-cell table:style-name="Table1.A1" office:value-type="string">
            <text:p text:style-name="Table_20_Contents"><text:user-field-get text:name="tableTaskStatus.schedulingstatus">Scheduling Status</text:user-field-get></text:p>
          </table:table-cell>
          <table:table-cell table:style-name="Table1.A1" office:value-type="string">
            <text:p text:style-name="Standard">Scheduling status</text:p>
          </table:table-cell>
        </table:table-row>
        <table:table-row table:style-name="TableLine94273112534720">
          <table:table-cell table:style-name="Table1.A1" office:value-type="string">
            <text:p text:style-name="Table_20_Contents">tableTaskStatus.bcws</text:p>
          </table:table-cell>
          <table:table-cell table:style-name="Table1.A1" office:value-type="string">
            <text:p text:style-name="Table_20_Contents"><text:user-field-get text:name="tableTaskStatus.bcws">BCWS</text:user-field-get></text:p>
          </table:table-cell>
          <table:table-cell table:style-name="Table1.A1" office:value-type="string">
            <text:p text:style-name="Standard">Budgeted Cost of Work Scheduled (cost based)</text:p>
          </table:table-cell>
        </table:table-row>
        <table:table-row table:style-name="TableLine94273112535664">
          <table:table-cell table:style-name="Table1.A1" office:value-type="string">
            <text:p text:style-name="Table_20_Contents">tableTaskStatus.bcwp</text:p>
          </table:table-cell>
          <table:table-cell table:style-name="Table1.A1" office:value-type="string">
            <text:p text:style-name="Table_20_Contents"><text:user-field-get text:name="tableTaskStatus.bcwp">BCWP</text:user-field-get></text:p>
          </table:table-cell>
          <table:table-cell table:style-name="Table1.A1" office:value-type="string">
            <text:p text:style-name="Standard">Budgeted Cost of Work Performed (cost based)</text:p>
          </table:table-cell>
        </table:table-row>
        <table:table-row table:style-name="TableLine94273112536608">
          <table:table-cell table:style-name="Table1.A1" office:value-type="string">
            <text:p text:style-name="Table_20_Contents">tableTaskStatus.acwp</text:p>
          </table:table-cell>
          <table:table-cell table:style-name="Table1.A1" office:value-type="string">
            <text:p text:style-name="Table_20_Contents"><text:user-field-get text:name="tableTaskStatus.acwp">ACWP</text:user-field-get></text:p>
          </table:table-cell>
          <table:table-cell table:style-name="Table1.A1" office:value-type="string">
            <text:p text:style-name="Standard">Actual Cost of Work Performed (cost based)</text:p>
          </table:table-cell>
        </table:table-row>
        <table:table-row table:style-name="TableLine94273112537552">
          <table:table-cell table:style-name="Table1.A1" office:value-type="string">
            <text:p text:style-name="Table_20_Contents">tableTaskStatus.spi</text:p>
          </table:table-cell>
          <table:table-cell table:style-name="Table1.A1" office:value-type="string">
            <text:p text:style-name="Table_20_Contents"><text:user-field-get text:name="tableTaskStatus.spi">SPI</text:user-field-get></text:p>
          </table:table-cell>
          <table:table-cell table:style-name="Table1.A1" office:value-type="string">
            <text:p text:style-name="Standard">Schedule Performance Index</text:p>
          </table:table-cell>
        </table:table-row>
        <table:table-row table:style-name="TableLine94273112538496">
          <table:table-cell table:style-name="Table1.A1" office:value-type="string">
            <text:p text:style-name="Table_20_Contents">tableTaskStatus.critical</text:p>
          </table:table-cell>
          <table:table-cell table:style-name="Table1.A1" office:value-type="string">
            <text:p text:style-name="Table_20_Contents"><text:user-field-get text:name="tableTaskStatus.critical">Critical</text:user-field-get></text:p>
          </table:table-cell>
          <table:table-cell table:style-name="Table1.A1" office:value-type="string">
            <text:p text:style-name="Standard">Task is critical</text:p>
          </table:table-cell>
        </table:table-row>
        <table:table-row table:style-name="TableLine94273112539440">
          <table:table-cell table:style-name="Table1.A1" office:value-type="string">
            <text:p text:style-name="Table_20_Contents">tableTaskStatus.criticalpath</text:p>
          </table:table-cell>
          <table:table-cell table:style-name="Table1.A1" office:value-type="string">
            <text:p text:style-name="Table_20_Contents"><text:user-field-get text:name="tableTaskStatus.criticalpath">Critical Path</text:user-field-get></text:p>
          </table:table-cell>
          <table:table-cell table:style-name="Table1.A1" office:value-type="string">
            <text:p text:style-name="Standard"/>
          </table:table-cell>
        </table:table-row>
        <table:table-row table:style-name="TableLine94273112540384">
          <table:table-cell table:style-name="Table1.A1" office:value-type="string">
            <text:p text:style-name="Table_20_Contents">tableTaskStatus.notscheduled</text:p>
          </table:table-cell>
          <table:table-cell table:style-name="Table1.A1" office:value-type="string">
            <text:p text:style-name="Table_20_Contents"><text:user-field-get text:name="tableTaskStatus.notscheduled">Not Scheduled</text:user-field-get></text:p>
          </table:table-cell>
          <table:table-cell table:style-name="Table1.A1" office:value-type="string">
            <text:p text:style-name="Standard">Not Scheduled</text:p>
          </table:table-cell>
        </table:table-row>
        <table:table-row table:style-name="TableLine94273112541328">
          <table:table-cell table:style-name="Table1.A1" office:value-type="string">
            <text:p text:style-name="Table_20_Contents">tableTaskStatus.assignmentmissing</text:p>
          </table:table-cell>
          <table:table-cell table:style-name="Table1.A1" office:value-type="string">
            <text:p text:style-name="Table_20_Contents"><text:user-field-get text:name="tableTaskStatus.assignmentmissing">Assignment Missing</text:user-field-get></text:p>
          </table:table-cell>
          <table:table-cell table:style-name="Table1.A1" office:value-type="string">
            <text:p text:style-name="Standard"/>
          </table:table-cell>
        </table:table-row>
        <table:table-row table:style-name="TableLine94273112542272">
          <table:table-cell table:style-name="Table1.A1" office:value-type="string">
            <text:p text:style-name="Table_20_Contents">tableTaskStatus.resourceoverbooked</text:p>
          </table:table-cell>
          <table:table-cell table:style-name="Table1.A1" office:value-type="string">
            <text:p text:style-name="Table_20_Contents"><text:user-field-get text:name="tableTaskStatus.resourceoverbooked">Resource Overbooked</text:user-field-get></text:p>
          </table:table-cell>
          <table:table-cell table:style-name="Table1.A1" office:value-type="string">
            <text:p text:style-name="Standard">Resource Overbooked</text:p>
          </table:table-cell>
        </table:table-row>
        <table:table-row table:style-name="TableLine94273112543216">
          <table:table-cell table:style-name="Table1.A1" office:value-type="string">
            <text:p text:style-name="Table_20_Contents">tableTaskStatus.resourceunavailable</text:p>
          </table:table-cell>
          <table:table-cell table:style-name="Table1.A1" office:value-type="string">
            <text:p text:style-name="Table_20_Contents"><text:user-field-get text:name="tableTaskStatus.resourceunavailable">Resource Unavailable</text:user-field-get></text:p>
          </table:table-cell>
          <table:table-cell table:style-name="Table1.A1" office:value-type="string">
            <text:p text:style-name="Standard">Resource Unavailable</text:p>
          </table:table-cell>
        </table:table-row>
        <table:table-row table:style-name="TableLine94273112544160">
          <table:table-cell table:style-name="Table1.A1" office:value-type="string">
            <text:p text:style-name="Table_20_Contents">tableTaskStatus.constraintserror</text:p>
          </table:table-cell>
          <table:table-cell table:style-name="Table1.A1" office:value-type="string">
            <text:p text:style-name="Table_20_Contents"><text:user-field-get text:name="tableTaskStatus.constraintserror">Constraints Error</text:user-field-get></text:p>
          </table:table-cell>
          <table:table-cell table:style-name="Table1.A1" office:value-type="string">
            <text:p text:style-name="Standard"/>
          </table:table-cell>
        </table:table-row>
        <table:table-row table:style-name="TableLine94273112545104">
          <table:table-cell table:style-name="Table1.A1" office:value-type="string">
            <text:p text:style-name="Table_20_Contents">tableTaskStatus.effortnotmet</text:p>
          </table:table-cell>
          <table:table-cell table:style-name="Table1.A1" office:value-type="string">
            <text:p text:style-name="Table_20_Contents"><text:user-field-get text:name="tableTaskStatus.effortnotmet">Effort Not Met</text:user-field-get></text:p>
          </table:table-cell>
          <table:table-cell table:style-name="Table1.A1" office:value-type="string">
            <text:p text:style-name="Standard"/>
          </table:table-cell>
        </table:table-row>
        <table:table-row table:style-name="TableLine94273112546048">
          <table:table-cell table:style-name="Table1.A1" office:value-type="string">
            <text:p text:style-name="Table_20_Contents">tableTaskStatus.schedulingerror</text:p>
          </table:table-cell>
          <table:table-cell table:style-name="Table1.A1" office:value-type="string">
            <text:p text:style-name="Table_20_Contents"><text:user-field-get text:name="tableTaskStatus.schedulingerror">Scheduling Error</text:user-field-get></text:p>
          </table:table-cell>
          <table:table-cell table:style-name="Table1.A1" office:value-type="string">
            <text:p text:style-name="Standard"/>
          </table:table-cell>
        </table:table-row>
        <table:table-row table:style-name="TableLine94273112546992">
          <table:table-cell table:style-name="Table1.A1" office:value-type="string">
            <text:p text:style-name="Table_20_Contents">tableTaskStatus.level</text:p>
          </table:table-cell>
          <table:table-cell table:style-name="Table1.A1" office:value-type="string">
            <text:p text:style-name="Table_20_Contents"><text:user-field-get text:name="tableTaskStatus.level">Level</text:user-field-get></text:p>
          </table:table-cell>
          <table:table-cell table:style-name="Table1.A1" office:value-type="string">
            <text:p text:style-name="Standard">Task level</text:p>
          </table:table-cell>
        </table:table-row>
      </table:table>
      <text:p text:style-name="Standard"/>
      <text:h text:style-name="P7" text:outline-level="2"><text:bookmark-start text:name="__RefHeading___Toc4807_2890046422"/>Tasks Table<text:bookmark-end text:name="__RefHeading___Toc4807_2890046422"/></text:h>
      <text:p text:style-name="Text_20_body">Table variable: <text:user-field-get text:name="tableTasks">tasks</text:user-field-get></text:p>
      <table:table table:name="Table8" table:style-name="Table8">
        <table:table-column table:style-name="Table8.A"/>
        <table:table-column table:style-name="Table8.B"/>
        <table:table-column table:style-name="Table8.C"/>
        <table:table-header-rows>
          <table:table-row table:style-name="TableLine94273112549520">
            <table:table-cell table:style-name="Table8.A1" office:value-type="string">
              <text:p text:style-name="P2">Variable Name</text:p>
            </table:table-cell>
            <table:table-cell table:style-name="Table8.A1" office:value-type="string">
              <text:p text:style-name="P2">Variable</text:p>
            </table:table-cell>
            <table:table-cell table:style-name="Table8.A1" office:value-type="string">
              <text:p text:style-name="P2">Description</text:p>
            </table:table-cell>
          </table:table-row>
        </table:table-header-rows>
        <table:table-row table:style-name="TableLine94273112759600">
          <table:table-cell table:style-name="Table8.A1" office:value-type="string">
            <text:p text:style-name="Standard">﻿tableTasks.name</text:p>
          </table:table-cell>
          <table:table-cell table:style-name="Table8.A1" office:value-type="string">
            <text:p text:style-name="Table_20_Contents"><text:user-field-get text:name="tableTasks.name">Name</text:user-field-get></text:p>
          </table:table-cell>
          <table:table-cell table:style-name="Table8.A1" office:value-type="string">
            <text:p text:style-name="Standard">The name of the task</text:p>
          </table:table-cell>
        </table:table-row>
        <table:table-row table:style-name="TableLine94273112760384">
          <table:table-cell table:style-name="Table8.A1" office:value-type="string">
            <text:p text:style-name="Standard">﻿tableTasks.wbscode</text:p>
          </table:table-cell>
          <table:table-cell table:style-name="Table8.A1" office:value-type="string">
            <text:p text:style-name="Table_20_Contents"><text:user-field-get text:name="tableTasks.wbscode">WBS Code</text:user-field-get></text:p>
          </table:table-cell>
          <table:table-cell table:style-name="Table8.A1" office:value-type="string">
            <text:p text:style-name="Standard">WBS Code</text:p>
          </table:table-cell>
        </table:table-row>
        <table:table-row table:style-name="TableLine94273112761168">
          <table:table-cell table:style-name="Table8.A1" office:value-type="string">
            <text:p text:style-name="Standard">﻿tableTasks.type</text:p>
          </table:table-cell>
          <table:table-cell table:style-name="Table8.A1" office:value-type="string">
            <text:p text:style-name="Table_20_Contents"><text:user-field-get text:name="tableTasks.Type">Type</text:user-field-get></text:p>
          </table:table-cell>
          <table:table-cell table:style-name="Table8.A1" office:value-type="string">
            <text:p text:style-name="Standard">Type of task</text:p>
          </table:table-cell>
        </table:table-row>
        <table:table-row table:style-name="TableLine94273112762032">
          <table:table-cell table:style-name="Table8.A1" office:value-type="string">
            <text:p text:style-name="Standard">﻿tableTasks.responsible</text:p>
          </table:table-cell>
          <table:table-cell table:style-name="Table8.A1" office:value-type="string">
            <text:p text:style-name="Table_20_Contents"><text:user-field-get text:name="tableTasks.responsible">Responsible</text:user-field-get></text:p>
          </table:table-cell>
          <table:table-cell table:style-name="Table8.A1" office:value-type="string">
            <text:p text:style-name="Standard"/>
          </table:table-cell>
        </table:table-row>
        <table:table-row table:style-name="TableLine94273112763056">
          <table:table-cell table:style-name="Table8.A1" office:value-type="string">
            <text:p text:style-name="Standard">﻿tableTasks.allocation</text:p>
          </table:table-cell>
          <table:table-cell table:style-name="Table8.A1" office:value-type="string">
            <text:p text:style-name="Table_20_Contents"><text:user-field-get text:name="tableTasks.allocation">Allocation</text:user-field-get></text:p>
          </table:table-cell>
          <table:table-cell table:style-name="Table8.A1" office:value-type="string">
            <text:p text:style-name="Standard">Resource requests</text:p>
          </table:table-cell>
        </table:table-row>
        <table:table-row table:style-name="TableLine94273112763952">
          <table:table-cell table:style-name="Table8.A1" office:value-type="string">
            <text:p text:style-name="Standard">﻿tableTasks.estimatetype</text:p>
          </table:table-cell>
          <table:table-cell table:style-name="Table8.A1" office:value-type="string">
            <text:p text:style-name="Table_20_Contents"><text:user-field-get text:name="tableTasks.estimatetype">Estimate Type</text:user-field-get></text:p>
          </table:table-cell>
          <table:table-cell table:style-name="Table8.A1" office:value-type="string">
            <text:p text:style-name="Standard"/>
          </table:table-cell>
        </table:table-row>
        <table:table-row table:style-name="TableLine94273112764896">
          <table:table-cell table:style-name="Table8.A1" office:value-type="string">
            <text:p text:style-name="Standard">﻿tableTasks.calendar</text:p>
          </table:table-cell>
          <table:table-cell table:style-name="Table8.A1" office:value-type="string">
            <text:p text:style-name="Table_20_Contents"><text:user-field-get text:name="tableTasks.calendar">Calendar</text:user-field-get></text:p>
          </table:table-cell>
          <table:table-cell table:style-name="Table8.A1" office:value-type="string">
            <text:p text:style-name="Standard"/>
          </table:table-cell>
        </table:table-row>
        <table:table-row table:style-name="TableLine94273112765840">
          <table:table-cell table:style-name="Table8.A1" office:value-type="string">
            <text:p text:style-name="Standard">﻿tableTasks.estimate</text:p>
          </table:table-cell>
          <table:table-cell table:style-name="Table8.A1" office:value-type="string">
            <text:p text:style-name="Table_20_Contents"><text:user-field-get text:name="tableTasks.estimate">Estimate</text:user-field-get></text:p>
          </table:table-cell>
          <table:table-cell table:style-name="Table8.A1" office:value-type="string">
            <text:p text:style-name="Standard">Most likely estimate</text:p>
          </table:table-cell>
        </table:table-row>
        <table:table-row table:style-name="TableLine94273112766704">
          <table:table-cell table:style-name="Table8.A1" office:value-type="string">
            <text:p text:style-name="Table_20_Contents">﻿tableTasks.optimistcratio</text:p>
          </table:table-cell>
          <table:table-cell table:style-name="Table8.A1" office:value-type="string">
            <text:p text:style-name="Table_20_Contents"><text:user-field-get text:name="tableTasks.optimisticratio">Optimistic (%)</text:user-field-get></text:p>
          </table:table-cell>
          <table:table-cell table:style-name="Table8.A1" office:value-type="string">
            <text:p text:style-name="Standard">Optimistic ratio</text:p>
          </table:table-cell>
        </table:table-row>
        <table:table-row table:style-name="TableLine94273112767648">
          <table:table-cell table:style-name="Table8.A1" office:value-type="string">
            <text:p text:style-name="Table_20_Contents">﻿tableTasks.pessimisticratio</text:p>
          </table:table-cell>
          <table:table-cell table:style-name="Table8.A1" office:value-type="string">
            <text:p text:style-name="Table_20_Contents"><text:user-field-get text:name="tableTasks.pessimisticratio">Pessimistic (%)</text:user-field-get></text:p>
          </table:table-cell>
          <table:table-cell table:style-name="Table8.A1" office:value-type="string">
            <text:p text:style-name="Standard">Pessimistic ratio</text:p>
          </table:table-cell>
        </table:table-row>
        <table:table-row table:style-name="TableLine94273112768592">
          <table:table-cell table:style-name="Table8.A1" office:value-type="string">
            <text:p text:style-name="Standard">﻿tableTasks.risk</text:p>
          </table:table-cell>
          <table:table-cell table:style-name="Table8.A1" office:value-type="string">
            <text:p text:style-name="Table_20_Contents"><text:user-field-get text:name="tableTasks.risk">Risk</text:user-field-get></text:p>
          </table:table-cell>
          <table:table-cell table:style-name="Table8.A1" office:value-type="string">
            <text:p text:style-name="Standard">Estimate uncertainty</text:p>
          </table:table-cell>
        </table:table-row>
        <table:table-row table:style-name="TableLine94273112769536">
          <table:table-cell table:style-name="Table8.A1" office:value-type="string">
            <text:p text:style-name="Standard">﻿tableTasks.constraint</text:p>
          </table:table-cell>
          <table:table-cell table:style-name="Table8.A1" office:value-type="string">
            <text:p text:style-name="Table_20_Contents"><text:user-field-get text:name="tableTasks.constraint">Constraint</text:user-field-get></text:p>
          </table:table-cell>
          <table:table-cell table:style-name="Table8.A1" office:value-type="string">
            <text:p text:style-name="Standard">Type of time constraint</text:p>
          </table:table-cell>
        </table:table-row>
        <table:table-row table:style-name="TableLine94273112770480">
          <table:table-cell table:style-name="Table8.A1" office:value-type="string">
            <text:p text:style-name="Standard">﻿tableTasks.constraintstart</text:p>
          </table:table-cell>
          <table:table-cell table:style-name="Table8.A1" office:value-type="string">
            <text:p text:style-name="Table_20_Contents"><text:user-field-get text:name="tableTasks.constraintstart">Constraint Start</text:user-field-get></text:p>
          </table:table-cell>
          <table:table-cell table:style-name="Table8.A1" office:value-type="string">
            <text:p text:style-name="Standard">Constraint start time</text:p>
          </table:table-cell>
        </table:table-row>
        <table:table-row table:style-name="TableLine94273112771424">
          <table:table-cell table:style-name="Table8.A1" office:value-type="string">
            <text:p text:style-name="Standard">﻿tableTasks.constraintend</text:p>
          </table:table-cell>
          <table:table-cell table:style-name="Table8.A1" office:value-type="string">
            <text:p text:style-name="Table_20_Contents"><text:user-field-get text:name="tableTasks.constraintend">Constraint End</text:user-field-get></text:p>
          </table:table-cell>
          <table:table-cell table:style-name="Table8.A1" office:value-type="string">
            <text:p text:style-name="Standard">Constraint finish time</text:p>
          </table:table-cell>
        </table:table-row>
        <table:table-row table:style-name="TableLine94273112772368">
          <table:table-cell table:style-name="Table8.A1" office:value-type="string">
            <text:p text:style-name="Standard">﻿tableTasks.runningaccount</text:p>
          </table:table-cell>
          <table:table-cell table:style-name="Table8.A1" office:value-type="string">
            <text:p text:style-name="Table_20_Contents"><text:user-field-get text:name="tableTasks.runningaccount">Running Account</text:user-field-get></text:p>
          </table:table-cell>
          <table:table-cell table:style-name="Table8.A1" office:value-type="string">
            <text:p text:style-name="Standard">Account for running costs</text:p>
          </table:table-cell>
        </table:table-row>
        <table:table-row table:style-name="TableLine94273112773312">
          <table:table-cell table:style-name="Table8.A1" office:value-type="string">
            <text:p text:style-name="Standard">﻿tableTasks.startupaccount</text:p>
          </table:table-cell>
          <table:table-cell table:style-name="Table8.A1" office:value-type="string">
            <text:p text:style-name="Table_20_Contents"><text:user-field-get text:name="tableTasks.startupaccount">Startup Account</text:user-field-get></text:p>
          </table:table-cell>
          <table:table-cell table:style-name="Table8.A1" office:value-type="string">
            <text:p text:style-name="Standard">Account for startup cost</text:p>
          </table:table-cell>
        </table:table-row>
        <table:table-row table:style-name="TableLine94273112774256">
          <table:table-cell table:style-name="Table8.A1" office:value-type="string">
            <text:p text:style-name="Standard">﻿tableTasks.startupcost</text:p>
          </table:table-cell>
          <table:table-cell table:style-name="Table8.A1" office:value-type="string">
            <text:p text:style-name="Standard"/>
          </table:table-cell>
          <table:table-cell table:style-name="Table8.A1" office:value-type="string">
            <text:p text:style-name="Standard">The cost incurred at startup of the task</text:p>
          </table:table-cell>
        </table:table-row>
        <table:table-row table:style-name="TableLine94273112775200">
          <table:table-cell table:style-name="Table8.A1" office:value-type="string">
            <text:p text:style-name="Standard">﻿tableTasks.shutdownaccount</text:p>
          </table:table-cell>
          <table:table-cell table:style-name="Table8.A1" office:value-type="string">
            <text:p text:style-name="Table_20_Contents"><text:user-field-get text:name="tableTasks.shutdownaccount">Shutdown Account</text:user-field-get></text:p>
          </table:table-cell>
          <table:table-cell table:style-name="Table8.A1" office:value-type="string">
            <text:p text:style-name="Standard">Account for shutdown cost</text:p>
          </table:table-cell>
        </table:table-row>
        <table:table-row table:style-name="TableLine94273112776144">
          <table:table-cell table:style-name="Table8.A1" office:value-type="string">
            <text:p text:style-name="Standard">﻿tableTasks.shutdowncost</text:p>
          </table:table-cell>
          <table:table-cell table:style-name="Table8.A1" office:value-type="string">
            <text:p text:style-name="Table_20_Contents"><text:user-field-get text:name="tableTasks.shutdowncost">Shutdown Cost</text:user-field-get></text:p>
          </table:table-cell>
          <table:table-cell table:style-name="Table8.A1" office:value-type="string">
            <text:p text:style-name="Standard">The cost incurred at shutdown of the task</text:p>
          </table:table-cell>
        </table:table-row>
        <table:table-row table:style-name="TableLine94273112777088">
          <table:table-cell table:style-name="Table8.A1" office:value-type="string">
            <text:p text:style-name="Standard">﻿tableTasks.description</text:p>
          </table:table-cell>
          <table:table-cell table:style-name="Table8.A1" office:value-type="string">
            <text:p text:style-name="Table_20_Contents"><text:user-field-get text:name="tableTasks.description">Description</text:user-field-get></text:p>
          </table:table-cell>
          <table:table-cell table:style-name="Table8.A1" office:value-type="string">
            <text:p text:style-name="Standard">Task description</text:p>
          </table:table-cell>
        </table:table-row>
        <table:table-row table:style-name="TableLine94273112778032">
          <table:table-cell table:style-name="Table8.A1" office:value-type="string">
            <text:p text:style-name="Standard">﻿tableTasks.expected</text:p>
          </table:table-cell>
          <table:table-cell table:style-name="Table8.A1" office:value-type="string">
            <text:p text:style-name="Table_20_Contents"><text:user-field-get text:name="tableTasks.expected">Expected</text:user-field-get></text:p>
          </table:table-cell>
          <table:table-cell table:style-name="Table8.A1" office:value-type="string">
            <text:p text:style-name="Standard">Calculated most likely estimate</text:p>
          </table:table-cell>
        </table:table-row>
        <table:table-row table:style-name="TableLine94273112778976">
          <table:table-cell table:style-name="Table8.A1" office:value-type="string">
            <text:p text:style-name="Standard">﻿tableTasks.optimistic</text:p>
          </table:table-cell>
          <table:table-cell table:style-name="Table8.A1" office:value-type="string">
            <text:p text:style-name="Table_20_Contents"><text:user-field-get text:name="tableTasks.optimistic">Optimistic</text:user-field-get></text:p>
          </table:table-cell>
          <table:table-cell table:style-name="Table8.A1" office:value-type="string">
            <text:p text:style-name="Standard">Calculated optimistic estimate</text:p>
          </table:table-cell>
        </table:table-row>
        <table:table-row table:style-name="TableLine94273112779920">
          <table:table-cell table:style-name="Table8.A1" office:value-type="string">
            <text:p text:style-name="Standard">﻿tableTasks.pessimistic</text:p>
          </table:table-cell>
          <table:table-cell table:style-name="Table8.A1" office:value-type="string">
            <text:p text:style-name="Table_20_Contents"><text:user-field-get text:name="tableTasks.pessimistic">Pessimistic</text:user-field-get></text:p>
          </table:table-cell>
          <table:table-cell table:style-name="Table8.A1" office:value-type="string">
            <text:p text:style-name="Standard">Calculated pessimistic estimate</text:p>
          </table:table-cell>
        </table:table-row>
        <table:table-row table:style-name="TableLine94273112780864">
          <table:table-cell table:style-name="Table8.A1" office:value-type="string">
            <text:p text:style-name="Standard">﻿tableTasks.starttime</text:p>
          </table:table-cell>
          <table:table-cell table:style-name="Table8.A1" office:value-type="string">
            <text:p text:style-name="Table_20_Contents"><text:user-field-get text:name="tableTasks.starttime">Start Time</text:user-field-get></text:p>
          </table:table-cell>
          <table:table-cell table:style-name="Table8.A1" office:value-type="string">
            <text:p text:style-name="Standard">Scheduled start time</text:p>
          </table:table-cell>
        </table:table-row>
        <table:table-row table:style-name="TableLine94273112781808">
          <table:table-cell table:style-name="Table8.A1" office:value-type="string">
            <text:p text:style-name="Standard">﻿tableTasks.endtime</text:p>
          </table:table-cell>
          <table:table-cell table:style-name="Table8.A1" office:value-type="string">
            <text:p text:style-name="Table_20_Contents"><text:user-field-get text:name="tableTasks.endtime">End Time</text:user-field-get></text:p>
          </table:table-cell>
          <table:table-cell table:style-name="Table8.A1" office:value-type="string">
            <text:p text:style-name="Standard">Scheduled finish time</text:p>
          </table:table-cell>
        </table:table-row>
        <table:table-row table:style-name="TableLine94273112782752">
          <table:table-cell table:style-name="Table8.A1" office:value-type="string">
            <text:p text:style-name="Standard">﻿tableTasks.duration</text:p>
          </table:table-cell>
          <table:table-cell table:style-name="Table8.A1" office:value-type="string">
            <text:p text:style-name="Table_20_Contents"><text:user-field-get text:name="tableTasks.duration">Duration</text:user-field-get></text:p>
          </table:table-cell>
          <table:table-cell table:style-name="Table8.A1" office:value-type="string">
            <text:p text:style-name="Standard">Scheduled duration</text:p>
          </table:table-cell>
        </table:table-row>
        <table:table-row table:style-name="TableLine94273112783696">
          <table:table-cell table:style-name="Table8.A1" office:value-type="string">
            <text:p text:style-name="Standard">﻿tableTasks.earlystart</text:p>
          </table:table-cell>
          <table:table-cell table:style-name="Table8.A1" office:value-type="string">
            <text:p text:style-name="Table_20_Contents"><text:user-field-get text:name="tableTasks.earlystart">Early Start</text:user-field-get></text:p>
          </table:table-cell>
          <table:table-cell table:style-name="Table8.A1" office:value-type="string">
            <text:p text:style-name="Standard">Earliest possible start</text:p>
          </table:table-cell>
        </table:table-row>
        <table:table-row table:style-name="TableLine94273112784640">
          <table:table-cell table:style-name="Table8.A1" office:value-type="string">
            <text:p text:style-name="Standard">﻿tableTasks.earlyfinish</text:p>
          </table:table-cell>
          <table:table-cell table:style-name="Table8.A1" office:value-type="string">
            <text:p text:style-name="Table_20_Contents"><text:user-field-get text:name="tableTasks.earlyfinish">Early Finish</text:user-field-get></text:p>
          </table:table-cell>
          <table:table-cell table:style-name="Table8.A1" office:value-type="string">
            <text:p text:style-name="Standard">Earliest possible finish</text:p>
          </table:table-cell>
        </table:table-row>
        <table:table-row table:style-name="TableLine94273112785584">
          <table:table-cell table:style-name="Table8.A1" office:value-type="string">
            <text:p text:style-name="Standard">﻿tableTasks.latestart</text:p>
          </table:table-cell>
          <table:table-cell table:style-name="Table8.A1" office:value-type="string">
            <text:p text:style-name="Table_20_Contents"><text:user-field-get text:name="tableTasks.latestart">Late Start</text:user-field-get></text:p>
          </table:table-cell>
          <table:table-cell table:style-name="Table8.A1" office:value-type="string">
            <text:p text:style-name="Standard">Latest possible start</text:p>
          </table:table-cell>
        </table:table-row>
        <table:table-row table:style-name="TableLine94273112786528">
          <table:table-cell table:style-name="Table8.A1" office:value-type="string">
            <text:p text:style-name="Standard">﻿tableTasks.latefinish</text:p>
          </table:table-cell>
          <table:table-cell table:style-name="Table8.A1" office:value-type="string">
            <text:p text:style-name="Table_20_Contents"><text:user-field-get text:name="tableTasks.latefinish">Late Finish</text:user-field-get></text:p>
          </table:table-cell>
          <table:table-cell table:style-name="Table8.A1" office:value-type="string">
            <text:p text:style-name="Standard">Latest possible finish</text:p>
          </table:table-cell>
        </table:table-row>
        <table:table-row table:style-name="TableLine94273112787472">
          <table:table-cell table:style-name="Table8.A1" office:value-type="string">
            <text:p text:style-name="Standard">﻿tableTasks.positivefloat</text:p>
          </table:table-cell>
          <table:table-cell table:style-name="Table8.A1" office:value-type="string">
            <text:p text:style-name="Table_20_Contents"><text:user-field-get text:name="tableTasks.positivefloat">Positive Float</text:user-field-get></text:p>
          </table:table-cell>
          <table:table-cell table:style-name="Table8.A1" office:value-type="string">
            <text:p text:style-name="Standard"/>
          </table:table-cell>
        </table:table-row>
        <table:table-row table:style-name="TableLine94273112788416">
          <table:table-cell table:style-name="Table8.A1" office:value-type="string">
            <text:p text:style-name="Standard">﻿tableTasks.freefloat</text:p>
          </table:table-cell>
          <table:table-cell table:style-name="Table8.A1" office:value-type="string">
            <text:p text:style-name="Table_20_Contents"><text:user-field-get text:name="tableTasks.freefloat">Free Float</text:user-field-get></text:p>
          </table:table-cell>
          <table:table-cell table:style-name="Table8.A1" office:value-type="string">
            <text:p text:style-name="Standard"/>
          </table:table-cell>
        </table:table-row>
        <table:table-row table:style-name="TableLine94273112789360">
          <table:table-cell table:style-name="Table8.A1" office:value-type="string">
            <text:p text:style-name="Standard">﻿tableTasks.negativefloat</text:p>
          </table:table-cell>
          <table:table-cell table:style-name="Table8.A1" office:value-type="string">
            <text:p text:style-name="Table_20_Contents"><text:user-field-get text:name="tableTasks.negativefloat">Negative Float</text:user-field-get></text:p>
          </table:table-cell>
          <table:table-cell table:style-name="Table8.A1" office:value-type="string">
            <text:p text:style-name="Standard"/>
          </table:table-cell>
        </table:table-row>
        <table:table-row table:style-name="TableLine94273112790304">
          <table:table-cell table:style-name="Table8.A1" office:value-type="string">
            <text:p text:style-name="Standard">﻿tableTasks.startfloat</text:p>
          </table:table-cell>
          <table:table-cell table:style-name="Table8.A1" office:value-type="string">
            <text:p text:style-name="Table_20_Contents"><text:user-field-get text:name="tableTasks.startfloat">Start Float</text:user-field-get></text:p>
          </table:table-cell>
          <table:table-cell table:style-name="Table8.A1" office:value-type="string">
            <text:p text:style-name="Standard"/>
          </table:table-cell>
        </table:table-row>
        <table:table-row table:style-name="TableLine94273112791248">
          <table:table-cell table:style-name="Table8.A1" office:value-type="string">
            <text:p text:style-name="Standard">﻿tableTasks.finishfloat</text:p>
          </table:table-cell>
          <table:table-cell table:style-name="Table8.A1" office:value-type="string">
            <text:p text:style-name="Table_20_Contents"><text:user-field-get text:name="tableTasks.finishfloat">Finish Float</text:user-field-get></text:p>
          </table:table-cell>
          <table:table-cell table:style-name="Table8.A1" office:value-type="string">
            <text:p text:style-name="Standard"/>
          </table:table-cell>
        </table:table-row>
        <table:table-row table:style-name="TableLine94273112792192">
          <table:table-cell table:style-name="Table8.A1" office:value-type="string">
            <text:p text:style-name="Standard">﻿tableTasks.assignments</text:p>
          </table:table-cell>
          <table:table-cell table:style-name="Table8.A1" office:value-type="string">
            <text:p text:style-name="Table_20_Contents"><text:user-field-get text:name="tableTasks.Assignments">Assignments</text:user-field-get></text:p>
          </table:table-cell>
          <table:table-cell table:style-name="Table8.A1" office:value-type="string">
            <text:p text:style-name="Standard">Scheduled resource assignments</text:p>
          </table:table-cell>
        </table:table-row>
        <table:table-row table:style-name="TableLine94273112793136">
          <table:table-cell table:style-name="Table8.A1" office:value-type="string">
            <text:p text:style-name="Standard">﻿tableTasks.varianceest</text:p>
          </table:table-cell>
          <table:table-cell table:style-name="Table8.A1" office:value-type="string">
            <text:p text:style-name="Table_20_Contents"><text:user-field-get text:name="tableTasks.varianceest">Variance (Est)</text:user-field-get></text:p>
          </table:table-cell>
          <table:table-cell table:style-name="Table8.A1" office:value-type="string">
            <text:p text:style-name="Standard">Calculated estimate variance</text:p>
          </table:table-cell>
        </table:table-row>
        <table:table-row table:style-name="TableLine94273112794080">
          <table:table-cell table:style-name="Table8.A1" office:value-type="string">
            <text:p text:style-name="Standard">﻿tableTasks.variancedur</text:p>
          </table:table-cell>
          <table:table-cell table:style-name="Table8.A1" office:value-type="string">
            <text:p text:style-name="Table_20_Contents"><text:user-field-get text:name="tableTasks.variancedur">Variance (Dur)</text:user-field-get></text:p>
          </table:table-cell>
          <table:table-cell table:style-name="Table8.A1" office:value-type="string">
            <text:p text:style-name="Standard">Calculated duration variance</text:p>
          </table:table-cell>
        </table:table-row>
        <text:soft-page-break/>
        <table:table-row table:style-name="TableLine94273112795024">
          <table:table-cell table:style-name="Table8.A1" office:value-type="string">
            <text:p text:style-name="Standard">﻿tableTasks.optimisticdur</text:p>
          </table:table-cell>
          <table:table-cell table:style-name="Table8.A1" office:value-type="string">
            <text:p text:style-name="Table_20_Contents"><text:user-field-get text:name="tableTasks.optimisticdur">Optimistic (Dur)</text:user-field-get></text:p>
          </table:table-cell>
          <table:table-cell table:style-name="Table8.A1" office:value-type="string">
            <text:p text:style-name="Standard">Calculated optimistic duration</text:p>
          </table:table-cell>
        </table:table-row>
        <table:table-row table:style-name="TableLine94273112795968">
          <table:table-cell table:style-name="Table8.A1" office:value-type="string">
            <text:p text:style-name="Standard">﻿tableTasks.pessimisticdur</text:p>
          </table:table-cell>
          <table:table-cell table:style-name="Table8.A1" office:value-type="string">
            <text:p text:style-name="Table_20_Contents"><text:user-field-get text:name="tableTasks.pessimisticdur">Pessimistic (Dur)</text:user-field-get></text:p>
          </table:table-cell>
          <table:table-cell table:style-name="Table8.A1" office:value-type="string">
            <text:p text:style-name="Standard">Calculated pessimistic duration</text:p>
          </table:table-cell>
        </table:table-row>
        <table:table-row table:style-name="TableLine94273112796912">
          <table:table-cell table:style-name="Table8.A1" office:value-type="string">
            <text:p text:style-name="Standard">﻿tableTasks.status</text:p>
          </table:table-cell>
          <table:table-cell table:style-name="Table8.A1" office:value-type="string">
            <text:p text:style-name="Table_20_Contents"><text:user-field-get text:name="tableTasks.status">Status</text:user-field-get></text:p>
          </table:table-cell>
          <table:table-cell table:style-name="Table8.A1" office:value-type="string">
            <text:p text:style-name="Standard">Task status as shown in Task Status View</text:p>
          </table:table-cell>
        </table:table-row>
        <table:table-row table:style-name="TableLine94273112797856">
          <table:table-cell table:style-name="Table8.A1" office:value-type="string">
            <text:p text:style-name="Standard">﻿tableTasks.completion</text:p>
          </table:table-cell>
          <table:table-cell table:style-name="Table8.A1" office:value-type="string">
            <text:p text:style-name="Table_20_Contents"><text:user-field-get text:name="tableTasks.completion">% Completed</text:user-field-get></text:p>
          </table:table-cell>
          <table:table-cell table:style-name="Table8.A1" office:value-type="string">
            <text:p text:style-name="Standard">Task completion</text:p>
          </table:table-cell>
        </table:table-row>
        <table:table-row table:style-name="TableLine94273112800784">
          <table:table-cell table:style-name="Table8.A1" office:value-type="string">
            <text:p text:style-name="Standard">﻿tableTasks.plannedeffort</text:p>
          </table:table-cell>
          <table:table-cell table:style-name="Table8.A1" office:value-type="string">
            <text:p text:style-name="Table_20_Contents"><text:user-field-get text:name="tableTasks.plannedeffort">Planned Effort</text:user-field-get></text:p>
          </table:table-cell>
          <table:table-cell table:style-name="Table8.A1" office:value-type="string">
            <text:p text:style-name="Standard">Planned effort</text:p>
          </table:table-cell>
        </table:table-row>
        <table:table-row table:style-name="TableLine94273112801728">
          <table:table-cell table:style-name="Table8.A1" office:value-type="string">
            <text:p text:style-name="Standard">﻿tableTasks.actualeffort</text:p>
          </table:table-cell>
          <table:table-cell table:style-name="Table8.A1" office:value-type="string">
            <text:p text:style-name="Table_20_Contents"><text:user-field-get text:name="tableTasks.actualeffort">Actual Effort</text:user-field-get></text:p>
          </table:table-cell>
          <table:table-cell table:style-name="Table8.A1" office:value-type="string">
            <text:p text:style-name="Standard">Actual effort</text:p>
          </table:table-cell>
        </table:table-row>
        <table:table-row table:style-name="TableLine94273112802672">
          <table:table-cell table:style-name="Table8.A1" office:value-type="string">
            <text:p text:style-name="Standard">﻿tableTasks.remainingeffort</text:p>
          </table:table-cell>
          <table:table-cell table:style-name="Table8.A1" office:value-type="string">
            <text:p text:style-name="Table_20_Contents"><text:user-field-get text:name="tableTasks.remainingeffort">Remaining Effort</text:user-field-get></text:p>
          </table:table-cell>
          <table:table-cell table:style-name="Table8.A1" office:value-type="string">
            <text:p text:style-name="Standard">Remaining effort</text:p>
          </table:table-cell>
        </table:table-row>
        <table:table-row table:style-name="TableLine94273112803616">
          <table:table-cell table:style-name="Table8.A1" office:value-type="string">
            <text:p text:style-name="Standard">﻿tableTasks.plannedcost</text:p>
          </table:table-cell>
          <table:table-cell table:style-name="Table8.A1" office:value-type="string">
            <text:p text:style-name="Table_20_Contents"><text:user-field-get text:name="tableTasks.plannedcost">Planned Cost</text:user-field-get></text:p>
          </table:table-cell>
          <table:table-cell table:style-name="Table8.A1" office:value-type="string">
            <text:p text:style-name="Standard">Planned cost</text:p>
          </table:table-cell>
        </table:table-row>
        <table:table-row table:style-name="TableLine94273112804560">
          <table:table-cell table:style-name="Table8.A1" office:value-type="string">
            <text:p text:style-name="Standard">tableTasks.actualcost</text:p>
          </table:table-cell>
          <table:table-cell table:style-name="Table8.A1" office:value-type="string">
            <text:p text:style-name="Table_20_Contents"><text:user-field-get text:name="tableTasks.actualcost">Actual Cost</text:user-field-get></text:p>
          </table:table-cell>
          <table:table-cell table:style-name="Table8.A1" office:value-type="string">
            <text:p text:style-name="Standard">Actual cost</text:p>
          </table:table-cell>
        </table:table-row>
        <table:table-row table:style-name="TableLine94273112805504">
          <table:table-cell table:style-name="Table8.A1" office:value-type="string">
            <text:p text:style-name="Standard">tableTasks.actualstart</text:p>
          </table:table-cell>
          <table:table-cell table:style-name="Table8.A1" office:value-type="string">
            <text:p text:style-name="Table_20_Contents"><text:user-field-get text:name="tableTasks.actualstart">Actual Start</text:user-field-get></text:p>
          </table:table-cell>
          <table:table-cell table:style-name="Table8.A1" office:value-type="string">
            <text:p text:style-name="Standard">Actual start</text:p>
          </table:table-cell>
        </table:table-row>
        <table:table-row table:style-name="TableLine94273112806448">
          <table:table-cell table:style-name="Table8.A1" office:value-type="string">
            <text:p text:style-name="Standard">tableTasks.started</text:p>
          </table:table-cell>
          <table:table-cell table:style-name="Table8.A1" office:value-type="string">
            <text:p text:style-name="Table_20_Contents"><text:user-field-get text:name="tableTasks.started">Started</text:user-field-get></text:p>
          </table:table-cell>
          <table:table-cell table:style-name="Table8.A1" office:value-type="string">
            <text:p text:style-name="Standard"/>
          </table:table-cell>
        </table:table-row>
        <table:table-row table:style-name="TableLine94273112807392">
          <table:table-cell table:style-name="Table8.A1" office:value-type="string">
            <text:p text:style-name="Standard">tableTasks.actualfinish</text:p>
          </table:table-cell>
          <table:table-cell table:style-name="Table8.A1" office:value-type="string">
            <text:p text:style-name="Table_20_Contents"><text:user-field-get text:name="tableTasks.actualfinish">Actual Finish</text:user-field-get></text:p>
          </table:table-cell>
          <table:table-cell table:style-name="Table8.A1" office:value-type="string">
            <text:p text:style-name="Standard">Actual finish</text:p>
          </table:table-cell>
        </table:table-row>
        <table:table-row table:style-name="TableLine94273112808336">
          <table:table-cell table:style-name="Table8.A1" office:value-type="string">
            <text:p text:style-name="Standard">tableTasks.finished</text:p>
          </table:table-cell>
          <table:table-cell table:style-name="Table8.A1" office:value-type="string">
            <text:p text:style-name="Table_20_Contents"><text:user-field-get text:name="tableTasks.finished">Finished</text:user-field-get></text:p>
          </table:table-cell>
          <table:table-cell table:style-name="Table8.A1" office:value-type="string">
            <text:p text:style-name="Standard"/>
          </table:table-cell>
        </table:table-row>
        <table:table-row table:style-name="TableLine94273112809280">
          <table:table-cell table:style-name="Table8.A1" office:value-type="string">
            <text:p text:style-name="Table_20_Contents">tableTasks.schedulingstatus</text:p>
          </table:table-cell>
          <table:table-cell table:style-name="Table8.A1" office:value-type="string">
            <text:p text:style-name="Table_20_Contents"><text:user-field-get text:name="tableTasks.schedulingstatus">Scheduling Status</text:user-field-get></text:p>
          </table:table-cell>
          <table:table-cell table:style-name="Table8.A1" office:value-type="string">
            <text:p text:style-name="Standard">Scheduling status</text:p>
          </table:table-cell>
        </table:table-row>
        <table:table-row table:style-name="TableLine94273112810224">
          <table:table-cell table:style-name="Table8.A1" office:value-type="string">
            <text:p text:style-name="Table_20_Contents">tableTasks.bcws</text:p>
          </table:table-cell>
          <table:table-cell table:style-name="Table8.A1" office:value-type="string">
            <text:p text:style-name="Table_20_Contents"><text:user-field-get text:name="tableTasks.bcws">BCWS</text:user-field-get></text:p>
          </table:table-cell>
          <table:table-cell table:style-name="Table8.A1" office:value-type="string">
            <text:p text:style-name="Standard">Budgeted Cost of Work Scheduled (cost based)</text:p>
          </table:table-cell>
        </table:table-row>
        <table:table-row table:style-name="TableLine94273112811168">
          <table:table-cell table:style-name="Table8.A1" office:value-type="string">
            <text:p text:style-name="Table_20_Contents">tableTasks.bcwp</text:p>
          </table:table-cell>
          <table:table-cell table:style-name="Table8.A1" office:value-type="string">
            <text:p text:style-name="Table_20_Contents"><text:user-field-get text:name="tableTasks.bcwp">BCWP</text:user-field-get></text:p>
          </table:table-cell>
          <table:table-cell table:style-name="Table8.A1" office:value-type="string">
            <text:p text:style-name="Standard">Budgeted Cost of Work Performed (cost based)</text:p>
          </table:table-cell>
        </table:table-row>
        <table:table-row table:style-name="TableLine94273112812112">
          <table:table-cell table:style-name="Table8.A1" office:value-type="string">
            <text:p text:style-name="Table_20_Contents">tableTasks.acwp</text:p>
          </table:table-cell>
          <table:table-cell table:style-name="Table8.A1" office:value-type="string">
            <text:p text:style-name="Table_20_Contents"><text:user-field-get text:name="tableTasks.acwp">ACWP</text:user-field-get></text:p>
          </table:table-cell>
          <table:table-cell table:style-name="Table8.A1" office:value-type="string">
            <text:p text:style-name="Standard">Actual Cost of Work Performed (cost based)</text:p>
          </table:table-cell>
        </table:table-row>
        <table:table-row table:style-name="TableLine94273112813056">
          <table:table-cell table:style-name="Table8.A1" office:value-type="string">
            <text:p text:style-name="Table_20_Contents">tableTasks.spi</text:p>
          </table:table-cell>
          <table:table-cell table:style-name="Table8.A1" office:value-type="string">
            <text:p text:style-name="Table_20_Contents"><text:user-field-get text:name="tableTasks.spi">SPI</text:user-field-get></text:p>
          </table:table-cell>
          <table:table-cell table:style-name="Table8.A1" office:value-type="string">
            <text:p text:style-name="Standard">Schedule Performance Index</text:p>
          </table:table-cell>
        </table:table-row>
        <table:table-row table:style-name="TableLine94273112814000">
          <table:table-cell table:style-name="Table8.A1" office:value-type="string">
            <text:p text:style-name="Table_20_Contents">tableTasks.critical</text:p>
          </table:table-cell>
          <table:table-cell table:style-name="Table8.A1" office:value-type="string">
            <text:p text:style-name="Table_20_Contents"><text:user-field-get text:name="tableTasks.critical">Critical</text:user-field-get></text:p>
          </table:table-cell>
          <table:table-cell table:style-name="Table8.A1" office:value-type="string">
            <text:p text:style-name="Standard">Task is critical</text:p>
          </table:table-cell>
        </table:table-row>
        <table:table-row table:style-name="TableLine94273112814944">
          <table:table-cell table:style-name="Table8.A1" office:value-type="string">
            <text:p text:style-name="Table_20_Contents">tableTasks.criticalpath</text:p>
          </table:table-cell>
          <table:table-cell table:style-name="Table8.A1" office:value-type="string">
            <text:p text:style-name="Table_20_Contents"><text:user-field-get text:name="tableTasks.criticalpath">Critical Path</text:user-field-get></text:p>
          </table:table-cell>
          <table:table-cell table:style-name="Table8.A1" office:value-type="string">
            <text:p text:style-name="Standard"/>
          </table:table-cell>
        </table:table-row>
        <table:table-row table:style-name="TableLine94273112815888">
          <table:table-cell table:style-name="Table8.A1" office:value-type="string">
            <text:p text:style-name="Table_20_Contents">tableTasks.notscheduled</text:p>
          </table:table-cell>
          <table:table-cell table:style-name="Table8.A1" office:value-type="string">
            <text:p text:style-name="Table_20_Contents"><text:user-field-get text:name="tableTasks.notscheduled">Not Scheduled</text:user-field-get></text:p>
          </table:table-cell>
          <table:table-cell table:style-name="Table8.A1" office:value-type="string">
            <text:p text:style-name="Standard">Not Scheduled</text:p>
          </table:table-cell>
        </table:table-row>
        <table:table-row table:style-name="TableLine94273112816832">
          <table:table-cell table:style-name="Table8.A1" office:value-type="string">
            <text:p text:style-name="Table_20_Contents">tableTasks.assignmentmissing</text:p>
          </table:table-cell>
          <table:table-cell table:style-name="Table8.A1" office:value-type="string">
            <text:p text:style-name="Table_20_Contents"><text:user-field-get text:name="tableTasks.assignmentmissing">Assignment Missing</text:user-field-get></text:p>
          </table:table-cell>
          <table:table-cell table:style-name="Table8.A1" office:value-type="string">
            <text:p text:style-name="Standard"/>
          </table:table-cell>
        </table:table-row>
        <table:table-row table:style-name="TableLine94273112817776">
          <table:table-cell table:style-name="Table8.A1" office:value-type="string">
            <text:p text:style-name="Table_20_Contents">tableTasks.resourceoverbooked</text:p>
          </table:table-cell>
          <table:table-cell table:style-name="Table8.A1" office:value-type="string">
            <text:p text:style-name="Table_20_Contents"><text:user-field-get text:name="tableTasks.resourceoverbooked">Resource Overbooked</text:user-field-get></text:p>
          </table:table-cell>
          <table:table-cell table:style-name="Table8.A1" office:value-type="string">
            <text:p text:style-name="Standard">Resource Overbooked</text:p>
          </table:table-cell>
        </table:table-row>
        <table:table-row table:style-name="TableLine94273112818720">
          <table:table-cell table:style-name="Table8.A1" office:value-type="string">
            <text:p text:style-name="Table_20_Contents">tableTasks.resourceunavailable</text:p>
          </table:table-cell>
          <table:table-cell table:style-name="Table8.A1" office:value-type="string">
            <text:p text:style-name="Table_20_Contents"><text:user-field-get text:name="tableTasks.resourceunavailable">Resource Unavailable</text:user-field-get></text:p>
          </table:table-cell>
          <table:table-cell table:style-name="Table8.A1" office:value-type="string">
            <text:p text:style-name="Standard">Resource Unavailable</text:p>
          </table:table-cell>
        </table:table-row>
        <table:table-row table:style-name="TableLine94273112819664">
          <table:table-cell table:style-name="Table8.A1" office:value-type="string">
            <text:p text:style-name="Table_20_Contents">tableTasks.constraintserror</text:p>
          </table:table-cell>
          <table:table-cell table:style-name="Table8.A1" office:value-type="string">
            <text:p text:style-name="Table_20_Contents"><text:user-field-get text:name="tableTasks.constraintserror">Constraints Error</text:user-field-get></text:p>
          </table:table-cell>
          <table:table-cell table:style-name="Table8.A1" office:value-type="string">
            <text:p text:style-name="Standard"/>
          </table:table-cell>
        </table:table-row>
        <table:table-row table:style-name="TableLine94273112820608">
          <table:table-cell table:style-name="Table8.A1" office:value-type="string">
            <text:p text:style-name="Table_20_Contents">tableTasks.effortnotmet</text:p>
          </table:table-cell>
          <table:table-cell table:style-name="Table8.A1" office:value-type="string">
            <text:p text:style-name="Table_20_Contents"><text:user-field-get text:name="tableTasks.effortnotmet">Effort Not Met</text:user-field-get></text:p>
          </table:table-cell>
          <table:table-cell table:style-name="Table8.A1" office:value-type="string">
            <text:p text:style-name="Standard"/>
          </table:table-cell>
        </table:table-row>
        <table:table-row table:style-name="TableLine94273112821552">
          <table:table-cell table:style-name="Table8.A1" office:value-type="string">
            <text:p text:style-name="Table_20_Contents">tableTasks.schedulingerror</text:p>
          </table:table-cell>
          <table:table-cell table:style-name="Table8.A1" office:value-type="string">
            <text:p text:style-name="Table_20_Contents"><text:user-field-get text:name="tableTasks.schedulingerror">Scheduling Error</text:user-field-get></text:p>
          </table:table-cell>
          <table:table-cell table:style-name="Table8.A1" office:value-type="string">
            <text:p text:style-name="Standard"/>
          </table:table-cell>
        </table:table-row>
        <table:table-row table:style-name="TableLine94273112822496">
          <table:table-cell table:style-name="Table8.A1" office:value-type="string">
            <text:p text:style-name="Table_20_Contents">tableTasks.level</text:p>
          </table:table-cell>
          <table:table-cell table:style-name="Table8.A1" office:value-type="string">
            <text:p text:style-name="Table_20_Contents"><text:user-field-get text:name="tableTasks.level">Level</text:user-field-get></text:p>
          </table:table-cell>
          <table:table-cell table:style-name="Table8.A1" office:value-type="string">
            <text:p text:style-name="Standard">Task level</text:p>
          </table:table-cell>
        </table:table-row>
      </table:table>
      <text:h text:style-name="P6" text:outline-level="1"/>
      <text:h text:style-name="P5" text:outline-level="1"><text:bookmark-start text:name="__RefHeading___Toc4809_2890046422"/>Project Table<text:bookmark-end text:name="__RefHeading___Toc4809_2890046422"/></text:h>
      <text:p text:style-name="Text_20_body">Table variable: <text:user-field-get text:name="tableProjects">projects</text:user-field-get></text:p>
      <table:table table:name="Table9" table:style-name="Table9">
        <table:table-column table:style-name="Table9.A"/>
        <table:table-column table:style-name="Table9.B"/>
        <table:table-column table:style-name="Table9.C"/>
        <table:table-header-rows>
          <table:table-row table:style-name="TableLine94273112824848">
            <table:table-cell table:style-name="Table9.A1" office:value-type="string">
              <text:p text:style-name="P2">Variable Name</text:p>
            </table:table-cell>
            <table:table-cell table:style-name="Table9.A1" office:value-type="string">
              <text:p text:style-name="P2">Variable</text:p>
            </table:table-cell>
            <table:table-cell table:style-name="Table9.A1" office:value-type="string">
              <text:p text:style-name="P2">Description</text:p>
            </table:table-cell>
          </table:table-row>
        </table:table-header-rows>
        <table:table-row table:style-name="TableLine94273113038992">
          <table:table-cell table:style-name="Table9.A1" office:value-type="string">
            <text:p text:style-name="Standard">﻿tableProjects.name</text:p>
          </table:table-cell>
          <table:table-cell table:style-name="Table9.A1" office:value-type="string">
            <text:p text:style-name="Table_20_Contents"><text:user-field-get text:name="tableProjects.name">Name</text:user-field-get></text:p>
          </table:table-cell>
          <table:table-cell table:style-name="Table9.A1" office:value-type="string">
            <text:p text:style-name="Standard">The name of the task</text:p>
          </table:table-cell>
        </table:table-row>
        <table:table-row table:style-name="TableLine94273113039776">
          <table:table-cell table:style-name="Table9.A1" office:value-type="string">
            <text:p text:style-name="Standard">﻿tableProjects.wbscode</text:p>
          </table:table-cell>
          <table:table-cell table:style-name="Table9.A1" office:value-type="string">
            <text:p text:style-name="Table_20_Contents"><text:user-field-get text:name="tableProjects.wbscode">WBS Code</text:user-field-get></text:p>
          </table:table-cell>
          <table:table-cell table:style-name="Table9.A1" office:value-type="string">
            <text:p text:style-name="Standard">WBS Code</text:p>
          </table:table-cell>
        </table:table-row>
        <table:table-row table:style-name="TableLine94273113040560">
          <table:table-cell table:style-name="Table9.A1" office:value-type="string">
            <text:p text:style-name="Standard">﻿tableProjects.type</text:p>
          </table:table-cell>
          <table:table-cell table:style-name="Table9.A1" office:value-type="string">
            <text:p text:style-name="Table_20_Contents"><text:user-field-get text:name="tableProjects.Type">Type</text:user-field-get></text:p>
          </table:table-cell>
          <table:table-cell table:style-name="Table9.A1" office:value-type="string">
            <text:p text:style-name="Standard">Type of task</text:p>
          </table:table-cell>
        </table:table-row>
        <table:table-row table:style-name="TableLine94273113041344">
          <table:table-cell table:style-name="Table9.A1" office:value-type="string">
            <text:p text:style-name="Standard">﻿tableProjects.responsible</text:p>
          </table:table-cell>
          <table:table-cell table:style-name="Table9.A1" office:value-type="string">
            <text:p text:style-name="Table_20_Contents"><text:user-field-get text:name="tableProjects.responsible">Responsible</text:user-field-get></text:p>
          </table:table-cell>
          <table:table-cell table:style-name="Table9.A1" office:value-type="string">
            <text:p text:style-name="Standard"/>
          </table:table-cell>
        </table:table-row>
        <table:table-row table:style-name="TableLine94273113042368">
          <table:table-cell table:style-name="Table9.A1" office:value-type="string">
            <text:p text:style-name="Standard">﻿tableProjects.allocation</text:p>
          </table:table-cell>
          <table:table-cell table:style-name="Table9.A1" office:value-type="string">
            <text:p text:style-name="Table_20_Contents"><text:user-field-get text:name="tableProjects.allocation">Allocation</text:user-field-get></text:p>
          </table:table-cell>
          <table:table-cell table:style-name="Table9.A1" office:value-type="string">
            <text:p text:style-name="Standard">Resource requests</text:p>
          </table:table-cell>
        </table:table-row>
        <table:table-row table:style-name="TableLine94273113043264">
          <table:table-cell table:style-name="Table9.A1" office:value-type="string">
            <text:p text:style-name="Standard">﻿tableProjects.estimatetype</text:p>
          </table:table-cell>
          <table:table-cell table:style-name="Table9.A1" office:value-type="string">
            <text:p text:style-name="Table_20_Contents"><text:user-field-get text:name="tableProjects.estimatetype">Estimate Type</text:user-field-get></text:p>
          </table:table-cell>
          <table:table-cell table:style-name="Table9.A1" office:value-type="string">
            <text:p text:style-name="Standard"/>
          </table:table-cell>
        </table:table-row>
        <table:table-row table:style-name="TableLine94273113044208">
          <table:table-cell table:style-name="Table9.A1" office:value-type="string">
            <text:p text:style-name="Standard">﻿tableProjects.calendar</text:p>
          </table:table-cell>
          <table:table-cell table:style-name="Table9.A1" office:value-type="string">
            <text:p text:style-name="Table_20_Contents"><text:user-field-get text:name="tableProjects.calendar">Calendar</text:user-field-get></text:p>
          </table:table-cell>
          <table:table-cell table:style-name="Table9.A1" office:value-type="string">
            <text:p text:style-name="Standard"/>
          </table:table-cell>
        </table:table-row>
        <table:table-row table:style-name="TableLine94273113045152">
          <table:table-cell table:style-name="Table9.A1" office:value-type="string">
            <text:p text:style-name="Standard">﻿tableProjects.estimate</text:p>
          </table:table-cell>
          <table:table-cell table:style-name="Table9.A1" office:value-type="string">
            <text:p text:style-name="Table_20_Contents"><text:user-field-get text:name="tableProjects.estimate">Estimate</text:user-field-get></text:p>
          </table:table-cell>
          <table:table-cell table:style-name="Table9.A1" office:value-type="string">
            <text:p text:style-name="Standard">Most likely estimate</text:p>
          </table:table-cell>
        </table:table-row>
        <table:table-row table:style-name="TableLine94273113046016">
          <table:table-cell table:style-name="Table9.A1" office:value-type="string">
            <text:p text:style-name="Table_20_Contents">﻿tableProjects.optimistcratio</text:p>
          </table:table-cell>
          <table:table-cell table:style-name="Table9.A1" office:value-type="string">
            <text:p text:style-name="Table_20_Contents"><text:user-field-get text:name="tableProjects.optimisticratio">Optimistic (%)</text:user-field-get></text:p>
          </table:table-cell>
          <table:table-cell table:style-name="Table9.A1" office:value-type="string">
            <text:p text:style-name="Standard">Optimistic ratio</text:p>
          </table:table-cell>
        </table:table-row>
        <table:table-row table:style-name="TableLine94273113046960">
          <table:table-cell table:style-name="Table9.A1" office:value-type="string">
            <text:p text:style-name="Table_20_Contents">﻿tableProjects.pessimisticratio</text:p>
          </table:table-cell>
          <table:table-cell table:style-name="Table9.A1" office:value-type="string">
            <text:p text:style-name="Table_20_Contents"><text:user-field-get text:name="tableProjects.pessimisticratio">Pessimistic (%)</text:user-field-get></text:p>
          </table:table-cell>
          <table:table-cell table:style-name="Table9.A1" office:value-type="string">
            <text:p text:style-name="Standard">Pessimistic ratio</text:p>
          </table:table-cell>
        </table:table-row>
        <table:table-row table:style-name="TableLine94273113047904">
          <table:table-cell table:style-name="Table9.A1" office:value-type="string">
            <text:p text:style-name="Standard">﻿tableProjects.risk</text:p>
          </table:table-cell>
          <table:table-cell table:style-name="Table9.A1" office:value-type="string">
            <text:p text:style-name="Table_20_Contents"><text:user-field-get text:name="tableProjects.Risk">Risk</text:user-field-get></text:p>
          </table:table-cell>
          <table:table-cell table:style-name="Table9.A1" office:value-type="string">
            <text:p text:style-name="Standard">Estimate uncertainty</text:p>
          </table:table-cell>
        </table:table-row>
        <table:table-row table:style-name="TableLine94273113048848">
          <table:table-cell table:style-name="Table9.A1" office:value-type="string">
            <text:p text:style-name="Standard">﻿tableProjects.constraint</text:p>
          </table:table-cell>
          <table:table-cell table:style-name="Table9.A1" office:value-type="string">
            <text:p text:style-name="Table_20_Contents"><text:user-field-get text:name="tableProjects.constraint">Constraint</text:user-field-get></text:p>
          </table:table-cell>
          <table:table-cell table:style-name="Table9.A1" office:value-type="string">
            <text:p text:style-name="Standard">Type of time constraint</text:p>
          </table:table-cell>
        </table:table-row>
        <table:table-row table:style-name="TableLine94273113049792">
          <table:table-cell table:style-name="Table9.A1" office:value-type="string">
            <text:p text:style-name="Standard">﻿tableProjects.constraintstart</text:p>
          </table:table-cell>
          <table:table-cell table:style-name="Table9.A1" office:value-type="string">
            <text:p text:style-name="Table_20_Contents"><text:user-field-get text:name="tableProjects.constraintstart">Constraint Start</text:user-field-get></text:p>
          </table:table-cell>
          <table:table-cell table:style-name="Table9.A1" office:value-type="string">
            <text:p text:style-name="Standard">Constraint start time</text:p>
          </table:table-cell>
        </table:table-row>
        <table:table-row table:style-name="TableLine94273113050736">
          <table:table-cell table:style-name="Table9.A1" office:value-type="string">
            <text:p text:style-name="Standard">﻿tableProjects.constraintend</text:p>
          </table:table-cell>
          <table:table-cell table:style-name="Table9.A1" office:value-type="string">
            <text:p text:style-name="Table_20_Contents"><text:user-field-get text:name="tableProjects.constraintend">Constraint End</text:user-field-get></text:p>
          </table:table-cell>
          <table:table-cell table:style-name="Table9.A1" office:value-type="string">
            <text:p text:style-name="Standard">Constraint finish time</text:p>
          </table:table-cell>
        </table:table-row>
        <table:table-row table:style-name="TableLine94273113051680">
          <table:table-cell table:style-name="Table9.A1" office:value-type="string">
            <text:p text:style-name="Standard">﻿tableProjects.runningaccount</text:p>
          </table:table-cell>
          <table:table-cell table:style-name="Table9.A1" office:value-type="string">
            <text:p text:style-name="Table_20_Contents"><text:user-field-get text:name="tableProjects.runningaccount">Running Account</text:user-field-get></text:p>
          </table:table-cell>
          <table:table-cell table:style-name="Table9.A1" office:value-type="string">
            <text:p text:style-name="Standard">Account for running costs</text:p>
          </table:table-cell>
        </table:table-row>
        <table:table-row table:style-name="TableLine94273113052624">
          <table:table-cell table:style-name="Table9.A1" office:value-type="string">
            <text:p text:style-name="Standard">﻿tableProjects.startupaccount</text:p>
          </table:table-cell>
          <table:table-cell table:style-name="Table9.A1" office:value-type="string">
            <text:p text:style-name="Table_20_Contents"><text:user-field-get text:name="tableProjects.startupaccount">Startup Account</text:user-field-get></text:p>
          </table:table-cell>
          <table:table-cell table:style-name="Table9.A1" office:value-type="string">
            <text:p text:style-name="Standard">Account for startup cost</text:p>
          </table:table-cell>
        </table:table-row>
        <table:table-row table:style-name="TableLine94273113053568">
          <table:table-cell table:style-name="Table9.A1" office:value-type="string">
            <text:p text:style-name="Standard">﻿tableProjects.startupcost</text:p>
          </table:table-cell>
          <table:table-cell table:style-name="Table9.A1" office:value-type="string">
            <text:p text:style-name="Standard"/>
          </table:table-cell>
          <table:table-cell table:style-name="Table9.A1" office:value-type="string">
            <text:p text:style-name="Standard">The cost incurred at startup of the task</text:p>
          </table:table-cell>
        </table:table-row>
        <table:table-row table:style-name="TableLine94273113054512">
          <table:table-cell table:style-name="Table9.A1" office:value-type="string">
            <text:p text:style-name="Standard">﻿tableProjects.shutdownaccount</text:p>
          </table:table-cell>
          <table:table-cell table:style-name="Table9.A1" office:value-type="string">
            <text:p text:style-name="Table_20_Contents"><text:user-field-get text:name="tableProjects.shutdownaccount">Shutdown Account</text:user-field-get></text:p>
          </table:table-cell>
          <table:table-cell table:style-name="Table9.A1" office:value-type="string">
            <text:p text:style-name="Standard">Account for shutdown cost</text:p>
          </table:table-cell>
        </table:table-row>
        <table:table-row table:style-name="TableLine94273113055456">
          <table:table-cell table:style-name="Table9.A1" office:value-type="string">
            <text:p text:style-name="Standard">﻿tableProjects.shutdowncost</text:p>
          </table:table-cell>
          <table:table-cell table:style-name="Table9.A1" office:value-type="string">
            <text:p text:style-name="Table_20_Contents"><text:user-field-get text:name="tableProjects.shutdowncost">Shutdown Cost</text:user-field-get></text:p>
          </table:table-cell>
          <table:table-cell table:style-name="Table9.A1" office:value-type="string">
            <text:p text:style-name="Standard">The cost incurred at shutdown of the task</text:p>
          </table:table-cell>
        </table:table-row>
        <table:table-row table:style-name="TableLine94273113056400">
          <table:table-cell table:style-name="Table9.A1" office:value-type="string">
            <text:p text:style-name="Standard">﻿tableProjects.description</text:p>
          </table:table-cell>
          <table:table-cell table:style-name="Table9.A1" office:value-type="string">
            <text:p text:style-name="Table_20_Contents"><text:user-field-get text:name="tableProjects.description">Description</text:user-field-get></text:p>
          </table:table-cell>
          <table:table-cell table:style-name="Table9.A1" office:value-type="string">
            <text:p text:style-name="Standard">Task description</text:p>
          </table:table-cell>
        </table:table-row>
        <table:table-row table:style-name="TableLine94273113057344">
          <table:table-cell table:style-name="Table9.A1" office:value-type="string">
            <text:p text:style-name="Standard">﻿tableProjects.expected</text:p>
          </table:table-cell>
          <table:table-cell table:style-name="Table9.A1" office:value-type="string">
            <text:p text:style-name="Table_20_Contents"><text:user-field-get text:name="tableProjects.expected">Expected</text:user-field-get></text:p>
          </table:table-cell>
          <table:table-cell table:style-name="Table9.A1" office:value-type="string">
            <text:p text:style-name="Standard">Calculated most likely estimate</text:p>
          </table:table-cell>
        </table:table-row>
        <table:table-row table:style-name="TableLine94273113059136">
          <table:table-cell table:style-name="Table9.A1" office:value-type="string">
            <text:p text:style-name="Standard">﻿tableProjects.optimistic</text:p>
          </table:table-cell>
          <table:table-cell table:style-name="Table9.A1" office:value-type="string">
            <text:p text:style-name="Table_20_Contents"><text:user-field-get text:name="tableProjects.optimistic">Optimistic</text:user-field-get></text:p>
          </table:table-cell>
          <table:table-cell table:style-name="Table9.A1" office:value-type="string">
            <text:p text:style-name="Standard">Calculated optimistic estimate</text:p>
          </table:table-cell>
        </table:table-row>
        <table:table-row table:style-name="TableLine94273113060080">
          <table:table-cell table:style-name="Table9.A1" office:value-type="string">
            <text:p text:style-name="Standard">﻿tableProjects.pessimistic</text:p>
          </table:table-cell>
          <table:table-cell table:style-name="Table9.A1" office:value-type="string">
            <text:p text:style-name="Table_20_Contents"><text:user-field-get text:name="tableProjects.pessimistic">Pessimistic</text:user-field-get></text:p>
          </table:table-cell>
          <table:table-cell table:style-name="Table9.A1" office:value-type="string">
            <text:p text:style-name="Standard">Calculated pessimistic estimate</text:p>
          </table:table-cell>
        </table:table-row>
        <table:table-row table:style-name="TableLine94273113061024">
          <table:table-cell table:style-name="Table9.A1" office:value-type="string">
            <text:p text:style-name="Standard">﻿tableProjects.starttime</text:p>
          </table:table-cell>
          <table:table-cell table:style-name="Table9.A1" office:value-type="string">
            <text:p text:style-name="Table_20_Contents"><text:user-field-get text:name="tableProjects.starttime">Start Time</text:user-field-get></text:p>
          </table:table-cell>
          <table:table-cell table:style-name="Table9.A1" office:value-type="string">
            <text:p text:style-name="Standard">Scheduled start time</text:p>
          </table:table-cell>
        </table:table-row>
        <table:table-row table:style-name="TableLine94273113061968">
          <table:table-cell table:style-name="Table9.A1" office:value-type="string">
            <text:p text:style-name="Standard">﻿tableProjects.endtime</text:p>
          </table:table-cell>
          <table:table-cell table:style-name="Table9.A1" office:value-type="string">
            <text:p text:style-name="Table_20_Contents"><text:user-field-get text:name="tableProjects.endtime">End Time</text:user-field-get></text:p>
          </table:table-cell>
          <table:table-cell table:style-name="Table9.A1" office:value-type="string">
            <text:p text:style-name="Standard">Scheduled finish time</text:p>
          </table:table-cell>
        </table:table-row>
        <table:table-row table:style-name="TableLine94273113062912">
          <table:table-cell table:style-name="Table9.A1" office:value-type="string">
            <text:p text:style-name="Standard">﻿tableProjects.duration</text:p>
          </table:table-cell>
          <table:table-cell table:style-name="Table9.A1" office:value-type="string">
            <text:p text:style-name="Table_20_Contents"><text:user-field-get text:name="tableProjects.duration">Duration</text:user-field-get></text:p>
          </table:table-cell>
          <table:table-cell table:style-name="Table9.A1" office:value-type="string">
            <text:p text:style-name="Standard">Scheduled duration</text:p>
          </table:table-cell>
        </table:table-row>
        <table:table-row table:style-name="TableLine94273113063856">
          <table:table-cell table:style-name="Table9.A1" office:value-type="string">
            <text:p text:style-name="Standard">﻿tableProjects.earlystart</text:p>
          </table:table-cell>
          <table:table-cell table:style-name="Table9.A1" office:value-type="string">
            <text:p text:style-name="Table_20_Contents"><text:user-field-get text:name="tableProjects.earlystart">Early Start</text:user-field-get></text:p>
          </table:table-cell>
          <table:table-cell table:style-name="Table9.A1" office:value-type="string">
            <text:p text:style-name="Standard">Earliest possible start</text:p>
          </table:table-cell>
        </table:table-row>
        <table:table-row table:style-name="TableLine94273113064800">
          <table:table-cell table:style-name="Table9.A1" office:value-type="string">
            <text:p text:style-name="Standard">﻿tableProjects.earlyfinish</text:p>
          </table:table-cell>
          <table:table-cell table:style-name="Table9.A1" office:value-type="string">
            <text:p text:style-name="Table_20_Contents"><text:user-field-get text:name="tableProjects.earlyfinish">Early Finish</text:user-field-get></text:p>
          </table:table-cell>
          <table:table-cell table:style-name="Table9.A1" office:value-type="string">
            <text:p text:style-name="Standard">Earliest possible finish</text:p>
          </table:table-cell>
        </table:table-row>
        <table:table-row table:style-name="TableLine94273113065744">
          <table:table-cell table:style-name="Table9.A1" office:value-type="string">
            <text:p text:style-name="Standard">﻿tableProjects.latestart</text:p>
          </table:table-cell>
          <table:table-cell table:style-name="Table9.A1" office:value-type="string">
            <text:p text:style-name="Table_20_Contents"><text:user-field-get text:name="tableProjects.latestart">Late Start</text:user-field-get></text:p>
          </table:table-cell>
          <table:table-cell table:style-name="Table9.A1" office:value-type="string">
            <text:p text:style-name="Standard">Latest possible start</text:p>
          </table:table-cell>
        </table:table-row>
        <table:table-row table:style-name="TableLine94273113066688">
          <table:table-cell table:style-name="Table9.A1" office:value-type="string">
            <text:p text:style-name="Standard">﻿tableProjects.latefinish</text:p>
          </table:table-cell>
          <table:table-cell table:style-name="Table9.A1" office:value-type="string">
            <text:p text:style-name="Table_20_Contents"><text:user-field-get text:name="tableProjects.latefinish">Late Finish</text:user-field-get></text:p>
          </table:table-cell>
          <table:table-cell table:style-name="Table9.A1" office:value-type="string">
            <text:p text:style-name="Standard">Latest possible finish</text:p>
          </table:table-cell>
        </table:table-row>
        <table:table-row table:style-name="TableLine94273113067632">
          <table:table-cell table:style-name="Table9.A1" office:value-type="string">
            <text:p text:style-name="Standard">﻿tableProjects.positivefloat</text:p>
          </table:table-cell>
          <table:table-cell table:style-name="Table9.A1" office:value-type="string">
            <text:p text:style-name="Table_20_Contents"><text:user-field-get text:name="tableProjects.positivefloat">Positive Float</text:user-field-get></text:p>
          </table:table-cell>
          <table:table-cell table:style-name="Table9.A1" office:value-type="string">
            <text:p text:style-name="Standard"/>
          </table:table-cell>
        </table:table-row>
        <table:table-row table:style-name="TableLine94273113068576">
          <table:table-cell table:style-name="Table9.A1" office:value-type="string">
            <text:p text:style-name="Standard">﻿tableProjects.freefloat</text:p>
          </table:table-cell>
          <table:table-cell table:style-name="Table9.A1" office:value-type="string">
            <text:p text:style-name="Table_20_Contents"><text:user-field-get text:name="tableProjects.freefloat">Free Float</text:user-field-get></text:p>
          </table:table-cell>
          <table:table-cell table:style-name="Table9.A1" office:value-type="string">
            <text:p text:style-name="Standard"/>
          </table:table-cell>
        </table:table-row>
        <table:table-row table:style-name="TableLine94273113069520">
          <table:table-cell table:style-name="Table9.A1" office:value-type="string">
            <text:p text:style-name="Standard">﻿tableProjects.negativefloat</text:p>
          </table:table-cell>
          <table:table-cell table:style-name="Table9.A1" office:value-type="string">
            <text:p text:style-name="Table_20_Contents"><text:user-field-get text:name="tableProjects.negativefloat">Negative Float</text:user-field-get></text:p>
          </table:table-cell>
          <table:table-cell table:style-name="Table9.A1" office:value-type="string">
            <text:p text:style-name="Standard"/>
          </table:table-cell>
        </table:table-row>
        <table:table-row table:style-name="TableLine94273113070464">
          <table:table-cell table:style-name="Table9.A1" office:value-type="string">
            <text:p text:style-name="Standard">﻿tableProjects.startfloat</text:p>
          </table:table-cell>
          <table:table-cell table:style-name="Table9.A1" office:value-type="string">
            <text:p text:style-name="Table_20_Contents"><text:user-field-get text:name="tableProjects.startfloat">Start Float</text:user-field-get></text:p>
          </table:table-cell>
          <table:table-cell table:style-name="Table9.A1" office:value-type="string">
            <text:p text:style-name="Standard"/>
          </table:table-cell>
        </table:table-row>
        <table:table-row table:style-name="TableLine94273113071408">
          <table:table-cell table:style-name="Table9.A1" office:value-type="string">
            <text:p text:style-name="Standard">﻿tableProjects.finishfloat</text:p>
          </table:table-cell>
          <table:table-cell table:style-name="Table9.A1" office:value-type="string">
            <text:p text:style-name="Table_20_Contents"><text:user-field-get text:name="tableProjects.finishfloat">Finish Float</text:user-field-get></text:p>
          </table:table-cell>
          <table:table-cell table:style-name="Table9.A1" office:value-type="string">
            <text:p text:style-name="Standard"/>
          </table:table-cell>
        </table:table-row>
        <table:table-row table:style-name="TableLine94273113072352">
          <table:table-cell table:style-name="Table9.A1" office:value-type="string">
            <text:p text:style-name="Standard">﻿tableProjects.assignments</text:p>
          </table:table-cell>
          <table:table-cell table:style-name="Table9.A1" office:value-type="string">
            <text:p text:style-name="Table_20_Contents"><text:user-field-get text:name="tableProjects.Assignments">Assignments</text:user-field-get></text:p>
          </table:table-cell>
          <table:table-cell table:style-name="Table9.A1" office:value-type="string">
            <text:p text:style-name="Standard">Scheduled resource assignments</text:p>
          </table:table-cell>
        </table:table-row>
        <table:table-row table:style-name="TableLine94273113073296">
          <table:table-cell table:style-name="Table9.A1" office:value-type="string">
            <text:p text:style-name="Standard">﻿tableProjects.varianceest</text:p>
          </table:table-cell>
          <table:table-cell table:style-name="Table9.A1" office:value-type="string">
            <text:p text:style-name="Table_20_Contents"><text:user-field-get text:name="tableProjects.varianceest">Variance (Est)</text:user-field-get></text:p>
          </table:table-cell>
          <table:table-cell table:style-name="Table9.A1" office:value-type="string">
            <text:p text:style-name="Standard">Calculated estimate variance</text:p>
          </table:table-cell>
        </table:table-row>
        <table:table-row table:style-name="TableLine94273113074240">
          <table:table-cell table:style-name="Table9.A1" office:value-type="string">
            <text:p text:style-name="Standard">﻿tableProjects.variancedur</text:p>
          </table:table-cell>
          <table:table-cell table:style-name="Table9.A1" office:value-type="string">
            <text:p text:style-name="Table_20_Contents"><text:user-field-get text:name="tableProjects.variancedur">Variance (Dur)</text:user-field-get></text:p>
          </table:table-cell>
          <table:table-cell table:style-name="Table9.A1" office:value-type="string">
            <text:p text:style-name="Standard">Calculated duration variance</text:p>
          </table:table-cell>
        </table:table-row>
        <text:soft-page-break/>
        <table:table-row table:style-name="TableLine94273113075184">
          <table:table-cell table:style-name="Table9.A1" office:value-type="string">
            <text:p text:style-name="Standard">﻿tableProjects.optimisticdur</text:p>
          </table:table-cell>
          <table:table-cell table:style-name="Table9.A1" office:value-type="string">
            <text:p text:style-name="Table_20_Contents"><text:user-field-get text:name="tableProjects.optimisticdur">Optimistic (Dur)</text:user-field-get></text:p>
          </table:table-cell>
          <table:table-cell table:style-name="Table9.A1" office:value-type="string">
            <text:p text:style-name="Standard">Calculated optimistic duration</text:p>
          </table:table-cell>
        </table:table-row>
        <table:table-row table:style-name="TableLine94273113076128">
          <table:table-cell table:style-name="Table9.A1" office:value-type="string">
            <text:p text:style-name="Standard">﻿tableProjects.pessimisticdur</text:p>
          </table:table-cell>
          <table:table-cell table:style-name="Table9.A1" office:value-type="string">
            <text:p text:style-name="Table_20_Contents"><text:user-field-get text:name="tableProjects.pessimisticdur">Pessimistic (Dur)</text:user-field-get></text:p>
          </table:table-cell>
          <table:table-cell table:style-name="Table9.A1" office:value-type="string">
            <text:p text:style-name="Standard">Calculated pessimistic duration</text:p>
          </table:table-cell>
        </table:table-row>
        <table:table-row table:style-name="TableLine94273113077072">
          <table:table-cell table:style-name="Table9.A1" office:value-type="string">
            <text:p text:style-name="Standard">﻿tableProjects.status</text:p>
          </table:table-cell>
          <table:table-cell table:style-name="Table9.A1" office:value-type="string">
            <text:p text:style-name="Table_20_Contents"><text:user-field-get text:name="tableProjects.status">Status</text:user-field-get></text:p>
          </table:table-cell>
          <table:table-cell table:style-name="Table9.A1" office:value-type="string">
            <text:p text:style-name="Standard">Task status as shown in Task Status View</text:p>
          </table:table-cell>
        </table:table-row>
        <table:table-row table:style-name="TableLine94273113078016">
          <table:table-cell table:style-name="Table9.A1" office:value-type="string">
            <text:p text:style-name="Standard">﻿tableProjects.completion</text:p>
          </table:table-cell>
          <table:table-cell table:style-name="Table9.A1" office:value-type="string">
            <text:p text:style-name="Table_20_Contents"><text:user-field-get text:name="tableProjects.completion"/></text:p>
          </table:table-cell>
          <table:table-cell table:style-name="Table9.A1" office:value-type="string">
            <text:p text:style-name="Standard">Task completion</text:p>
          </table:table-cell>
        </table:table-row>
        <table:table-row table:style-name="TableLine94273113080944">
          <table:table-cell table:style-name="Table9.A1" office:value-type="string">
            <text:p text:style-name="Standard">﻿tableProjects.plannedeffort</text:p>
          </table:table-cell>
          <table:table-cell table:style-name="Table9.A1" office:value-type="string">
            <text:p text:style-name="Table_20_Contents"><text:user-field-get text:name="tableProjects.plannedeffort">Planned Effort</text:user-field-get></text:p>
          </table:table-cell>
          <table:table-cell table:style-name="Table9.A1" office:value-type="string">
            <text:p text:style-name="Standard">Planned effort</text:p>
          </table:table-cell>
        </table:table-row>
        <table:table-row table:style-name="TableLine94273113081888">
          <table:table-cell table:style-name="Table9.A1" office:value-type="string">
            <text:p text:style-name="Standard">﻿tableProjects.actualeffort</text:p>
          </table:table-cell>
          <table:table-cell table:style-name="Table9.A1" office:value-type="string">
            <text:p text:style-name="Table_20_Contents"><text:user-field-get text:name="tableProjects.actualeffort">Actual Effort</text:user-field-get></text:p>
          </table:table-cell>
          <table:table-cell table:style-name="Table9.A1" office:value-type="string">
            <text:p text:style-name="Standard">Actual effort</text:p>
          </table:table-cell>
        </table:table-row>
        <table:table-row table:style-name="TableLine94273113082832">
          <table:table-cell table:style-name="Table9.A1" office:value-type="string">
            <text:p text:style-name="Standard">﻿tableProjects.remainingeffort</text:p>
          </table:table-cell>
          <table:table-cell table:style-name="Table9.A1" office:value-type="string">
            <text:p text:style-name="Table_20_Contents"><text:user-field-get text:name="tableProjects.remainingeffort">Remaining Effort</text:user-field-get></text:p>
          </table:table-cell>
          <table:table-cell table:style-name="Table9.A1" office:value-type="string">
            <text:p text:style-name="Standard">Remaining effort</text:p>
          </table:table-cell>
        </table:table-row>
        <table:table-row table:style-name="TableLine94273113083776">
          <table:table-cell table:style-name="Table9.A1" office:value-type="string">
            <text:p text:style-name="Standard">﻿tableProjects.plannedcost</text:p>
          </table:table-cell>
          <table:table-cell table:style-name="Table9.A1" office:value-type="string">
            <text:p text:style-name="Table_20_Contents"><text:user-field-get text:name="tableProjects.plannedcost">Planned Cost</text:user-field-get></text:p>
          </table:table-cell>
          <table:table-cell table:style-name="Table9.A1" office:value-type="string">
            <text:p text:style-name="Standard">Planned cost</text:p>
          </table:table-cell>
        </table:table-row>
        <table:table-row table:style-name="TableLine94273113084720">
          <table:table-cell table:style-name="Table9.A1" office:value-type="string">
            <text:p text:style-name="Standard">﻿tableProjects.actualcost</text:p>
          </table:table-cell>
          <table:table-cell table:style-name="Table9.A1" office:value-type="string">
            <text:p text:style-name="Table_20_Contents"><text:user-field-get text:name="tableProjects.actualcost">Actual Cost</text:user-field-get></text:p>
          </table:table-cell>
          <table:table-cell table:style-name="Table9.A1" office:value-type="string">
            <text:p text:style-name="Standard">Actual cost</text:p>
          </table:table-cell>
        </table:table-row>
        <table:table-row table:style-name="TableLine94273113085664">
          <table:table-cell table:style-name="Table9.A1" office:value-type="string">
            <text:p text:style-name="Standard">﻿tableProjects.actualstart</text:p>
          </table:table-cell>
          <table:table-cell table:style-name="Table9.A1" office:value-type="string">
            <text:p text:style-name="Table_20_Contents"><text:user-field-get text:name="tableProjects.actualstart">Actual Start</text:user-field-get></text:p>
          </table:table-cell>
          <table:table-cell table:style-name="Table9.A1" office:value-type="string">
            <text:p text:style-name="Standard">Actual start</text:p>
          </table:table-cell>
        </table:table-row>
        <table:table-row table:style-name="TableLine94273113086608">
          <table:table-cell table:style-name="Table9.A1" office:value-type="string">
            <text:p text:style-name="Standard">﻿tableProjects.started</text:p>
          </table:table-cell>
          <table:table-cell table:style-name="Table9.A1" office:value-type="string">
            <text:p text:style-name="Table_20_Contents"><text:user-field-get text:name="tableProjects.started">Started</text:user-field-get></text:p>
          </table:table-cell>
          <table:table-cell table:style-name="Table9.A1" office:value-type="string">
            <text:p text:style-name="Standard"/>
          </table:table-cell>
        </table:table-row>
        <table:table-row table:style-name="TableLine94273113087552">
          <table:table-cell table:style-name="Table9.A1" office:value-type="string">
            <text:p text:style-name="Standard">﻿tableProjects.actualfinish</text:p>
          </table:table-cell>
          <table:table-cell table:style-name="Table9.A1" office:value-type="string">
            <text:p text:style-name="Table_20_Contents"><text:user-field-get text:name="tableProjects.actualfinish">Actual Finish</text:user-field-get></text:p>
          </table:table-cell>
          <table:table-cell table:style-name="Table9.A1" office:value-type="string">
            <text:p text:style-name="Standard">Actual finish</text:p>
          </table:table-cell>
        </table:table-row>
        <table:table-row table:style-name="TableLine94273113088496">
          <table:table-cell table:style-name="Table9.A1" office:value-type="string">
            <text:p text:style-name="Standard">﻿tableProjects.finished</text:p>
          </table:table-cell>
          <table:table-cell table:style-name="Table9.A1" office:value-type="string">
            <text:p text:style-name="Table_20_Contents"><text:user-field-get text:name="tableProjects.finished">Finished</text:user-field-get></text:p>
          </table:table-cell>
          <table:table-cell table:style-name="Table9.A1" office:value-type="string">
            <text:p text:style-name="Standard"/>
          </table:table-cell>
        </table:table-row>
        <table:table-row table:style-name="TableLine94273113089440">
          <table:table-cell table:style-name="Table9.A1" office:value-type="string">
            <text:p text:style-name="Table_20_Contents">﻿tableProjects.schedulingstatus</text:p>
          </table:table-cell>
          <table:table-cell table:style-name="Table9.A1" office:value-type="string">
            <text:p text:style-name="Table_20_Contents"><text:user-field-get text:name="tableProjects.schedulingstatus">Scheduling Status</text:user-field-get></text:p>
          </table:table-cell>
          <table:table-cell table:style-name="Table9.A1" office:value-type="string">
            <text:p text:style-name="Standard">Scheduling status</text:p>
          </table:table-cell>
        </table:table-row>
        <table:table-row table:style-name="TableLine94273113090384">
          <table:table-cell table:style-name="Table9.A1" office:value-type="string">
            <text:p text:style-name="Table_20_Contents">﻿tableProjects.bcws</text:p>
          </table:table-cell>
          <table:table-cell table:style-name="Table9.A1" office:value-type="string">
            <text:p text:style-name="Table_20_Contents"><text:user-field-get text:name="tableProjects.bcws">BCWS</text:user-field-get></text:p>
          </table:table-cell>
          <table:table-cell table:style-name="Table9.A1" office:value-type="string">
            <text:p text:style-name="Standard">Budgeted Cost of Work Scheduled (cost based)</text:p>
          </table:table-cell>
        </table:table-row>
        <table:table-row table:style-name="TableLine94273113091328">
          <table:table-cell table:style-name="Table9.A1" office:value-type="string">
            <text:p text:style-name="Table_20_Contents">﻿tableProjects.bcwp</text:p>
          </table:table-cell>
          <table:table-cell table:style-name="Table9.A1" office:value-type="string">
            <text:p text:style-name="Table_20_Contents"><text:user-field-get text:name="tableProjects.bcwp">BCWP</text:user-field-get></text:p>
          </table:table-cell>
          <table:table-cell table:style-name="Table9.A1" office:value-type="string">
            <text:p text:style-name="Standard">Budgeted Cost of Work Performed (cost based)</text:p>
          </table:table-cell>
        </table:table-row>
        <table:table-row table:style-name="TableLine94273113092272">
          <table:table-cell table:style-name="Table9.A1" office:value-type="string">
            <text:p text:style-name="Table_20_Contents">﻿tableProjects.acwp</text:p>
          </table:table-cell>
          <table:table-cell table:style-name="Table9.A1" office:value-type="string">
            <text:p text:style-name="Table_20_Contents"><text:user-field-get text:name="tableProjects.acwp">ACWP</text:user-field-get></text:p>
          </table:table-cell>
          <table:table-cell table:style-name="Table9.A1" office:value-type="string">
            <text:p text:style-name="Standard">Actual Cost of Work Performed (cost based)</text:p>
          </table:table-cell>
        </table:table-row>
        <table:table-row table:style-name="TableLine94273113093216">
          <table:table-cell table:style-name="Table9.A1" office:value-type="string">
            <text:p text:style-name="Table_20_Contents">﻿tableProjects.spi</text:p>
          </table:table-cell>
          <table:table-cell table:style-name="Table9.A1" office:value-type="string">
            <text:p text:style-name="Table_20_Contents"><text:user-field-get text:name="tableProjects.spi">SPI</text:user-field-get></text:p>
          </table:table-cell>
          <table:table-cell table:style-name="Table9.A1" office:value-type="string">
            <text:p text:style-name="Standard">Schedule Performance Index</text:p>
          </table:table-cell>
        </table:table-row>
        <table:table-row table:style-name="TableLine94273113094160">
          <table:table-cell table:style-name="Table9.A1" office:value-type="string">
            <text:p text:style-name="Table_20_Contents">tableProjects.critical</text:p>
          </table:table-cell>
          <table:table-cell table:style-name="Table9.A1" office:value-type="string">
            <text:p text:style-name="Table_20_Contents"><text:user-field-get text:name="tableProjects.critical">Critical</text:user-field-get></text:p>
          </table:table-cell>
          <table:table-cell table:style-name="Table9.A1" office:value-type="string">
            <text:p text:style-name="Standard">Task is critical</text:p>
          </table:table-cell>
        </table:table-row>
        <table:table-row table:style-name="TableLine94273113095104">
          <table:table-cell table:style-name="Table9.A1" office:value-type="string">
            <text:p text:style-name="Table_20_Contents">tableProjects.criticalpath</text:p>
          </table:table-cell>
          <table:table-cell table:style-name="Table9.A1" office:value-type="string">
            <text:p text:style-name="Table_20_Contents"><text:user-field-get text:name="tableProjects.criticalpath">Critical Path</text:user-field-get></text:p>
          </table:table-cell>
          <table:table-cell table:style-name="Table9.A1" office:value-type="string">
            <text:p text:style-name="Standard"/>
          </table:table-cell>
        </table:table-row>
        <table:table-row table:style-name="TableLine94273113096048">
          <table:table-cell table:style-name="Table9.A1" office:value-type="string">
            <text:p text:style-name="Table_20_Contents">tableProjects.notscheduled</text:p>
          </table:table-cell>
          <table:table-cell table:style-name="Table9.A1" office:value-type="string">
            <text:p text:style-name="Table_20_Contents"><text:user-field-get text:name="tableProjects.notscheduled">Not Scheduled</text:user-field-get></text:p>
          </table:table-cell>
          <table:table-cell table:style-name="Table9.A1" office:value-type="string">
            <text:p text:style-name="Standard">Not Scheduled</text:p>
          </table:table-cell>
        </table:table-row>
        <table:table-row table:style-name="TableLine94273113096992">
          <table:table-cell table:style-name="Table9.A1" office:value-type="string">
            <text:p text:style-name="Table_20_Contents">﻿tableProjects.assignmentmissing</text:p>
          </table:table-cell>
          <table:table-cell table:style-name="Table9.A1" office:value-type="string">
            <text:p text:style-name="Table_20_Contents"><text:user-field-get text:name="tableProjects.assignmentmissing">Assignment Missing</text:user-field-get></text:p>
          </table:table-cell>
          <table:table-cell table:style-name="Table9.A1" office:value-type="string">
            <text:p text:style-name="Standard"/>
          </table:table-cell>
        </table:table-row>
        <table:table-row table:style-name="TableLine94273113097936">
          <table:table-cell table:style-name="Table9.A1" office:value-type="string">
            <text:p text:style-name="Table_20_Contents">﻿tableProjects.resourceoverbooked</text:p>
          </table:table-cell>
          <table:table-cell table:style-name="Table9.A1" office:value-type="string">
            <text:p text:style-name="Table_20_Contents"><text:user-field-get text:name="tableProjects.resourceoverbooked">Resource Overbooked</text:user-field-get></text:p>
          </table:table-cell>
          <table:table-cell table:style-name="Table9.A1" office:value-type="string">
            <text:p text:style-name="Standard">Resource Overbooked</text:p>
          </table:table-cell>
        </table:table-row>
        <table:table-row table:style-name="TableLine94273113098880">
          <table:table-cell table:style-name="Table9.A1" office:value-type="string">
            <text:p text:style-name="Table_20_Contents">﻿tableProjects.resourceunavailable</text:p>
          </table:table-cell>
          <table:table-cell table:style-name="Table9.A1" office:value-type="string">
            <text:p text:style-name="Table_20_Contents"><text:user-field-get text:name="tableProjects.resourceunavailable">Resource Unavailable</text:user-field-get></text:p>
          </table:table-cell>
          <table:table-cell table:style-name="Table9.A1" office:value-type="string">
            <text:p text:style-name="Standard">Resource Unavailable</text:p>
          </table:table-cell>
        </table:table-row>
        <table:table-row table:style-name="TableLine94273113099824">
          <table:table-cell table:style-name="Table9.A1" office:value-type="string">
            <text:p text:style-name="Table_20_Contents">﻿tableProjects.constraintserror</text:p>
          </table:table-cell>
          <table:table-cell table:style-name="Table9.A1" office:value-type="string">
            <text:p text:style-name="Table_20_Contents"><text:user-field-get text:name="tableProjects.constraintserror">Constraints Error</text:user-field-get></text:p>
          </table:table-cell>
          <table:table-cell table:style-name="Table9.A1" office:value-type="string">
            <text:p text:style-name="Standard"/>
          </table:table-cell>
        </table:table-row>
        <table:table-row table:style-name="TableLine94273113100768">
          <table:table-cell table:style-name="Table9.A1" office:value-type="string">
            <text:p text:style-name="Table_20_Contents">﻿tableProjects.effortnotmet</text:p>
          </table:table-cell>
          <table:table-cell table:style-name="Table9.A1" office:value-type="string">
            <text:p text:style-name="Table_20_Contents"><text:user-field-get text:name="tableProjects.effortnotmet">Effort Not Met</text:user-field-get></text:p>
          </table:table-cell>
          <table:table-cell table:style-name="Table9.A1" office:value-type="string">
            <text:p text:style-name="Standard"/>
          </table:table-cell>
        </table:table-row>
        <table:table-row table:style-name="TableLine94273113101712">
          <table:table-cell table:style-name="Table9.A1" office:value-type="string">
            <text:p text:style-name="Table_20_Contents">﻿tableProjects.schedulingerror</text:p>
          </table:table-cell>
          <table:table-cell table:style-name="Table9.A1" office:value-type="string">
            <text:p text:style-name="Table_20_Contents"><text:user-field-get text:name="tableProjects.schedulingerror">Scheduling Error</text:user-field-get></text:p>
          </table:table-cell>
          <table:table-cell table:style-name="Table9.A1" office:value-type="string">
            <text:p text:style-name="Standard"/>
          </table:table-cell>
        </table:table-row>
        <table:table-row table:style-name="TableLine94273113102656">
          <table:table-cell table:style-name="Table9.A1" office:value-type="string">
            <text:p text:style-name="Table_20_Contents">﻿tableProjects.level</text:p>
          </table:table-cell>
          <table:table-cell table:style-name="Table9.A1" office:value-type="string">
            <text:p text:style-name="Table_20_Contents"><text:user-field-get text:name="tableProjects.level">Level</text:user-field-get></text:p>
          </table:table-cell>
          <table:table-cell table:style-name="Table9.A1" office:value-type="string">
            <text:p text:style-name="Standard">Task level</text:p>
          </table:table-cell>
        </table:table-row>
      </table:table>
      <text:h text:style-name="P6" text:outline-level="1"/>
      <text:h text:style-name="P5" text:outline-level="1"><text:bookmark-start text:name="__RefHeading___Toc4811_2890046422"/>Chart<text:bookmark-end text:name="__RefHeading___Toc4811_2890046422"/></text:h>
      <text:p text:style-name="Standard"/>
      <text:p text:style-name="Standard">Use by placing a variable with name chartX (X=some text to make the variable name unique) with a value project before the chart that shall be used.</text:p>
      <text:p text:style-name="Standard"/>
      <text:p text:style-name="Standard">Note that the chart must be “anchored as character” or else the report generator cannot find it.</text:p>
      <text:p text:style-name="Standard"/>
      <text:p text:style-name="Standard">The variable has this format:</text:p>
      <text:p text:style-name="Standard"/>
      <text:p text:style-name="Standard">Variable: Name: chartX (X=some text) Value: project; values=data;</text:p>
      <text:p text:style-name="Standard"/>
      <text:p text:style-name="Standard">where data is a comma separated list of values to be include in the chart.</text:p>
      <text:p text:style-name="Standard"/>
      <text:p text:style-name="Standard">Possible data values are:</text:p>
      <text:p text:style-name="Standard"/>
      <text:list xml:id="list3656981728" text:style-name="List_20_1">
        <text:list-item>
          <text:p text:style-name="P8"><text:span text:style-name="T1">bcws effort</text:span> Budgeted cost of work scheduled, effort based.</text:p>
        </text:list-item>
        <text:list-item>
          <text:p text:style-name="P8"><text:span text:style-name="T1">bcwp effort</text:span> Budgeted cost of work performed, effort based.</text:p>
        </text:list-item>
        <text:list-item>
          <text:p text:style-name="P8"><text:span text:style-name="T1">acwp effort</text:span> Actual cost of work performed, effort based.</text:p>
        </text:list-item>
        <text:list-item>
          <text:p text:style-name="P8"><text:span text:style-name="T1">spi effort</text:span> Schedule performance index, effort based.</text:p>
        </text:list-item>
        <text:list-item>
          <text:p text:style-name="P8"><text:span text:style-name="T1">cpi effort</text:span> Cost performance index, effort based.</text:p>
        </text:list-item>
        <text:list-item>
          <text:p text:style-name="P8"><text:span text:style-name="T1">bcws cost</text:span> Budgeted cost of work scheduled, cost based.</text:p>
        </text:list-item>
        <text:list-item>
          <text:p text:style-name="P8"><text:span text:style-name="T1">bcwp cost</text:span> Budgeted cost of work performed, cost based.</text:p>
        </text:list-item>
        <text:list-item>
          <text:p text:style-name="P8"><text:span text:style-name="T1">acwp cost</text:span> Actual cost of work performed, cost based.</text:p>
        </text:list-item>
        <text:list-item>
          <text:p text:style-name="P8"><text:span text:style-name="T1">spi cost</text:span> Schedule performance index, cost based.</text:p>
        </text:list-item>
        <text:list-item>
          <text:p text:style-name="P8"><text:span text:style-name="T1">cpi cost </text:span>Cost performance index, cost based.</text:p>
        </text:list-item>
      </text:list>
      <text:p text:style-name="List_20_1"/>
      <text:p text:style-name="Standard">The charts you create in your template must have the same (or more) number of columns as the number of values you specify in your variable.</text:p>
      <text:p text:style-name="Standard"/>
      <text:p text:style-name="Standard">Example:</text:p>
      <text:p text:style-name="Standard"/>
      <text:p text:style-name="Standard">Variable name: chart1 Value: project; values=bcws cost,bcwp cost, acwp cost;</text:p>
      <text:p text:style-name="Standard"/>
      <text:p text:style-name="Standard">Note that you cannot mix effort- and cost-based values. If you want to show both, create two charts.</text:p>
      <text:p text:style-name="Standard"/>
      <text:h text:style-name="Heading_20_2" text:outline-level="2"><text:bookmark-start text:name="__RefHeading___Toc4813_2890046422"/><text:soft-page-break/>Chart Variables<text:bookmark-end text:name="__RefHeading___Toc4813_2890046422"/></text:h>
      <table:table table:name="Table3" table:style-name="Table3">
        <table:table-column table:style-name="Table3.A"/>
        <table:table-column table:style-name="Table3.B"/>
        <table:table-header-rows>
          <table:table-row table:style-name="TableLine94273113237616">
            <table:table-cell table:style-name="Table3.A1" office:value-type="string">
              <text:p text:style-name="Table_20_Heading">Variable Name</text:p>
            </table:table-cell>
            <table:table-cell table:style-name="Table3.A1" office:value-type="string">
              <text:p text:style-name="Table_20_Heading">Variable</text:p>
            </table:table-cell>
          </table:table-row>
        </table:table-header-rows>
        <table:table-row table:style-name="TableLine94273113107264">
          <table:table-cell table:style-name="Table3.A1" office:value-type="string">
            <text:p text:style-name="Table_20_Contents">chartBudgetCost</text:p>
          </table:table-cell>
          <table:table-cell table:style-name="Table3.A1" office:value-type="string">
            <text:p text:style-name="Table_20_Contents"><text:user-field-get text:name="chartBudgetCost">project; values=bcws cost, bcwp cost, acwp cost;</text:user-field-get></text:p>
          </table:table-cell>
        </table:table-row>
        <table:table-row table:style-name="TableLine94273113108000">
          <table:table-cell table:style-name="Table3.A1" office:value-type="string">
            <text:p text:style-name="Table_20_Contents">chartBudgetEffort</text:p>
          </table:table-cell>
          <table:table-cell table:style-name="Table3.A1" office:value-type="string">
            <text:p text:style-name="Table_20_Contents"><text:user-field-get text:name="chartBudgetEffort">project; values=bcws effort, bcwp effort, acwp effort;</text:user-field-get></text:p>
          </table:table-cell>
        </table:table-row>
        <table:table-row table:style-name="TableLine94273113108736">
          <table:table-cell table:style-name="Table3.A1" office:value-type="string">
            <text:p text:style-name="Table_20_Contents">chartPerformanceCost</text:p>
          </table:table-cell>
          <table:table-cell table:style-name="Table3.A1" office:value-type="string">
            <text:p text:style-name="Table_20_Contents"><text:user-field-get text:name="chartPerformanceCost">project; values=spi cost, cpi cost;</text:user-field-get></text:p>
          </table:table-cell>
        </table:table-row>
        <table:table-row table:style-name="TableLine94273113109472">
          <table:table-cell table:style-name="Table3.A1" office:value-type="string">
            <text:p text:style-name="Table_20_Contents">chartPerformanceEffort</text:p>
          </table:table-cell>
          <table:table-cell table:style-name="Table3.A1" office:value-type="string">
            <text:p text:style-name="Table_20_Contents"><text:user-field-get text:name="chartPerformanceEffort">project; values=spi effort, cpi effort;</text:user-field-get></text:p>
          </table:table-cell>
        </table:table-row>
      </table:table>
      <text:p text:style-name="Standard"/>
      <text:h text:style-name="Heading_20_1" text:outline-level="1"><text:bookmark-start text:name="__RefHeading___Toc4815_2890046422"/>Gantt<text:bookmark-end text:name="__RefHeading___Toc4815_2890046422"/></text:h>
      <text:p text:style-name="Standard"/>
      <text:p text:style-name="Standard">Not support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TC Regular" svg:font-family="'Noto Sans CJK TC Regular'" style:font-family-generic="system" style:font-pitch="variable"/>
    <style:font-face style:name="Noto Sans Mono CJK HK" svg:font-family="'Noto Sans Mono CJK HK'"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TC Regular" style:font-size-asian="10.5pt" style:language-asian="zh" style:country-asian="HK"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TC Regular" style:font-size-asian="10.5pt" style:language-asian="zh" style:country-asian="HK"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HK" style:font-family-asian="'Noto Sans Mono CJK H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able:table table:name="Table2" table:style-name="Table2">
          <table:table-column table:style-name="Table2.A"/>
          <table:table-row table:style-name="TableLine94273111717952">
            <table:table-cell table:style-name="Table2.A1" office:value-type="string">
              <text:p text:style-name="MP1"><text:page-number text:select-page="current">1</text:page-number></text:p>
            </table:table-cell>
          </table:table-row>
          <table:table-row table:style-name="TableLine94273111743488">
            <table:table-cell table:style-name="Table2.A2" office:value-type="string">
              <text:p text:style-name="Table_20_Contents"/>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4-21T09:22:41.902516529</meta:creation-date>
    <dc:date>2022-10-17T07:44:17.941086995</dc:date>
    <meta:editing-duration>PT23H32M57S</meta:editing-duration>
    <meta:editing-cycles>62</meta:editing-cycles>
    <meta:generator>LibreOfficeDev/7.4.0.0.alpha0$Linux_X86_64 LibreOffice_project/2a57ef5512a018bfcfac85a8cd63f2e528f7cdca</meta:generator>
    <meta:document-statistic meta:table-count="9" meta:image-count="0" meta:object-count="0" meta:page-count="13" meta:paragraph-count="783" meta:word-count="2292" meta:character-count="17858" meta:non-whitespace-character-count="16502"/>
  </office:meta>
</office:document-meta>
</file>